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full-path="Object 40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full-path="Object 41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full-path="Object 4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full-path="Object 43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full-path="Object 44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full-path="Object 45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full-path="Object 46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full-path="Object 47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full-path="Object 48/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" manifest:full-path="ObjectReplacements/Object 10"/>
  <manifest:file-entry manifest:media-type="" manifest:full-path="ObjectReplacements/Object 11"/>
  <manifest:file-entry manifest:media-type="" manifest:full-path="ObjectReplacements/Object 12"/>
  <manifest:file-entry manifest:media-type="" manifest:full-path="ObjectReplacements/Object 13"/>
  <manifest:file-entry manifest:media-type="" manifest:full-path="ObjectReplacements/Object 14"/>
  <manifest:file-entry manifest:media-type="" manifest:full-path="ObjectReplacements/Object 15"/>
  <manifest:file-entry manifest:media-type="application/x-openoffice-gdimetafile;windows_formatname=&quot;GDIMetaFile&quot;" manifest:full-path="ObjectReplacements/Object 16"/>
  <manifest:file-entry manifest:media-type="" manifest:full-path="ObjectReplacements/Object 17"/>
  <manifest:file-entry manifest:media-type="" manifest:full-path="ObjectReplacements/Object 18"/>
  <manifest:file-entry manifest:media-type="" manifest:full-path="ObjectReplacements/Object 19"/>
  <manifest:file-entry manifest:media-type="" manifest:full-path="ObjectReplacements/Object 20"/>
  <manifest:file-entry manifest:media-type="" manifest:full-path="ObjectReplacements/Object 21"/>
  <manifest:file-entry manifest:media-type="" manifest:full-path="ObjectReplacements/Object 22"/>
  <manifest:file-entry manifest:media-type="application/x-openoffice-gdimetafile;windows_formatname=&quot;GDIMetaFile&quot;" manifest:full-path="ObjectReplacements/Object 23"/>
  <manifest:file-entry manifest:media-type="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full-path="Object 30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full-path="Object 31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full-path="Object 33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full-path="Object 34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full-path="Object 3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full-path="Object 3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full-path="Object 37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full-path="Object 38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05cm" fo:min-width="26.128cm"/>
    </style:style>
    <style:style style:name="gr6" style:family="graphic" style:parent-style-name="standard">
      <style:graphic-properties svg:stroke-color="#000000" draw:fill="solid" draw:fill-color="#23ff23" draw:textarea-horizontal-align="center" draw:textarea-vertical-align="middle"/>
    </style:style>
    <style:style style:name="gr7" style:family="graphic" style:parent-style-name="standard">
      <style:graphic-properties svg:stroke-color="#000000" draw:fill="solid" draw:fill-color="#ff00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style:protect="size"/>
    </style:style>
    <style:style style:name="pr1" style:family="presentation" style:parent-style-name="Padrão-notes">
      <style:graphic-properties draw:fill-color="#ffffff" draw:auto-grow-height="true" fo:min-height="13.365cm"/>
    </style:style>
    <style:style style:name="pr2" style:family="presentation" style:parent-style-name="Padrão-notes">
      <style:graphic-properties draw:fill-color="#ffffff" fo:min-height="12.336cm"/>
    </style:style>
    <style:style style:name="pr3" style:family="presentation" style:parent-style-name="Padrão-notes">
      <style:graphic-properties draw:fill-color="#ffffff" fo:min-height="11.605cm"/>
    </style:style>
    <style:style style:name="pr4" style:family="presentation" style:parent-style-name="Padrão-notes">
      <style:graphic-properties draw:fill-color="#ffffff" fo:min-height="10.917cm"/>
    </style:style>
    <style:style style:name="pr5" style:family="presentation" style:parent-style-name="Padrão-notes">
      <style:graphic-properties draw:fill-color="#ffffff" fo:min-height="10.27cm"/>
    </style:style>
    <style:style style:name="pr6" style:family="presentation" style:parent-style-name="Padrão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fo:font-size="50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.6cm" fo:margin-right="0cm" fo:text-indent="-0.6cm"/>
    </style:style>
    <style:style style:name="P6" style:family="paragraph">
      <style:text-properties fo:font-size="30pt"/>
    </style:style>
    <style:style style:name="P7" style:family="paragraph">
      <style:text-properties fo:font-size="22pt"/>
    </style:style>
    <style:style style:name="P8" style:family="paragraph">
      <style:paragraph-properties fo:margin-left="0cm" fo:margin-right="0cm" fo:text-indent="0cm"/>
      <style:text-properties fo:font-size="30pt"/>
    </style:style>
    <style:style style:name="P9" style:family="paragraph">
      <style:paragraph-properties fo:margin-left="0cm" fo:margin-right="0cm" fo:text-indent="0cm"/>
      <style:text-properties fo:font-size="18pt"/>
    </style:style>
    <style:style style:name="P10" style:family="paragraph">
      <style:paragraph-properties fo:margin-left="0.6cm" fo:margin-right="0cm" fo:text-indent="-0.6cm"/>
      <style:text-properties fo:font-size="18.7999992370605pt"/>
    </style:style>
    <style:style style:name="P11" style:family="paragraph">
      <style:paragraph-properties fo:margin-left="0.6cm" fo:margin-right="0cm" fo:text-indent="-0.6cm"/>
      <style:text-properties fo:font-size="17.7000007629395pt"/>
    </style:style>
    <style:style style:name="P12" style:family="paragraph">
      <style:paragraph-properties fo:margin-left="0.6cm" fo:margin-right="0cm" fo:text-indent="-0.6cm"/>
      <style:text-properties fo:font-size="16.6000003814697pt"/>
    </style:style>
    <style:style style:name="P13" style:family="paragraph">
      <style:paragraph-properties fo:margin-left="0.6cm" fo:margin-right="0cm" fo:text-indent="-0.6cm"/>
      <style:text-properties fo:font-size="15.6000003814697pt"/>
    </style:style>
    <style:style style:name="P14" style:family="paragraph">
      <style:text-properties fo:font-size="25pt"/>
    </style:style>
    <style:style style:name="P15" style:family="paragraph">
      <style:text-properties fo:font-size="24pt"/>
    </style:style>
    <style:style style:name="T1" style:family="text">
      <style:text-properties fo:font-size="50pt"/>
    </style:style>
    <style:style style:name="T2" style:family="text">
      <style:text-properties fo:font-family="Arial" style:font-family-generic="swiss" style:font-pitch="variable" fo:font-size="50pt" style:font-family-asian="Arial" style:font-family-generic-asian="swiss" style:font-pitch-asian="variable" style:font-family-complex="Arial" style:font-family-generic-complex="swiss" style:font-pitch-complex="variable"/>
    </style:style>
    <style:style style:name="T3" style:family="text">
      <style:text-properties fo:font-size="30pt"/>
    </style:style>
    <style:style style:name="T4" style:family="text">
      <style:text-properties fo:font-size="20pt"/>
    </style:style>
    <style:style style:name="T5" style:family="text">
      <style:text-properties fo:font-family="Arial" style:font-family-generic="swiss" style:font-pitch="variable" fo:font-size="20pt" style:font-family-asian="Arial" style:font-family-generic-asian="swiss" style:font-pitch-asian="variable" style:font-family-complex="Arial" style:font-family-generic-complex="swiss" style:font-pitch-complex="variable"/>
    </style:style>
    <style:style style:name="T6" style:family="text">
      <style:text-properties fo:font-size="22pt"/>
    </style:style>
    <style:style style:name="T7" style:family="text">
      <style:text-properties fo:font-family="Arial" style:font-family-generic="swiss" style:font-pitch="variable" style:font-family-asian="Arial" style:font-family-generic-asian="swiss" style:font-pitch-asian="variable" style:font-family-complex="Arial" style:font-family-generic-complex="swiss" style:font-pitch-complex="variable"/>
    </style:style>
    <style:style style:name="T8" style:family="text">
      <style:text-properties fo:font-family="Arial" style:font-family-generic="roman" style:font-pitch="variable" style:font-family-asian="Arial" style:font-family-generic-asian="swiss" style:font-pitch-asian="variable" style:font-family-complex="Arial" style:font-family-generic-complex="swiss" style:font-pitch-complex="variable"/>
    </style:style>
    <style:style style:name="T9" style:family="text">
      <style:text-properties fo:font-size="18pt"/>
    </style:style>
    <style:style style:name="T10" style:family="text">
      <style:text-properties fo:font-size="25pt"/>
    </style:style>
    <style:style style:name="T11" style:family="text">
      <style:text-properties fo:font-size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>
        <draw:frame draw:style-name="gr1" draw:text-style-name="P2" draw:layer="layout" svg:width="22cm" svg:height="4.189cm" svg:x="3cm" svg:y="4.806cm">
          <draw:text-box>
            <text:p text:style-name="P1"><text:span text:style-name="T1">Algoritmo SIMPLEC para acoplamento P-V/</text:span><text:span text:style-name="T2">ρ</text:span></text:p>
          </draw:text-box>
        </draw:frame>
        <draw:line draw:style-name="gr2" draw:text-style-name="P3" draw:layer="layout" svg:x1="0cm" svg:y1="2.7cm" svg:x2="28cm" svg:y2="2.7cm">
          <text:p text:style-name="P4"/>
        </draw:line>
        <draw:frame draw:style-name="gr3" draw:layer="layout" svg:width="22.172cm" svg:height="0.962cm" svg:x="0.584cm" svg:y="0.3cm">
          <draw:text-box>
            <text:p text:style-name="P4">UFMG – ICEx – PAD/PEG Dinâmica dos Fluidos Computacional – Abril 2007</text:p>
          </draw:text-box>
        </draw:frame>
        <draw:frame draw:style-name="gr3" draw:layer="layout" svg:width="17.689cm" svg:height="0.962cm" svg:x="0.811cm" svg:y="18.6cm">
          <draw:text-box>
            <text:p text:style-name="P4">Alunos: André Medeiros, Fernando Grossi, Henrique Favarini</text:p>
          </draw:text-box>
        </draw:frame>
        <presentation:notes draw:style-name="dp2">
          <draw:page-thumbnail draw:style-name="gr4" draw:layer="layout" svg:width="14.848cm" svg:height="11.135cm" svg:x="3.07cm" svg:y="2.257cm" draw:page-number="1" presentation:class="page"/>
          <draw:frame presentation:style-name="pr1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Padrão">
        <draw:frame draw:style-name="gr3" draw:text-style-name="P6" draw:layer="layout" svg:width="7.618cm" svg:height="1.432cm" svg:x="10.182cm" svg:y="0.468cm">
          <draw:text-box>
            <text:p text:style-name="P4"><text:span text:style-name="T3">Algoritmo geral</text:span></text:p>
          </draw:text-box>
        </draw:frame>
        <draw:frame draw:style-name="gr5" draw:text-style-name="P4" draw:layer="layout" svg:width="26.228cm" svg:height="18.2cm" svg:x="1.372cm" svg:y="2.5cm">
          <draw:text-box>
            <text:p text:style-name="P4"><text:span text:style-name="T4">1. Estimar os campos de u, v, P e </text:span><text:span text:style-name="T5">ρ em t = t+Δt</text:span><text:span text:style-name="T4">.</text:span></text:p>
            <text:p text:style-name="P4"><text:span text:style-name="T4">Ciclo:</text:span></text:p>
            <text:p text:style-name="P4"><text:span text:style-name="T4"><text:tab/></text:span><text:span text:style-name="T4">Ciclo:</text:span></text:p>
            <text:p text:style-name="P4"><text:span text:style-name="T4"><text:tab/></text:span><text:span text:style-name="T4"><text:tab/></text:span><text:span text:style-name="T4">2. Calcular os coeficientes das equações de momento em x e y com os </text:span><text:span text:style-name="T4"><text:tab/></text:span><text:span text:style-name="T4"><text:tab/></text:span><text:span text:style-name="T4"> <text:s text:c="4"/>campos disponíveis.</text:span></text:p>
            <text:p text:style-name="P4"><text:span text:style-name="T4"><text:tab/></text:span><text:span text:style-name="T4"><text:tab/></text:span><text:span text:style-name="T4">Ciclo:</text:span></text:p>
            <text:p text:style-name="P4"><text:span text:style-name="T4"><text:tab/></text:span><text:span text:style-name="T4"><text:tab/></text:span><text:span text:style-name="T4"><text:tab/></text:span><text:span text:style-name="T4">3. Calcular os coeficientes das equações de correção de pressão (P'). </text:span></text:p>
            <text:p text:style-name="P4"><text:span text:style-name="T4"><text:tab/></text:span><text:span text:style-name="T4"><text:tab/></text:span><text:span text:style-name="T4"><text:tab/></text:span><text:span text:style-name="T4">4. Calcular o campo u* e v* usando o campo de pressões de P*.</text:span></text:p>
            <text:p text:style-name="P4"><text:span text:style-name="T4"><text:tab/></text:span><text:span text:style-name="T4"><text:tab/></text:span><text:span text:style-name="T4"><text:tab/></text:span><text:span text:style-name="T4">5. Calcular o termo fonte das equações de correção de pressão.</text:span></text:p>
            <text:p text:style-name="P4"><text:span text:style-name="T4"><text:tab/></text:span><text:span text:style-name="T4"><text:tab/></text:span><text:span text:style-name="T4"><text:tab/></text:span><text:span text:style-name="T4">6a. Resolver as equações de correção de pressão (P').</text:span></text:p>
            <text:p text:style-name="P4"><text:span text:style-name="T4"><text:tab/></text:span><text:span text:style-name="T4"><text:tab/></text:span><text:span text:style-name="T4"><text:tab/></text:span><text:span text:style-name="T4">6b. Corrigir as velocidades (u* e v*) e a densidade (</text:span><text:span text:style-name="T5">ρ*)</text:span><text:span text:style-name="T4">.</text:span></text:p>
            <text:p text:style-name="P4"><text:span text:style-name="T4"><text:tab/></text:span><text:span text:style-name="T4"><text:tab/></text:span><text:span text:style-name="T4"><text:tab/></text:span><text:span text:style-name="T4">6c. Calcular um novo campo de pressões.</text:span></text:p>
            <text:p text:style-name="P4"><text:span text:style-name="T4"><text:tab/></text:span><text:span text:style-name="T4"><text:tab/></text:span><text:span text:style-name="T4">7. Retornar ao item 3 e iterar até convergir.</text:span></text:p>
            <text:p text:style-name="P4"><text:span text:style-name="T4"><text:tab/></text:span><text:span text:style-name="T4">8. Retornar ao item 2 e iterar até convergir.</text:span></text:p>
            <text:p text:style-name="P4"><text:span text:style-name="T4"><text:tab/></text:span><text:span text:style-name="T4">9a. Calcular os coeficientes das equações de energia.</text:span></text:p>
            <text:p text:style-name="P4"><text:span text:style-name="T4"><text:tab/></text:span><text:span text:style-name="T4">9b. Resolver as equações de energia.</text:span></text:p>
            <text:p text:style-name="P4"><text:span text:style-name="T4"><text:tab/></text:span><text:span text:style-name="T4">9c. Determinar um novo campo de temperaturas.</text:span></text:p>
            <text:p text:style-name="P4"><text:span text:style-name="T4"><text:tab/></text:span><text:span text:style-name="T4">10. Determinar um novo campo de densidades pela equação de estado.</text:span></text:p>
            <text:p text:style-name="P4"><text:span text:style-name="T4">11. Retornar ao item 2 e iterar até convergir.</text:span></text:p>
            <text:p text:style-name="P4"><text:span text:style-name="T4">12. A solução obtida em t=t+</text:span><text:span text:style-name="T5">Δt</text:span><text:span text:style-name="T4"> é usada como campo inicial para o próximo intervalo de tempo.</text:span></text:p>
            <text:p text:style-name="P4"/>
            <text:p text:style-name="P4"/>
          </draw:text-box>
        </draw:frame>
        <draw:polygon draw:style-name="gr6" draw:text-style-name="P3" draw:layer="layout" svg:width="1.366cm" svg:height="0.788cm" svg:x="0.434cm" svg:y="2.5cm" svg:viewBox="0 0 1367 789" draw:points="0,352 429,788 1366,0 452,446">
          <text:p text:style-name="P4"/>
        </draw:polygon>
        <draw:custom-shape draw:style-name="gr7" draw:text-style-name="P3" draw:layer="layout" svg:width="1.5cm" svg:height="0.6cm" svg:x="2.4cm" svg:y="5.1cm">
          <text:p text:style-name="P4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4.848cm" svg:height="11.135cm" svg:x="3.07cm" svg:y="2.257cm" draw:page-number="2" presentation:class="page"/>
          <draw:frame presentation:style-name="pr1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1" draw:master-page-name="Padrão">
        <draw:frame draw:style-name="gr8" draw:layer="layout" svg:width="25.373cm" svg:height="4.399cm" svg:x="1.223cm" svg:y="3.0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7" draw:layer="layout" svg:width="10.014cm" svg:height="1.119cm" svg:x="8.697cm" svg:y="1.281cm">
          <draw:text-box>
            <text:p text:style-name="P4"><text:span text:style-name="T6">Equação do momento em x:</text:span></text:p>
          </draw:text-box>
        </draw:frame>
        <draw:frame draw:style-name="gr3" draw:text-style-name="P7" draw:layer="layout" svg:width="4.816cm" svg:height="1.119cm" svg:x="2cm" svg:y="10.081cm">
          <draw:text-box>
            <text:p text:style-name="P4"><text:span text:style-name="T6">Termo fonte:</text:span></text:p>
          </draw:text-box>
        </draw:frame>
        <draw:frame draw:style-name="gr8" draw:layer="layout" svg:width="21.318cm" svg:height="4.241cm" svg:x="3.424cm" svg:y="12.635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4" draw:layer="layout" svg:width="14.848cm" svg:height="11.135cm" svg:x="3.07cm" svg:y="2.257cm" draw:page-number="3" presentation:class="page"/>
          <draw:frame presentation:style-name="pr1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" draw:style-name="dp1" draw:master-page-name="Padrão">
        <draw:frame draw:style-name="gr3" draw:text-style-name="P7" draw:layer="layout" svg:width="9.091cm" svg:height="1.119cm" svg:x="8.9cm" svg:y="0.5cm">
          <draw:text-box>
            <text:p text:style-name="P4"><text:span text:style-name="T6">Termo fonte discretizado:</text:span></text:p>
          </draw:text-box>
        </draw:frame>
        <draw:frame draw:style-name="gr8" draw:layer="layout" svg:width="19.973cm" svg:height="2.076cm" svg:x="3.806cm" svg:y="1.642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8" draw:layer="layout" svg:width="9.425cm" svg:height="2.386cm" svg:x="9.475cm" svg:y="4.957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" draw:layer="layout" svg:width="6.448cm" svg:height="2.442cm" svg:x="20.8cm" svg:y="4.929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8" draw:layer="layout" svg:width="6.712cm" svg:height="2.442cm" svg:x="0.9cm" svg:y="4.929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8" draw:layer="layout" svg:width="23.257cm" svg:height="5.306cm" svg:x="2.143cm" svg:y="8.494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8" draw:layer="layout" svg:width="11.518cm" svg:height="2.386cm" svg:x="8.1cm" svg:y="16.814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layer="layout" svg:width="10.484cm" svg:height="0.962cm" svg:x="8.516cm" svg:y="15.238cm">
          <draw:text-box>
            <text:p text:style-name="P4">Exemplo de cálculo de <text:span text:style-name="T7">μ</text:span><text:span text:style-name="T8"> nas faces:</text:span></text:p>
          </draw:text-box>
        </draw:frame>
        <presentation:notes draw:style-name="dp2">
          <draw:page-thumbnail draw:style-name="gr4" draw:layer="layout" svg:width="14.848cm" svg:height="11.135cm" svg:x="3.07cm" svg:y="2.257cm" draw:page-number="4" presentation:class="page"/>
          <draw:frame presentation:style-name="pr1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5" draw:style-name="dp1" draw:master-page-name="Padrão">
        <draw:frame draw:style-name="gr3" draw:text-style-name="P7" draw:layer="layout" svg:width="13.067cm" svg:height="1.119cm" svg:x="6.9cm" svg:y="0.4cm">
          <draw:text-box>
            <text:p text:style-name="P4"><text:span text:style-name="T6">Equação do momento-x discretizada:</text:span></text:p>
          </draw:text-box>
        </draw:frame>
        <draw:frame draw:style-name="gr8" draw:layer="layout" svg:width="25.362cm" svg:height="2.922cm" svg:x="1.5cm" svg:y="1.6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8" draw:layer="layout" svg:width="15.935cm" svg:height="2.434cm" svg:x="5.726cm" svg:y="5.5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8" draw:layer="layout" svg:width="16.852cm" svg:height="2.338cm" svg:x="5.267cm" svg:y="8.29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8" draw:layer="layout" svg:width="18.387cm" svg:height="2.338cm" svg:x="4.5cm" svg:y="11.5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8" draw:layer="layout" svg:width="14.437cm" svg:height="2.338cm" svg:x="6.475cm" svg:y="14.4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8" draw:layer="layout" svg:width="14.94cm" svg:height="2.344cm" svg:x="6.263cm" svg:y="17.462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line draw:style-name="gr2" draw:text-style-name="P3" draw:layer="layout" svg:x1="0.1cm" svg:y1="4.9cm" svg:x2="28.1cm" svg:y2="4.9cm">
          <text:p text:style-name="P4"/>
        </draw:line>
        <presentation:notes draw:style-name="dp2">
          <draw:page-thumbnail draw:style-name="gr4" draw:layer="layout" svg:width="14.848cm" svg:height="11.135cm" svg:x="3.07cm" svg:y="2.257cm" draw:page-number="5" presentation:class="page"/>
          <draw:frame presentation:style-name="pr1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6" draw:style-name="dp1" draw:master-page-name="Padrão">
        <draw:frame draw:style-name="gr3" draw:text-style-name="P7" draw:layer="layout" svg:width="18.621cm" svg:height="1.119cm" svg:x="4.7cm" svg:y="4.881cm">
          <draw:text-box>
            <text:p text:style-name="P4"><text:span text:style-name="T6">Observação: cálculos das velocidades nas interfaces:</text:span></text:p>
          </draw:text-box>
        </draw:frame>
        <draw:frame draw:style-name="gr8" draw:layer="layout" svg:width="12.942cm" svg:height="2.799cm" svg:x="6.858cm" svg:y="8.7cm">
          <draw:object xlink:href="./Object 26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4" draw:layer="layout" svg:width="14.848cm" svg:height="11.135cm" svg:x="3.07cm" svg:y="2.257cm" draw:page-number="6" presentation:class="page"/>
          <draw:frame presentation:style-name="pr1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7" draw:style-name="dp1" draw:master-page-name="Padrão">
        <draw:frame draw:style-name="gr3" draw:text-style-name="P8" draw:layer="layout" svg:width="7.618cm" svg:height="1.432cm" svg:x="10.182cm" svg:y="0.468cm">
          <draw:text-box>
            <text:p text:style-name="P4"><text:span text:style-name="T3">Algoritmo geral</text:span></text:p>
          </draw:text-box>
        </draw:frame>
        <draw:frame draw:style-name="gr5" draw:text-style-name="P9" draw:layer="layout" svg:width="26.228cm" svg:height="18.2cm" svg:x="1.372cm" svg:y="2.5cm">
          <draw:text-box>
            <text:p text:style-name="P4"><text:span text:style-name="T4">1. Estimar os campos de u, v, P e </text:span><text:span text:style-name="T5">ρ em t = t+Δt</text:span><text:span text:style-name="T4">.</text:span></text:p>
            <text:p text:style-name="P4"><text:span text:style-name="T4">Ciclo:</text:span></text:p>
            <text:p text:style-name="P4"><text:span text:style-name="T4"><text:tab/></text:span><text:span text:style-name="T4">Ciclo:</text:span></text:p>
            <text:p text:style-name="P4"><text:span text:style-name="T4"><text:tab/></text:span><text:span text:style-name="T4"><text:tab/></text:span><text:span text:style-name="T4">2. Calcular os coeficientes das equações de momento em x e y com os </text:span><text:span text:style-name="T4"><text:tab/></text:span><text:span text:style-name="T4"><text:tab/></text:span><text:span text:style-name="T4"> <text:s text:c="4"/>campos disponíveis.</text:span></text:p>
            <text:p text:style-name="P4"><text:span text:style-name="T4"><text:tab/></text:span><text:span text:style-name="T4"><text:tab/></text:span><text:span text:style-name="T4">Ciclo:</text:span></text:p>
            <text:p text:style-name="P4"><text:span text:style-name="T4"><text:tab/></text:span><text:span text:style-name="T4"><text:tab/></text:span><text:span text:style-name="T4"><text:tab/></text:span><text:span text:style-name="T4">3. Calcular os coeficientes das equações de correção de pressão (P'). </text:span></text:p>
            <text:p text:style-name="P4"><text:span text:style-name="T4"><text:tab/></text:span><text:span text:style-name="T4"><text:tab/></text:span><text:span text:style-name="T4"><text:tab/></text:span><text:span text:style-name="T4">4. Calcular o campo u* e v* usando o campo de pressões de P*.</text:span></text:p>
            <text:p text:style-name="P4"><text:span text:style-name="T4"><text:tab/></text:span><text:span text:style-name="T4"><text:tab/></text:span><text:span text:style-name="T4"><text:tab/></text:span><text:span text:style-name="T4">5. Calcular o termo fonte das equações de correção de pressão.</text:span></text:p>
            <text:p text:style-name="P4"><text:span text:style-name="T4"><text:tab/></text:span><text:span text:style-name="T4"><text:tab/></text:span><text:span text:style-name="T4"><text:tab/></text:span><text:span text:style-name="T4">6a. Resolver as equações de correção de pressão (P').</text:span></text:p>
            <text:p text:style-name="P4"><text:span text:style-name="T4"><text:tab/></text:span><text:span text:style-name="T4"><text:tab/></text:span><text:span text:style-name="T4"><text:tab/></text:span><text:span text:style-name="T4">6b. Corrigir as velocidades (u* e v*) e a densidade (</text:span><text:span text:style-name="T5">ρ*)</text:span><text:span text:style-name="T4">.</text:span></text:p>
            <text:p text:style-name="P4"><text:span text:style-name="T4"><text:tab/></text:span><text:span text:style-name="T4"><text:tab/></text:span><text:span text:style-name="T4"><text:tab/></text:span><text:span text:style-name="T4">6c. Calcular um novo campo de pressões.</text:span></text:p>
            <text:p text:style-name="P4"><text:span text:style-name="T4"><text:tab/></text:span><text:span text:style-name="T4"><text:tab/></text:span><text:span text:style-name="T4">7. Retornar ao item 3 e iterar até convergir.</text:span></text:p>
            <text:p text:style-name="P4"><text:span text:style-name="T4"><text:tab/></text:span><text:span text:style-name="T4">8. Retornar ao item 2 e iterar até convergir.</text:span></text:p>
            <text:p text:style-name="P4"><text:span text:style-name="T4"><text:tab/></text:span><text:span text:style-name="T4">9a. Calcular os coeficientes das equações de energia.</text:span></text:p>
            <text:p text:style-name="P4"><text:span text:style-name="T4"><text:tab/></text:span><text:span text:style-name="T4">9b. Resolver as equações de energia.</text:span></text:p>
            <text:p text:style-name="P4"><text:span text:style-name="T4"><text:tab/></text:span><text:span text:style-name="T4">9c. Determinar um novo campo de temperaturas.</text:span></text:p>
            <text:p text:style-name="P4"><text:span text:style-name="T4"><text:tab/></text:span><text:span text:style-name="T4">10. Determinar um novo campo de densidades pela equação de estado.</text:span></text:p>
            <text:p text:style-name="P4"><text:span text:style-name="T4">11. Retornar ao item 2 e iterar até convergir.</text:span></text:p>
            <text:p text:style-name="P4"><text:span text:style-name="T4">12. A solução obtida em t=t+</text:span><text:span text:style-name="T5">Δt</text:span><text:span text:style-name="T4"> é usada como campo inicial para o próximo intervalo de tempo.</text:span></text:p>
            <text:p text:style-name="P4"><text:span text:style-name="T9"/></text:p>
            <text:p text:style-name="P4"><text:span text:style-name="T9"/></text:p>
          </draw:text-box>
        </draw:frame>
        <draw:polygon draw:style-name="gr6" draw:text-style-name="P3" draw:layer="layout" svg:width="1.366cm" svg:height="0.788cm" svg:x="0.434cm" svg:y="2.5cm" svg:viewBox="0 0 1367 789" draw:points="0,352 429,788 1366,0 452,446">
          <text:p text:style-name="P4"/>
        </draw:polygon>
        <draw:custom-shape draw:style-name="gr7" draw:text-style-name="P3" draw:layer="layout" svg:width="1.5cm" svg:height="0.6cm" svg:x="3.4cm" svg:y="7.4cm">
          <text:p text:style-name="P4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olygon draw:style-name="gr6" draw:text-style-name="P3" draw:layer="layout" svg:width="1.366cm" svg:height="0.788cm" svg:x="2.834cm" svg:y="4.9cm" svg:viewBox="0 0 1367 789" draw:points="0,352 429,788 1366,0 452,446">
          <text:p text:style-name="P4"/>
        </draw:polygon>
        <presentation:notes draw:style-name="dp2">
          <draw:page-thumbnail draw:style-name="gr4" draw:layer="layout" svg:width="14.848cm" svg:height="11.135cm" svg:x="3.07cm" svg:y="2.257cm" draw:page-number="7" presentation:class="page"/>
          <draw:frame presentation:style-name="pr2" draw:text-style-name="P10" draw:layer="layout" svg:width="17.271cm" svg:height="12.336cm" svg:x="2.158cm" svg:y="13.2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Padrão">
        <draw:frame draw:style-name="gr8" draw:layer="layout" svg:width="20.296cm" svg:height="1.471cm" svg:x="3.32cm" svg:y="1.879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3" draw:text-style-name="P7" draw:layer="layout" svg:width="12.694cm" svg:height="1.119cm" svg:x="7.4cm" svg:y="0.581cm">
          <draw:text-box>
            <text:p text:style-name="P4"><text:span text:style-name="T6">Equação de correção das pressões:</text:span></text:p>
          </draw:text-box>
        </draw:frame>
        <draw:frame draw:style-name="gr8" draw:layer="layout" svg:width="18.37cm" svg:height="2.99cm" svg:x="4.311cm" svg:y="4.316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8" draw:layer="layout" svg:width="6.738cm" svg:height="2.467cm" svg:x="5.2cm" svg:y="8.216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8" draw:layer="layout" svg:width="7.193cm" svg:height="2.482cm" svg:x="14.862cm" svg:y="8.233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8" draw:layer="layout" svg:width="6.842cm" svg:height="2.482cm" svg:x="5.245cm" svg:y="11.3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8" draw:layer="layout" svg:width="6.64cm" svg:height="2.482cm" svg:x="14.907cm" svg:y="11.317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8" draw:layer="layout" svg:width="8.321cm" svg:height="2.29cm" svg:x="16.679cm" svg:y="14.8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8" draw:layer="layout" svg:width="14.123cm" svg:height="2.518cm" svg:x="6.277cm" svg:y="17.682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line draw:style-name="gr2" draw:text-style-name="P3" draw:layer="layout" svg:x1="0cm" svg:y1="14.3cm" svg:x2="28.5cm" svg:y2="14.3cm">
          <text:p text:style-name="P4"/>
        </draw:line>
        <draw:line draw:style-name="gr2" draw:text-style-name="P3" draw:layer="layout" svg:x1="-0.3cm" svg:y1="4cm" svg:x2="28.2cm" svg:y2="4cm">
          <text:p text:style-name="P4"/>
        </draw:line>
        <draw:frame draw:style-name="gr8" draw:layer="layout" svg:width="5.027cm" svg:height="2.529cm" svg:x="7.981cm" svg:y="14.5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3" draw:layer="layout" svg:width="6.314cm" svg:height="0.962cm" svg:x="0.5cm" svg:y="14.438cm">
          <draw:text-box>
            <text:p text:style-name="P4">Onde (por exemplo):</text:p>
          </draw:text-box>
        </draw:frame>
        <presentation:notes draw:style-name="dp2">
          <draw:page-thumbnail draw:style-name="gr4" draw:layer="layout" svg:width="14.848cm" svg:height="11.135cm" svg:x="3.07cm" svg:y="2.257cm" draw:page-number="8" presentation:class="page"/>
          <draw:frame presentation:style-name="pr1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9" draw:style-name="dp1" draw:master-page-name="Padrão">
        <draw:frame draw:style-name="gr3" draw:text-style-name="P8" draw:layer="layout" svg:width="7.618cm" svg:height="1.432cm" svg:x="10.182cm" svg:y="0.468cm">
          <draw:text-box>
            <text:p text:style-name="P4"><text:span text:style-name="T3">Algoritmo geral</text:span></text:p>
          </draw:text-box>
        </draw:frame>
        <draw:frame draw:style-name="gr5" draw:text-style-name="P9" draw:layer="layout" svg:width="26.228cm" svg:height="18.2cm" svg:x="1.372cm" svg:y="2.5cm">
          <draw:text-box>
            <text:p text:style-name="P4"><text:span text:style-name="T4">1. Estimar os campos de u, v, P e </text:span><text:span text:style-name="T5">ρ em t = t+Δt</text:span><text:span text:style-name="T4">.</text:span></text:p>
            <text:p text:style-name="P4"><text:span text:style-name="T4">Ciclo:</text:span></text:p>
            <text:p text:style-name="P4"><text:span text:style-name="T4"><text:tab/></text:span><text:span text:style-name="T4">Ciclo:</text:span></text:p>
            <text:p text:style-name="P4"><text:span text:style-name="T4"><text:tab/></text:span><text:span text:style-name="T4"><text:tab/></text:span><text:span text:style-name="T4">2. Calcular os coeficientes das equações de momento em x e y com os </text:span><text:span text:style-name="T4"><text:tab/></text:span><text:span text:style-name="T4"><text:tab/></text:span><text:span text:style-name="T4"> <text:s text:c="4"/>campos disponíveis.</text:span></text:p>
            <text:p text:style-name="P4"><text:span text:style-name="T4"><text:tab/></text:span><text:span text:style-name="T4"><text:tab/></text:span><text:span text:style-name="T4">Ciclo:</text:span></text:p>
            <text:p text:style-name="P4"><text:span text:style-name="T4"><text:tab/></text:span><text:span text:style-name="T4"><text:tab/></text:span><text:span text:style-name="T4"><text:tab/></text:span><text:span text:style-name="T4">3. Calcular os coeficientes das equações de correção de pressão (P'). </text:span></text:p>
            <text:p text:style-name="P4"><text:span text:style-name="T4"><text:tab/></text:span><text:span text:style-name="T4"><text:tab/></text:span><text:span text:style-name="T4"><text:tab/></text:span><text:span text:style-name="T4">4. Calcular o campo u* e v* usando o campo de pressões de P*.</text:span></text:p>
            <text:p text:style-name="P4"><text:span text:style-name="T4"><text:tab/></text:span><text:span text:style-name="T4"><text:tab/></text:span><text:span text:style-name="T4"><text:tab/></text:span><text:span text:style-name="T4">5. Calcular o termo fonte das equações de correção de pressão.</text:span></text:p>
            <text:p text:style-name="P4"><text:span text:style-name="T4"><text:tab/></text:span><text:span text:style-name="T4"><text:tab/></text:span><text:span text:style-name="T4"><text:tab/></text:span><text:span text:style-name="T4">6a. Resolver as equações de correção de pressão (P').</text:span></text:p>
            <text:p text:style-name="P4"><text:span text:style-name="T4"><text:tab/></text:span><text:span text:style-name="T4"><text:tab/></text:span><text:span text:style-name="T4"><text:tab/></text:span><text:span text:style-name="T4">6b. Corrigir as velocidades (u* e v*) e a densidade (</text:span><text:span text:style-name="T5">ρ*)</text:span><text:span text:style-name="T4">.</text:span></text:p>
            <text:p text:style-name="P4"><text:span text:style-name="T4"><text:tab/></text:span><text:span text:style-name="T4"><text:tab/></text:span><text:span text:style-name="T4"><text:tab/></text:span><text:span text:style-name="T4">6c. Calcular um novo campo de pressões.</text:span></text:p>
            <text:p text:style-name="P4"><text:span text:style-name="T4"><text:tab/></text:span><text:span text:style-name="T4"><text:tab/></text:span><text:span text:style-name="T4">7. Retornar ao item 3 e iterar até convergir.</text:span></text:p>
            <text:p text:style-name="P4"><text:span text:style-name="T4"><text:tab/></text:span><text:span text:style-name="T4">8. Retornar ao item 2 e iterar até convergir.</text:span></text:p>
            <text:p text:style-name="P4"><text:span text:style-name="T4"><text:tab/></text:span><text:span text:style-name="T4">9a. Calcular os coeficientes das equações de energia.</text:span></text:p>
            <text:p text:style-name="P4"><text:span text:style-name="T4"><text:tab/></text:span><text:span text:style-name="T4">9b. Resolver as equações de energia.</text:span></text:p>
            <text:p text:style-name="P4"><text:span text:style-name="T4"><text:tab/></text:span><text:span text:style-name="T4">9c. Determinar um novo campo de temperaturas.</text:span></text:p>
            <text:p text:style-name="P4"><text:span text:style-name="T4"><text:tab/></text:span><text:span text:style-name="T4">10. Determinar um novo campo de densidades pela equação de estado.</text:span></text:p>
            <text:p text:style-name="P4"><text:span text:style-name="T4">11. Retornar ao item 2 e iterar até convergir.</text:span></text:p>
            <text:p text:style-name="P4"><text:span text:style-name="T4">12. A solução obtida em t=t+</text:span><text:span text:style-name="T5">Δt</text:span><text:span text:style-name="T4"> é usada como campo inicial para o próximo intervalo de tempo.</text:span></text:p>
            <text:p text:style-name="P4"><text:span text:style-name="T9"/></text:p>
            <text:p text:style-name="P4"><text:span text:style-name="T9"/></text:p>
          </draw:text-box>
        </draw:frame>
        <draw:polygon draw:style-name="gr6" draw:text-style-name="P3" draw:layer="layout" svg:width="1.366cm" svg:height="0.788cm" svg:x="0.434cm" svg:y="2.5cm" svg:viewBox="0 0 1367 789" draw:points="0,352 429,788 1366,0 452,446">
          <text:p text:style-name="P4"/>
        </draw:polygon>
        <draw:custom-shape draw:style-name="gr7" draw:text-style-name="P3" draw:layer="layout" svg:width="1.5cm" svg:height="0.6cm" svg:x="3.7cm" svg:y="9cm">
          <text:p text:style-name="P4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olygon draw:style-name="gr6" draw:text-style-name="P3" draw:layer="layout" svg:width="1.366cm" svg:height="0.788cm" svg:x="2.834cm" svg:y="4.9cm" svg:viewBox="0 0 1367 789" draw:points="0,352 429,788 1366,0 452,446">
          <text:p text:style-name="P4"/>
        </draw:polygon>
        <draw:polygon draw:style-name="gr6" draw:text-style-name="P3" draw:layer="layout" svg:width="1.366cm" svg:height="0.788cm" svg:x="4.234cm" svg:y="7.2cm" svg:viewBox="0 0 1367 789" draw:points="0,352 429,788 1366,0 452,446">
          <text:p text:style-name="P4"/>
        </draw:polygon>
        <draw:polygon draw:style-name="gr6" draw:text-style-name="P3" draw:layer="layout" svg:width="1.366cm" svg:height="0.788cm" svg:x="4.134cm" svg:y="8.1cm" svg:viewBox="0 0 1367 789" draw:points="0,352 429,788 1366,0 452,446">
          <text:p text:style-name="P4"/>
        </draw:polygon>
        <presentation:notes draw:style-name="dp2">
          <draw:page-thumbnail draw:style-name="gr4" draw:layer="layout" svg:width="14.848cm" svg:height="11.135cm" svg:x="3.07cm" svg:y="2.257cm" draw:page-number="9" presentation:class="page"/>
          <draw:frame presentation:style-name="pr3" draw:text-style-name="P11" draw:layer="layout" svg:width="17.766cm" svg:height="11.605cm" svg:x="2.219cm" svg:y="12.48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Padrão">
        <draw:frame draw:style-name="gr8" draw:layer="layout" svg:width="25.188cm" svg:height="2.45cm" svg:x="1.5cm" svg:y="10.05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3" draw:text-style-name="P7" draw:layer="layout" svg:width="17.6cm" svg:height="1.119cm" svg:x="5.5cm" svg:y="6.981cm">
          <draw:text-box>
            <text:p text:style-name="P4"><text:span text:style-name="T6">Termo fonte da equação de correção de pressões:</text:span></text:p>
          </draw:text-box>
        </draw:frame>
        <presentation:notes draw:style-name="dp2">
          <draw:page-thumbnail draw:style-name="gr4" draw:layer="layout" svg:width="14.848cm" svg:height="11.135cm" svg:x="3.07cm" svg:y="2.257cm" draw:page-number="10" presentation:class="page"/>
          <draw:frame presentation:style-name="pr1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Padrão">
        <draw:frame draw:style-name="gr3" draw:text-style-name="P8" draw:layer="layout" svg:width="7.618cm" svg:height="1.432cm" svg:x="10.182cm" svg:y="0.468cm">
          <draw:text-box>
            <text:p text:style-name="P4"><text:span text:style-name="T3">Algoritmo geral</text:span></text:p>
          </draw:text-box>
        </draw:frame>
        <draw:frame draw:style-name="gr5" draw:text-style-name="P9" draw:layer="layout" svg:width="26.228cm" svg:height="18.2cm" svg:x="1.372cm" svg:y="2.5cm">
          <draw:text-box>
            <text:p text:style-name="P4"><text:span text:style-name="T4">1. Estimar os campos de u, v, P e </text:span><text:span text:style-name="T5">ρ em t = t+Δt</text:span><text:span text:style-name="T4">.</text:span></text:p>
            <text:p text:style-name="P4"><text:span text:style-name="T4">Ciclo:</text:span></text:p>
            <text:p text:style-name="P4"><text:span text:style-name="T4"><text:tab/></text:span><text:span text:style-name="T4">Ciclo:</text:span></text:p>
            <text:p text:style-name="P4"><text:span text:style-name="T4"><text:tab/></text:span><text:span text:style-name="T4"><text:tab/></text:span><text:span text:style-name="T4">2. Calcular os coeficientes das equações de momento em x e y com os </text:span><text:span text:style-name="T4"><text:tab/></text:span><text:span text:style-name="T4"><text:tab/></text:span><text:span text:style-name="T4"> <text:s text:c="4"/>campos disponíveis.</text:span></text:p>
            <text:p text:style-name="P4"><text:span text:style-name="T4"><text:tab/></text:span><text:span text:style-name="T4"><text:tab/></text:span><text:span text:style-name="T4">Ciclo:</text:span></text:p>
            <text:p text:style-name="P4"><text:span text:style-name="T4"><text:tab/></text:span><text:span text:style-name="T4"><text:tab/></text:span><text:span text:style-name="T4"><text:tab/></text:span><text:span text:style-name="T4">3. Calcular os coeficientes das equações de correção de pressão (P'). </text:span></text:p>
            <text:p text:style-name="P4"><text:span text:style-name="T4"><text:tab/></text:span><text:span text:style-name="T4"><text:tab/></text:span><text:span text:style-name="T4"><text:tab/></text:span><text:span text:style-name="T4">4. Calcular o campo u* e v* usando o campo de pressões de P*.</text:span></text:p>
            <text:p text:style-name="P4"><text:span text:style-name="T4"><text:tab/></text:span><text:span text:style-name="T4"><text:tab/></text:span><text:span text:style-name="T4"><text:tab/></text:span><text:span text:style-name="T4">5. Calcular o termo fonte das equações de correção de pressão.</text:span></text:p>
            <text:p text:style-name="P4"><text:span text:style-name="T4"><text:tab/></text:span><text:span text:style-name="T4"><text:tab/></text:span><text:span text:style-name="T4"><text:tab/></text:span><text:span text:style-name="T4">6a. Resolver as equações de correção de pressão (P').</text:span></text:p>
            <text:p text:style-name="P4"><text:span text:style-name="T4"><text:tab/></text:span><text:span text:style-name="T4"><text:tab/></text:span><text:span text:style-name="T4"><text:tab/></text:span><text:span text:style-name="T4">6b. Corrigir as velocidades (u* e v*) e a densidade (</text:span><text:span text:style-name="T5">ρ*)</text:span><text:span text:style-name="T4">.</text:span></text:p>
            <text:p text:style-name="P4"><text:span text:style-name="T4"><text:tab/></text:span><text:span text:style-name="T4"><text:tab/></text:span><text:span text:style-name="T4"><text:tab/></text:span><text:span text:style-name="T4">6c. Calcular um novo campo de pressões.</text:span></text:p>
            <text:p text:style-name="P4"><text:span text:style-name="T4"><text:tab/></text:span><text:span text:style-name="T4"><text:tab/></text:span><text:span text:style-name="T4">7. Retornar ao item 3 e iterar até convergir.</text:span></text:p>
            <text:p text:style-name="P4"><text:span text:style-name="T4"><text:tab/></text:span><text:span text:style-name="T4">8. Retornar ao item 2 e iterar até convergir.</text:span></text:p>
            <text:p text:style-name="P4"><text:span text:style-name="T4"><text:tab/></text:span><text:span text:style-name="T4">9a. Calcular os coeficientes das equações de energia.</text:span></text:p>
            <text:p text:style-name="P4"><text:span text:style-name="T4"><text:tab/></text:span><text:span text:style-name="T4">9b. Resolver as equações de energia.</text:span></text:p>
            <text:p text:style-name="P4"><text:span text:style-name="T4"><text:tab/></text:span><text:span text:style-name="T4">9c. Determinar um novo campo de temperaturas.</text:span></text:p>
            <text:p text:style-name="P4"><text:span text:style-name="T4"><text:tab/></text:span><text:span text:style-name="T4">10. Determinar um novo campo de densidades pela equação de estado.</text:span></text:p>
            <text:p text:style-name="P4"><text:span text:style-name="T4">11. Retornar ao item 2 e iterar até convergir.</text:span></text:p>
            <text:p text:style-name="P4"><text:span text:style-name="T4">12. A solução obtida em t=t+</text:span><text:span text:style-name="T5">Δt</text:span><text:span text:style-name="T4"> é usada como campo inicial para o próximo intervalo de tempo.</text:span></text:p>
            <text:p text:style-name="P4"><text:span text:style-name="T9"/></text:p>
            <text:p text:style-name="P4"><text:span text:style-name="T9"/></text:p>
          </draw:text-box>
        </draw:frame>
        <draw:polygon draw:style-name="gr6" draw:text-style-name="P3" draw:layer="layout" svg:width="1.366cm" svg:height="0.788cm" svg:x="0.434cm" svg:y="2.5cm" svg:viewBox="0 0 1367 789" draw:points="0,352 429,788 1366,0 452,446">
          <text:p text:style-name="P4"/>
        </draw:polygon>
        <draw:custom-shape draw:style-name="gr7" draw:text-style-name="P3" draw:layer="layout" svg:width="1.5cm" svg:height="0.6cm" svg:x="3.7cm" svg:y="10.6cm">
          <text:p text:style-name="P4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olygon draw:style-name="gr6" draw:text-style-name="P3" draw:layer="layout" svg:width="1.366cm" svg:height="0.788cm" svg:x="2.834cm" svg:y="4.9cm" svg:viewBox="0 0 1367 789" draw:points="0,352 429,788 1366,0 452,446">
          <text:p text:style-name="P4"/>
        </draw:polygon>
        <draw:polygon draw:style-name="gr6" draw:text-style-name="P3" draw:layer="layout" svg:width="1.366cm" svg:height="0.788cm" svg:x="4.234cm" svg:y="7.2cm" svg:viewBox="0 0 1367 789" draw:points="0,352 429,788 1366,0 452,446">
          <text:p text:style-name="P4"/>
        </draw:polygon>
        <draw:polygon draw:style-name="gr6" draw:text-style-name="P3" draw:layer="layout" svg:width="1.366cm" svg:height="0.788cm" svg:x="4.134cm" svg:y="8cm" svg:viewBox="0 0 1367 789" draw:points="0,352 429,788 1366,0 452,446">
          <text:p text:style-name="P4"/>
        </draw:polygon>
        <draw:polygon draw:style-name="gr6" draw:text-style-name="P3" draw:layer="layout" svg:width="1.366cm" svg:height="0.788cm" svg:x="4.134cm" svg:y="8.8cm" svg:viewBox="0 0 1367 789" draw:points="0,352 429,788 1366,0 452,446">
          <text:p text:style-name="P4"/>
        </draw:polygon>
        <draw:polygon draw:style-name="gr6" draw:text-style-name="P3" draw:layer="layout" svg:width="1.366cm" svg:height="0.788cm" svg:x="4.134cm" svg:y="9.6cm" svg:viewBox="0 0 1367 789" draw:points="0,352 429,788 1366,0 452,446">
          <text:p text:style-name="P4"/>
        </draw:polygon>
        <presentation:notes draw:style-name="dp2">
          <draw:page-thumbnail draw:style-name="gr4" draw:layer="layout" svg:width="14.848cm" svg:height="11.135cm" svg:x="3.07cm" svg:y="2.257cm" draw:page-number="11" presentation:class="page"/>
          <draw:frame presentation:style-name="pr4" draw:text-style-name="P12" draw:layer="layout" svg:width="18.275cm" svg:height="10.917cm" svg:x="2.282cm" svg:y="11.742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Padrão">
        <draw:frame draw:style-name="gr3" draw:text-style-name="P7" draw:layer="layout" svg:width="13.879cm" svg:height="1.119cm" svg:x="7cm" svg:y="0.581cm">
          <draw:text-box>
            <text:p text:style-name="P4"><text:span text:style-name="T6">Correção de velocidades e densidades:</text:span></text:p>
          </draw:text-box>
        </draw:frame>
        <draw:frame draw:style-name="gr8" draw:layer="layout" svg:width="10.864cm" svg:height="1.495cm" svg:x="8.262cm" svg:y="2.505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8" draw:layer="layout" svg:width="11.488cm" svg:height="1.505cm" svg:x="7.95cm" svg:y="4.705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8" draw:layer="layout" svg:width="10.988cm" svg:height="1.505cm" svg:x="8.2cm" svg:y="6.9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8" draw:layer="layout" svg:width="10.694cm" svg:height="1.505cm" svg:x="8.347cm" svg:y="8.995cm"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8" draw:layer="layout" svg:width="6.483cm" svg:height="2.701cm" svg:x="5.416cm" svg:y="12.05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8" draw:layer="layout" svg:width="6.245cm" svg:height="2.701cm" svg:x="15.416cm" svg:y="12.05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8" draw:layer="layout" svg:width="6.887cm" svg:height="2.539cm" svg:x="10cm" svg:y="16.3cm">
          <draw:object xlink:href="./Object 32" xlink:type="simple" xlink:show="embed" xlink:actuate="onLoad"/>
          <draw:image xlink:href="./ObjectReplacements/Object 32" xlink:type="simple" xlink:show="embed" xlink:actuate="onLoad"/>
        </draw:frame>
        <presentation:notes draw:style-name="dp2">
          <draw:page-thumbnail draw:style-name="gr4" draw:layer="layout" svg:width="14.848cm" svg:height="11.135cm" svg:x="3.07cm" svg:y="2.257cm" draw:page-number="12" presentation:class="page"/>
          <draw:frame presentation:style-name="pr1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Padrão">
        <office:forms form:automatic-focus="false" form:apply-design-mode="false"/>
        <draw:frame draw:style-name="gr3" draw:text-style-name="P8" draw:layer="layout" svg:width="7.618cm" svg:height="1.432cm" svg:x="10.182cm" svg:y="0.468cm">
          <draw:text-box>
            <text:p text:style-name="P4"><text:span text:style-name="T3">Algoritmo geral</text:span></text:p>
          </draw:text-box>
        </draw:frame>
        <draw:frame draw:style-name="gr5" draw:text-style-name="P9" draw:layer="layout" svg:width="26.228cm" svg:height="18.2cm" svg:x="1.372cm" svg:y="2.5cm">
          <draw:text-box>
            <text:p text:style-name="P4"><text:span text:style-name="T4">1. Estimar os campos de u, v, P e </text:span><text:span text:style-name="T5">ρ em t = t+Δt</text:span><text:span text:style-name="T4">.</text:span></text:p>
            <text:p text:style-name="P4"><text:span text:style-name="T4">Ciclo:</text:span></text:p>
            <text:p text:style-name="P4"><text:span text:style-name="T4"><text:tab/></text:span><text:span text:style-name="T4">Ciclo:</text:span></text:p>
            <text:p text:style-name="P4"><text:span text:style-name="T4"><text:tab/></text:span><text:span text:style-name="T4"><text:tab/></text:span><text:span text:style-name="T4">2. Calcular os coeficientes das equações de momento em x e y com os </text:span><text:span text:style-name="T4"><text:tab/></text:span><text:span text:style-name="T4"><text:tab/></text:span><text:span text:style-name="T4"> <text:s text:c="4"/>campos disponíveis.</text:span></text:p>
            <text:p text:style-name="P4"><text:span text:style-name="T4"><text:tab/></text:span><text:span text:style-name="T4"><text:tab/></text:span><text:span text:style-name="T4">Ciclo:</text:span></text:p>
            <text:p text:style-name="P4"><text:span text:style-name="T4"><text:tab/></text:span><text:span text:style-name="T4"><text:tab/></text:span><text:span text:style-name="T4"><text:tab/></text:span><text:span text:style-name="T4">3. Calcular os coeficientes das equações de correção de pressão (P'). </text:span></text:p>
            <text:p text:style-name="P4"><text:span text:style-name="T4"><text:tab/></text:span><text:span text:style-name="T4"><text:tab/></text:span><text:span text:style-name="T4"><text:tab/></text:span><text:span text:style-name="T4">4. Calcular o campo u* e v* usando o campo de pressões de P*.</text:span></text:p>
            <text:p text:style-name="P4"><text:span text:style-name="T4"><text:tab/></text:span><text:span text:style-name="T4"><text:tab/></text:span><text:span text:style-name="T4"><text:tab/></text:span><text:span text:style-name="T4">5. Calcular o termo fonte das equações de correção de pressão.</text:span></text:p>
            <text:p text:style-name="P4"><text:span text:style-name="T4"><text:tab/></text:span><text:span text:style-name="T4"><text:tab/></text:span><text:span text:style-name="T4"><text:tab/></text:span><text:span text:style-name="T4">6a. Resolver as equações de correção de pressão (P').</text:span></text:p>
            <text:p text:style-name="P4"><text:span text:style-name="T4"><text:tab/></text:span><text:span text:style-name="T4"><text:tab/></text:span><text:span text:style-name="T4"><text:tab/></text:span><text:span text:style-name="T4">6b. Corrigir as velocidades (u* e v*) e a densidade (</text:span><text:span text:style-name="T5">ρ*)</text:span><text:span text:style-name="T4">.</text:span></text:p>
            <text:p text:style-name="P4"><text:span text:style-name="T4"><text:tab/></text:span><text:span text:style-name="T4"><text:tab/></text:span><text:span text:style-name="T4"><text:tab/></text:span><text:span text:style-name="T4">6c. Calcular um novo campo de pressões (P = P* + P').</text:span></text:p>
            <text:p text:style-name="P4"><text:span text:style-name="T4"><text:tab/></text:span><text:span text:style-name="T4"><text:tab/></text:span><text:span text:style-name="T4">7. Retornar ao item 3 e iterar até convergir.</text:span></text:p>
            <text:p text:style-name="P4"><text:span text:style-name="T4"><text:tab/></text:span><text:span text:style-name="T4">8. Retornar ao item 2 e iterar até convergir.</text:span></text:p>
            <text:p text:style-name="P4"><text:span text:style-name="T4"><text:tab/></text:span><text:span text:style-name="T4">9a. Calcular os coeficientes das equações de energia.</text:span></text:p>
            <text:p text:style-name="P4"><text:span text:style-name="T4"><text:tab/></text:span><text:span text:style-name="T4">9b. Resolver as equações de energia.</text:span></text:p>
            <text:p text:style-name="P4"><text:span text:style-name="T4"><text:tab/></text:span><text:span text:style-name="T4">9c. Determinar um novo campo de temperaturas.</text:span></text:p>
            <text:p text:style-name="P4"><text:span text:style-name="T4"><text:tab/></text:span><text:span text:style-name="T4">10. Determinar um novo campo de densidades pela equação de estado.</text:span></text:p>
            <text:p text:style-name="P4"><text:span text:style-name="T4">11. Retornar ao item 2 e iterar até convergir.</text:span></text:p>
            <text:p text:style-name="P4"><text:span text:style-name="T4">12. A solução obtida em t=t+</text:span><text:span text:style-name="T5">Δt</text:span><text:span text:style-name="T4"> é usada como campo inicial para o próximo intervalo de tempo.</text:span></text:p>
            <text:p text:style-name="P4"><text:span text:style-name="T9"/></text:p>
            <text:p text:style-name="P4"><text:span text:style-name="T9"/></text:p>
          </draw:text-box>
        </draw:frame>
        <draw:polygon draw:style-name="gr6" draw:text-style-name="P3" draw:layer="layout" svg:width="1.366cm" svg:height="0.788cm" svg:x="0.434cm" svg:y="2.5cm" svg:viewBox="0 0 1367 789" draw:points="0,352 429,788 1366,0 452,446">
          <text:p text:style-name="P4"/>
        </draw:polygon>
        <draw:custom-shape draw:style-name="gr7" draw:text-style-name="P3" draw:layer="layout" svg:width="1.5cm" svg:height="0.6cm" svg:x="0.976cm" svg:y="13.747cm">
          <text:p text:style-name="P4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olygon draw:style-name="gr6" draw:text-style-name="P3" draw:layer="layout" svg:width="1.366cm" svg:height="0.788cm" svg:x="2.834cm" svg:y="4.9cm" svg:viewBox="0 0 1367 789" draw:points="0,352 429,788 1366,0 452,446">
          <text:p text:style-name="P4"/>
        </draw:polygon>
        <draw:polygon draw:style-name="gr6" draw:text-style-name="P3" draw:layer="layout" svg:width="1.366cm" svg:height="0.788cm" svg:x="4.234cm" svg:y="7.2cm" svg:viewBox="0 0 1367 789" draw:points="0,352 429,788 1366,0 452,446">
          <text:p text:style-name="P4"/>
        </draw:polygon>
        <draw:polygon draw:style-name="gr6" draw:text-style-name="P3" draw:layer="layout" svg:width="1.366cm" svg:height="0.788cm" svg:x="4.134cm" svg:y="8cm" svg:viewBox="0 0 1367 789" draw:points="0,352 429,788 1366,0 452,446">
          <text:p text:style-name="P4"/>
        </draw:polygon>
        <draw:polygon draw:style-name="gr6" draw:text-style-name="P3" draw:layer="layout" svg:width="1.366cm" svg:height="0.788cm" svg:x="4.134cm" svg:y="8.8cm" svg:viewBox="0 0 1367 789" draw:points="0,352 429,788 1366,0 452,446">
          <text:p text:style-name="P4"/>
        </draw:polygon>
        <draw:polygon draw:style-name="gr6" draw:text-style-name="P3" draw:layer="layout" svg:width="1.366cm" svg:height="0.788cm" svg:x="4.134cm" svg:y="9.6cm" svg:viewBox="0 0 1367 789" draw:points="0,352 429,788 1366,0 452,446">
          <text:p text:style-name="P4"/>
        </draw:polygon>
        <draw:polygon draw:style-name="gr6" draw:text-style-name="P3" draw:layer="layout" svg:width="1.366cm" svg:height="0.788cm" svg:x="4.134cm" svg:y="10.4cm" svg:viewBox="0 0 1367 789" draw:points="0,352 429,788 1366,0 452,446">
          <text:p text:style-name="P4"/>
        </draw:polygon>
        <draw:polygon draw:style-name="gr6" draw:text-style-name="P3" draw:layer="layout" svg:width="1.366cm" svg:height="0.788cm" svg:x="4.134cm" svg:y="11.1cm" svg:viewBox="0 0 1367 789" draw:points="0,352 429,788 1366,0 452,446">
          <text:p text:style-name="P4"/>
        </draw:polygon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13" presentation:class="page"/>
          <draw:frame presentation:style-name="pr5" draw:text-style-name="P13" draw:layer="layout" svg:width="18.798cm" svg:height="10.27cm" svg:x="2.347cm" svg:y="11.04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Padrão">
        <draw:frame draw:style-name="gr3" draw:text-style-name="P14" draw:layer="layout" svg:width="8.452cm" svg:height="1.233cm" svg:x="9.648cm" svg:y="0.5cm">
          <draw:text-box>
            <text:p text:style-name="P4"><text:span text:style-name="T10">Equação da energia:</text:span></text:p>
          </draw:text-box>
        </draw:frame>
        <draw:frame draw:style-name="gr8" draw:layer="layout" svg:width="26.041cm" svg:height="4.104cm" svg:x="1.224cm" svg:y="3.461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3" draw:text-style-name="P15" draw:layer="layout" svg:width="8.016cm" svg:height="1.195cm" svg:x="9.5cm" svg:y="11.405cm">
          <draw:text-box>
            <text:p text:style-name="P4"><text:span text:style-name="T11">Versão discretizada:</text:span></text:p>
          </draw:text-box>
        </draw:frame>
        <draw:frame draw:style-name="gr8" draw:layer="layout" svg:width="24.219cm" svg:height="1.322cm" svg:x="2.101cm" svg:y="14.184cm">
          <draw:object xlink:href="./Object 34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4" draw:layer="layout" svg:width="14.848cm" svg:height="11.135cm" svg:x="3.07cm" svg:y="2.257cm" draw:page-number="14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Padrão">
        <draw:frame draw:style-name="gr3" draw:text-style-name="P15" draw:layer="layout" svg:width="14.011cm" svg:height="1.195cm" svg:x="7cm" svg:y="1.005cm">
          <draw:text-box>
            <text:p text:style-name="P4"><text:span text:style-name="T11">Coeficientes da equação da energia:</text:span></text:p>
          </draw:text-box>
        </draw:frame>
        <draw:frame draw:style-name="gr8" draw:layer="layout" svg:width="26.556cm" svg:height="2.187cm" svg:x="1.044cm" svg:y="4.113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8" draw:layer="layout" svg:width="8.342cm" svg:height="2.358cm" svg:x="2.658cm" svg:y="8.9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8" draw:layer="layout" svg:width="9.871cm" svg:height="2.355cm" svg:x="14.958cm" svg:y="8.842cm"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8" draw:layer="layout" svg:width="8.41cm" svg:height="2.355cm" svg:x="2.658cm" svg:y="13.6cm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8" draw:layer="layout" svg:width="9.46cm" svg:height="2.355cm" svg:x="14.958cm" svg:y="13.542cm">
          <draw:object xlink:href="./Object 39" xlink:type="simple" xlink:show="embed" xlink:actuate="onLoad"/>
          <draw:image xlink:href="./ObjectReplacements/Object 39" xlink:type="simple" xlink:show="embed" xlink:actuate="onLoad"/>
        </draw:frame>
        <presentation:notes draw:style-name="dp2">
          <draw:page-thumbnail draw:style-name="gr4" draw:layer="layout" svg:width="14.848cm" svg:height="11.135cm" svg:x="3.07cm" svg:y="2.257cm" draw:page-number="15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Padrão">
        <draw:frame draw:style-name="gr3" draw:text-style-name="P15" draw:layer="layout" svg:width="13.909cm" svg:height="1.195cm" svg:x="7.091cm" svg:y="0.4cm">
          <draw:text-box>
            <text:p text:style-name="P4"><text:span text:style-name="T11">Termo fonte da equação da energia:</text:span></text:p>
          </draw:text-box>
        </draw:frame>
        <draw:frame draw:style-name="gr8" draw:layer="layout" svg:width="26.319cm" svg:height="5.461cm" svg:x="1cm" svg:y="2.259cm"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line draw:style-name="gr2" draw:text-style-name="P3" draw:layer="layout" svg:x1="-0.4cm" svg:y1="8.4cm" svg:x2="28.6cm" svg:y2="8.4cm">
          <text:p text:style-name="P4"/>
        </draw:line>
        <draw:frame draw:style-name="gr3" draw:text-style-name="P7" draw:layer="layout" svg:width="18.011cm" svg:height="1.119cm" svg:x="5.4cm" svg:y="8.6cm">
          <draw:text-box>
            <text:p text:style-name="P4"><text:span text:style-name="T6">Exemplos de cálculos dos membros do termo fonte:</text:span></text:p>
          </draw:text-box>
        </draw:frame>
        <draw:frame draw:style-name="gr8" draw:layer="layout" svg:width="0.2cm" svg:height="0.469cm" svg:x="13.081cm" svg:y="10.038cm"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8" draw:layer="layout" svg:width="13.255cm" svg:height="2.464cm" svg:x="7.2cm" svg:y="10.348cm"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8" draw:layer="layout" svg:width="11.242cm" svg:height="2.28cm" svg:x="8.206cm" svg:y="13.506cm"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8" draw:layer="layout" svg:width="11.209cm" svg:height="2.507cm" svg:x="8.223cm" svg:y="16.8cm">
          <draw:object xlink:href="./Object 44" xlink:type="simple" xlink:show="embed" xlink:actuate="onLoad"/>
          <draw:image xlink:href="./ObjectReplacements/Object 44" xlink:type="simple" xlink:show="embed" xlink:actuate="onLoad"/>
        </draw:frame>
        <presentation:notes draw:style-name="dp2">
          <draw:page-thumbnail draw:style-name="gr4" draw:layer="layout" svg:width="14.848cm" svg:height="11.135cm" svg:x="3.07cm" svg:y="2.257cm" draw:page-number="16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Padrão">
        <office:forms form:automatic-focus="false" form:apply-design-mode="false"/>
        <draw:frame draw:style-name="gr3" draw:text-style-name="P8" draw:layer="layout" svg:width="7.618cm" svg:height="1.432cm" svg:x="10.182cm" svg:y="0.468cm">
          <draw:text-box>
            <text:p text:style-name="P8"><text:span text:style-name="T3">Algoritmo geral</text:span></text:p>
          </draw:text-box>
        </draw:frame>
        <draw:frame draw:style-name="gr5" draw:text-style-name="P9" draw:layer="layout" svg:width="26.228cm" svg:height="18.2cm" svg:x="1.372cm" svg:y="2.5cm">
          <draw:text-box>
            <text:p text:style-name="P9"><text:span text:style-name="T4">1. Estimar os campos de u, v, P e </text:span><text:span text:style-name="T5">ρ em t = t+Δt</text:span><text:span text:style-name="T4">.</text:span></text:p>
            <text:p text:style-name="P9"><text:span text:style-name="T4">Ciclo:</text:span></text:p>
            <text:p text:style-name="P9"><text:span text:style-name="T4"><text:tab/></text:span><text:span text:style-name="T4">Ciclo:</text:span></text:p>
            <text:p text:style-name="P9"><text:span text:style-name="T4"><text:tab/></text:span><text:span text:style-name="T4"><text:tab/></text:span><text:span text:style-name="T4">2. Calcular os coeficientes das equações de momento em x e y com os </text:span><text:span text:style-name="T4"><text:tab/></text:span><text:span text:style-name="T4"><text:tab/></text:span><text:span text:style-name="T4"> <text:s text:c="4"/>campos disponíveis.</text:span></text:p>
            <text:p text:style-name="P9"><text:span text:style-name="T4"><text:tab/></text:span><text:span text:style-name="T4"><text:tab/></text:span><text:span text:style-name="T4">Ciclo:</text:span></text:p>
            <text:p text:style-name="P9"><text:span text:style-name="T4"><text:tab/></text:span><text:span text:style-name="T4"><text:tab/></text:span><text:span text:style-name="T4"><text:tab/></text:span><text:span text:style-name="T4">3. Calcular os coeficientes das equações de correção de pressão (P'). </text:span></text:p>
            <text:p text:style-name="P9"><text:span text:style-name="T4"><text:tab/></text:span><text:span text:style-name="T4"><text:tab/></text:span><text:span text:style-name="T4"><text:tab/></text:span><text:span text:style-name="T4">4. Calcular o campo u* e v* usando o campo de pressões de P*.</text:span></text:p>
            <text:p text:style-name="P9"><text:span text:style-name="T4"><text:tab/></text:span><text:span text:style-name="T4"><text:tab/></text:span><text:span text:style-name="T4"><text:tab/></text:span><text:span text:style-name="T4">5. Calcular o termo fonte das equações de correção de pressão.</text:span></text:p>
            <text:p text:style-name="P9"><text:span text:style-name="T4"><text:tab/></text:span><text:span text:style-name="T4"><text:tab/></text:span><text:span text:style-name="T4"><text:tab/></text:span><text:span text:style-name="T4">6a. Resolver as equações de correção de pressão (P').</text:span></text:p>
            <text:p text:style-name="P9"><text:span text:style-name="T4"><text:tab/></text:span><text:span text:style-name="T4"><text:tab/></text:span><text:span text:style-name="T4"><text:tab/></text:span><text:span text:style-name="T4">6b. Corrigir as velocidades (u* e v*) e a densidade (</text:span><text:span text:style-name="T5">ρ*)</text:span><text:span text:style-name="T4">.</text:span></text:p>
            <text:p text:style-name="P9"><text:span text:style-name="T4"><text:tab/></text:span><text:span text:style-name="T4"><text:tab/></text:span><text:span text:style-name="T4"><text:tab/></text:span><text:span text:style-name="T4">6c. Calcular um novo campo de pressões (P = P* + P').</text:span></text:p>
            <text:p text:style-name="P9"><text:span text:style-name="T4"><text:tab/></text:span><text:span text:style-name="T4"><text:tab/></text:span><text:span text:style-name="T4">7. Retornar ao item 3 e iterar até convergir.</text:span></text:p>
            <text:p text:style-name="P9"><text:span text:style-name="T4"><text:tab/></text:span><text:span text:style-name="T4">8. Retornar ao item 2 e iterar até convergir.</text:span></text:p>
            <text:p text:style-name="P9"><text:span text:style-name="T4"><text:tab/></text:span><text:span text:style-name="T4">9a. Calcular os coeficientes das equações de energia.</text:span></text:p>
            <text:p text:style-name="P9"><text:span text:style-name="T4"><text:tab/></text:span><text:span text:style-name="T4">9b. Resolver as equações de energia.</text:span></text:p>
            <text:p text:style-name="P9"><text:span text:style-name="T4"><text:tab/></text:span><text:span text:style-name="T4">9c. Determinar um novo campo de temperaturas.</text:span></text:p>
            <text:p text:style-name="P9"><text:span text:style-name="T4"><text:tab/></text:span><text:span text:style-name="T4">10. Determinar um novo campo de densidades pela equação de estado.</text:span></text:p>
            <text:p text:style-name="P9"><text:span text:style-name="T4">11. Retornar ao item 2 e iterar até convergir.</text:span></text:p>
            <text:p text:style-name="P9"><text:span text:style-name="T4">12. A solução obtida em t=t+</text:span><text:span text:style-name="T5">Δt</text:span><text:span text:style-name="T4"> é usada como campo inicial para o próximo intervalo de tempo.</text:span></text:p>
            <text:p text:style-name="P9"><text:span text:style-name="T9"/></text:p>
            <text:p text:style-name="P9"><text:span text:style-name="T9"/></text:p>
          </draw:text-box>
        </draw:frame>
        <draw:polygon draw:style-name="gr6" draw:text-style-name="P3" draw:layer="layout" svg:width="1.366cm" svg:height="0.788cm" svg:x="0.434cm" svg:y="2.5cm" svg:viewBox="0 0 1367 789" draw:points="0,352 429,788 1366,0 452,446">
          <text:p text:style-name="P4"/>
        </draw:polygon>
        <draw:custom-shape draw:style-name="gr7" draw:text-style-name="P3" draw:layer="layout" svg:width="1.5cm" svg:height="0.6cm" svg:x="0.976cm" svg:y="15.347cm">
          <text:p text:style-name="P4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olygon draw:style-name="gr6" draw:text-style-name="P3" draw:layer="layout" svg:width="1.366cm" svg:height="0.788cm" svg:x="2.834cm" svg:y="4.9cm" svg:viewBox="0 0 1367 789" draw:points="0,352 429,788 1366,0 452,446">
          <text:p text:style-name="P4"/>
        </draw:polygon>
        <draw:polygon draw:style-name="gr6" draw:text-style-name="P3" draw:layer="layout" svg:width="1.366cm" svg:height="0.788cm" svg:x="4.234cm" svg:y="7.2cm" svg:viewBox="0 0 1367 789" draw:points="0,352 429,788 1366,0 452,446">
          <text:p text:style-name="P4"/>
        </draw:polygon>
        <draw:polygon draw:style-name="gr6" draw:text-style-name="P3" draw:layer="layout" svg:width="1.366cm" svg:height="0.788cm" svg:x="4.134cm" svg:y="8cm" svg:viewBox="0 0 1367 789" draw:points="0,352 429,788 1366,0 452,446">
          <text:p text:style-name="P4"/>
        </draw:polygon>
        <draw:polygon draw:style-name="gr6" draw:text-style-name="P3" draw:layer="layout" svg:width="1.366cm" svg:height="0.788cm" svg:x="4.134cm" svg:y="8.8cm" svg:viewBox="0 0 1367 789" draw:points="0,352 429,788 1366,0 452,446">
          <text:p text:style-name="P4"/>
        </draw:polygon>
        <draw:polygon draw:style-name="gr6" draw:text-style-name="P3" draw:layer="layout" svg:width="1.366cm" svg:height="0.788cm" svg:x="4.134cm" svg:y="9.6cm" svg:viewBox="0 0 1367 789" draw:points="0,352 429,788 1366,0 452,446">
          <text:p text:style-name="P4"/>
        </draw:polygon>
        <draw:polygon draw:style-name="gr6" draw:text-style-name="P3" draw:layer="layout" svg:width="1.366cm" svg:height="0.788cm" svg:x="4.134cm" svg:y="10.4cm" svg:viewBox="0 0 1367 789" draw:points="0,352 429,788 1366,0 452,446">
          <text:p text:style-name="P4"/>
        </draw:polygon>
        <draw:polygon draw:style-name="gr6" draw:text-style-name="P3" draw:layer="layout" svg:width="1.366cm" svg:height="0.788cm" svg:x="4.134cm" svg:y="11.1cm" svg:viewBox="0 0 1367 789" draw:points="0,352 429,788 1366,0 452,446">
          <text:p text:style-name="P4"/>
        </draw:polygon>
        <draw:polygon draw:style-name="gr6" draw:text-style-name="P3" draw:layer="layout" svg:width="1.366cm" svg:height="0.788cm" svg:x="1.634cm" svg:y="13.6cm" svg:viewBox="0 0 1367 789" draw:points="0,352 429,788 1366,0 452,446">
          <text:p text:style-name="P4"/>
        </draw:polygon>
        <draw:polygon draw:style-name="gr6" draw:text-style-name="P3" draw:layer="layout" svg:width="1.366cm" svg:height="0.788cm" svg:x="1.534cm" svg:y="14.3cm" svg:viewBox="0 0 1367 789" draw:points="0,352 429,788 1366,0 452,446">
          <text:p text:style-name="P4"/>
        </draw:polygon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17" presentation:class="page"/>
          <draw:frame presentation:style-name="pr5" draw:text-style-name="P13" draw:layer="layout" svg:width="18.798cm" svg:height="10.27cm" svg:x="2.19cm" svg:y="11.04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Padrão">
        <draw:frame draw:style-name="gr3" draw:text-style-name="P15" draw:layer="layout" svg:width="24.458cm" svg:height="1.195cm" svg:x="2.042cm" svg:y="1.8cm">
          <draw:text-box>
            <text:p text:style-name="P4"><text:span text:style-name="T11">Determinar um campo de temperaturas usando energias obtidas:</text:span></text:p>
          </draw:text-box>
        </draw:frame>
        <draw:frame draw:style-name="gr8" draw:layer="layout" svg:width="12.462cm" svg:height="3.24cm" svg:x="7.369cm" svg:y="5.26cm"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8" draw:layer="layout" svg:width="7.867cm" svg:height="2.989cm" svg:x="9cm" svg:y="11.4cm">
          <draw:object xlink:href="./Object 46" xlink:type="simple" xlink:show="embed" xlink:actuate="onLoad"/>
          <draw:image xlink:href="./ObjectReplacements/Object 46" xlink:type="simple" xlink:show="embed" xlink:actuate="onLoad"/>
        </draw:frame>
        <presentation:notes draw:style-name="dp2">
          <draw:page-thumbnail draw:style-name="gr4" draw:layer="layout" svg:width="14.848cm" svg:height="11.135cm" svg:x="3.07cm" svg:y="2.257cm" draw:page-number="18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Padrão">
        <office:forms form:automatic-focus="false" form:apply-design-mode="false"/>
        <draw:frame draw:style-name="gr3" draw:text-style-name="P8" draw:layer="layout" svg:width="7.618cm" svg:height="1.432cm" svg:x="10.182cm" svg:y="0.468cm">
          <draw:text-box>
            <text:p text:style-name="P8"><text:span text:style-name="T3">Algoritmo geral</text:span></text:p>
          </draw:text-box>
        </draw:frame>
        <draw:frame draw:style-name="gr5" draw:text-style-name="P9" draw:layer="layout" svg:width="26.228cm" svg:height="18.2cm" svg:x="1.372cm" svg:y="2.5cm">
          <draw:text-box>
            <text:p text:style-name="P9"><text:span text:style-name="T4">1. Estimar os campos de u, v, P e </text:span><text:span text:style-name="T5">ρ em t = t+Δt</text:span><text:span text:style-name="T4">.</text:span></text:p>
            <text:p text:style-name="P9"><text:span text:style-name="T4">Ciclo:</text:span></text:p>
            <text:p text:style-name="P9"><text:span text:style-name="T4"><text:tab/></text:span><text:span text:style-name="T4">Ciclo:</text:span></text:p>
            <text:p text:style-name="P9"><text:span text:style-name="T4"><text:tab/></text:span><text:span text:style-name="T4"><text:tab/></text:span><text:span text:style-name="T4">2. Calcular os coeficientes das equações de momento em x e y com os </text:span><text:span text:style-name="T4"><text:tab/></text:span><text:span text:style-name="T4"><text:tab/></text:span><text:span text:style-name="T4"> <text:s text:c="4"/>campos disponíveis.</text:span></text:p>
            <text:p text:style-name="P9"><text:span text:style-name="T4"><text:tab/></text:span><text:span text:style-name="T4"><text:tab/></text:span><text:span text:style-name="T4">Ciclo:</text:span></text:p>
            <text:p text:style-name="P9"><text:span text:style-name="T4"><text:tab/></text:span><text:span text:style-name="T4"><text:tab/></text:span><text:span text:style-name="T4"><text:tab/></text:span><text:span text:style-name="T4">3. Calcular os coeficientes das equações de correção de pressão (P'). </text:span></text:p>
            <text:p text:style-name="P9"><text:span text:style-name="T4"><text:tab/></text:span><text:span text:style-name="T4"><text:tab/></text:span><text:span text:style-name="T4"><text:tab/></text:span><text:span text:style-name="T4">4. Calcular o campo u* e v* usando o campo de pressões de P*.</text:span></text:p>
            <text:p text:style-name="P9"><text:span text:style-name="T4"><text:tab/></text:span><text:span text:style-name="T4"><text:tab/></text:span><text:span text:style-name="T4"><text:tab/></text:span><text:span text:style-name="T4">5. Calcular o termo fonte das equações de correção de pressão.</text:span></text:p>
            <text:p text:style-name="P9"><text:span text:style-name="T4"><text:tab/></text:span><text:span text:style-name="T4"><text:tab/></text:span><text:span text:style-name="T4"><text:tab/></text:span><text:span text:style-name="T4">6a. Resolver as equações de correção de pressão (P').</text:span></text:p>
            <text:p text:style-name="P9"><text:span text:style-name="T4"><text:tab/></text:span><text:span text:style-name="T4"><text:tab/></text:span><text:span text:style-name="T4"><text:tab/></text:span><text:span text:style-name="T4">6b. Corrigir as velocidades (u* e v*) e a densidade (</text:span><text:span text:style-name="T5">ρ*)</text:span><text:span text:style-name="T4">.</text:span></text:p>
            <text:p text:style-name="P9"><text:span text:style-name="T4"><text:tab/></text:span><text:span text:style-name="T4"><text:tab/></text:span><text:span text:style-name="T4"><text:tab/></text:span><text:span text:style-name="T4">6c. Calcular um novo campo de pressões (P = P* + P').</text:span></text:p>
            <text:p text:style-name="P9"><text:span text:style-name="T4"><text:tab/></text:span><text:span text:style-name="T4"><text:tab/></text:span><text:span text:style-name="T4">7. Retornar ao item 3 e iterar até convergir.</text:span></text:p>
            <text:p text:style-name="P9"><text:span text:style-name="T4"><text:tab/></text:span><text:span text:style-name="T4">8. Retornar ao item 2 e iterar até convergir.</text:span></text:p>
            <text:p text:style-name="P9"><text:span text:style-name="T4"><text:tab/></text:span><text:span text:style-name="T4">9a. Calcular os coeficientes das equações de energia.</text:span></text:p>
            <text:p text:style-name="P9"><text:span text:style-name="T4"><text:tab/></text:span><text:span text:style-name="T4">9b. Resolver as equações de energia.</text:span></text:p>
            <text:p text:style-name="P9"><text:span text:style-name="T4"><text:tab/></text:span><text:span text:style-name="T4">9c. Determinar um novo campo de temperaturas.</text:span></text:p>
            <text:p text:style-name="P9"><text:span text:style-name="T4"><text:tab/></text:span><text:span text:style-name="T4">10. Determinar um novo campo de densidades pela equação de estado.</text:span></text:p>
            <text:p text:style-name="P9"><text:span text:style-name="T4">11. Retornar ao item 2 e iterar até convergir.</text:span></text:p>
            <text:p text:style-name="P9"><text:span text:style-name="T4">12. A solução obtida em t=t+</text:span><text:span text:style-name="T5">Δt</text:span><text:span text:style-name="T4"> é usada como campo inicial para o próximo intervalo de tempo.</text:span></text:p>
            <text:p text:style-name="P9"><text:span text:style-name="T9"/></text:p>
            <text:p text:style-name="P9"><text:span text:style-name="T9"/></text:p>
          </draw:text-box>
        </draw:frame>
        <draw:polygon draw:style-name="gr6" draw:text-style-name="P3" draw:layer="layout" svg:width="1.366cm" svg:height="0.788cm" svg:x="0.434cm" svg:y="2.5cm" svg:viewBox="0 0 1367 789" draw:points="0,352 429,788 1366,0 452,446">
          <text:p text:style-name="P4"/>
        </draw:polygon>
        <draw:custom-shape draw:style-name="gr7" draw:text-style-name="P3" draw:layer="layout" svg:width="1.5cm" svg:height="0.6cm" svg:x="1.076cm" svg:y="16.047cm">
          <text:p text:style-name="P4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olygon draw:style-name="gr6" draw:text-style-name="P3" draw:layer="layout" svg:width="1.366cm" svg:height="0.788cm" svg:x="2.834cm" svg:y="4.9cm" svg:viewBox="0 0 1367 789" draw:points="0,352 429,788 1366,0 452,446">
          <text:p text:style-name="P4"/>
        </draw:polygon>
        <draw:polygon draw:style-name="gr6" draw:text-style-name="P3" draw:layer="layout" svg:width="1.366cm" svg:height="0.788cm" svg:x="4.234cm" svg:y="7.2cm" svg:viewBox="0 0 1367 789" draw:points="0,352 429,788 1366,0 452,446">
          <text:p text:style-name="P4"/>
        </draw:polygon>
        <draw:polygon draw:style-name="gr6" draw:text-style-name="P3" draw:layer="layout" svg:width="1.366cm" svg:height="0.788cm" svg:x="4.134cm" svg:y="8cm" svg:viewBox="0 0 1367 789" draw:points="0,352 429,788 1366,0 452,446">
          <text:p text:style-name="P4"/>
        </draw:polygon>
        <draw:polygon draw:style-name="gr6" draw:text-style-name="P3" draw:layer="layout" svg:width="1.366cm" svg:height="0.788cm" svg:x="4.134cm" svg:y="8.8cm" svg:viewBox="0 0 1367 789" draw:points="0,352 429,788 1366,0 452,446">
          <text:p text:style-name="P4"/>
        </draw:polygon>
        <draw:polygon draw:style-name="gr6" draw:text-style-name="P3" draw:layer="layout" svg:width="1.366cm" svg:height="0.788cm" svg:x="4.134cm" svg:y="9.6cm" svg:viewBox="0 0 1367 789" draw:points="0,352 429,788 1366,0 452,446">
          <text:p text:style-name="P4"/>
        </draw:polygon>
        <draw:polygon draw:style-name="gr6" draw:text-style-name="P3" draw:layer="layout" svg:width="1.366cm" svg:height="0.788cm" svg:x="4.134cm" svg:y="10.4cm" svg:viewBox="0 0 1367 789" draw:points="0,352 429,788 1366,0 452,446">
          <text:p text:style-name="P4"/>
        </draw:polygon>
        <draw:polygon draw:style-name="gr6" draw:text-style-name="P3" draw:layer="layout" svg:width="1.366cm" svg:height="0.788cm" svg:x="4.134cm" svg:y="11.1cm" svg:viewBox="0 0 1367 789" draw:points="0,352 429,788 1366,0 452,446">
          <text:p text:style-name="P4"/>
        </draw:polygon>
        <draw:polygon draw:style-name="gr6" draw:text-style-name="P3" draw:layer="layout" svg:width="1.366cm" svg:height="0.788cm" svg:x="1.634cm" svg:y="13.6cm" svg:viewBox="0 0 1367 789" draw:points="0,352 429,788 1366,0 452,446">
          <text:p text:style-name="P4"/>
        </draw:polygon>
        <draw:polygon draw:style-name="gr6" draw:text-style-name="P3" draw:layer="layout" svg:width="1.366cm" svg:height="0.788cm" svg:x="1.534cm" svg:y="14.3cm" svg:viewBox="0 0 1367 789" draw:points="0,352 429,788 1366,0 452,446">
          <text:p text:style-name="P4"/>
        </draw:polygon>
        <draw:polygon draw:style-name="gr6" draw:text-style-name="P3" draw:layer="layout" svg:width="1.366cm" svg:height="0.788cm" svg:x="1.534cm" svg:y="15.1cm" svg:viewBox="0 0 1367 789" draw:points="0,352 429,788 1366,0 452,446">
          <text:p text:style-name="P4"/>
        </draw:polygon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19" presentation:class="page"/>
          <draw:frame presentation:style-name="pr5" draw:text-style-name="P13" draw:layer="layout" svg:width="18.798cm" svg:height="10.27cm" svg:x="2.19cm" svg:y="11.04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Padrão">
        <draw:frame draw:style-name="gr3" draw:text-style-name="P15" draw:layer="layout" svg:width="7.876cm" svg:height="1.195cm" svg:x="9.224cm" svg:y="3.505cm">
          <draw:text-box>
            <text:p text:style-name="P4"><text:span text:style-name="T11">Equação de estado:</text:span></text:p>
          </draw:text-box>
        </draw:frame>
        <draw:frame draw:style-name="gr8" draw:layer="layout" svg:width="1.999cm" svg:height="0.999cm" svg:x="12.061cm" svg:y="9.394cm"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8" draw:layer="layout" svg:width="5.13cm" svg:height="2.818cm" svg:x="10.495cm" svg:y="8.484cm">
          <draw:object xlink:href="./Object 48" xlink:type="simple" xlink:show="embed" xlink:actuate="onLoad"/>
          <draw:image xlink:href="./ObjectReplacements/Object 48" xlink:type="simple" xlink:show="embed" xlink:actuate="onLoad"/>
        </draw:frame>
        <presentation:notes draw:style-name="dp2">
          <draw:page-thumbnail draw:style-name="gr4" draw:layer="layout" svg:width="14.848cm" svg:height="11.135cm" svg:x="3.07cm" svg:y="2.257cm" draw:page-number="20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Padrão">
        <office:forms form:automatic-focus="false" form:apply-design-mode="false"/>
        <draw:frame draw:style-name="gr3" draw:text-style-name="P8" draw:layer="layout" svg:width="7.618cm" svg:height="1.432cm" svg:x="10.182cm" svg:y="0.468cm">
          <draw:text-box>
            <text:p text:style-name="P8"><text:span text:style-name="T3">Algoritmo geral</text:span></text:p>
          </draw:text-box>
        </draw:frame>
        <draw:frame draw:style-name="gr5" draw:text-style-name="P9" draw:layer="layout" svg:width="26.228cm" svg:height="18.2cm" svg:x="1.372cm" svg:y="2.5cm">
          <draw:text-box>
            <text:p text:style-name="P9"><text:span text:style-name="T4">1. Estimar os campos de u, v, P e </text:span><text:span text:style-name="T5">ρ em t = t+Δt</text:span><text:span text:style-name="T4">.</text:span></text:p>
            <text:p text:style-name="P9"><text:span text:style-name="T4">Ciclo:</text:span></text:p>
            <text:p text:style-name="P9"><text:span text:style-name="T4"><text:tab/></text:span><text:span text:style-name="T4">Ciclo:</text:span></text:p>
            <text:p text:style-name="P9"><text:span text:style-name="T4"><text:tab/></text:span><text:span text:style-name="T4"><text:tab/></text:span><text:span text:style-name="T4">2. Calcular os coeficientes das equações de momento em x e y com os </text:span><text:span text:style-name="T4"><text:tab/></text:span><text:span text:style-name="T4"><text:tab/></text:span><text:span text:style-name="T4"> <text:s text:c="4"/>campos disponíveis.</text:span></text:p>
            <text:p text:style-name="P9"><text:span text:style-name="T4"><text:tab/></text:span><text:span text:style-name="T4"><text:tab/></text:span><text:span text:style-name="T4">Ciclo:</text:span></text:p>
            <text:p text:style-name="P9"><text:span text:style-name="T4"><text:tab/></text:span><text:span text:style-name="T4"><text:tab/></text:span><text:span text:style-name="T4"><text:tab/></text:span><text:span text:style-name="T4">3. Calcular os coeficientes das equações de correção de pressão (P'). </text:span></text:p>
            <text:p text:style-name="P9"><text:span text:style-name="T4"><text:tab/></text:span><text:span text:style-name="T4"><text:tab/></text:span><text:span text:style-name="T4"><text:tab/></text:span><text:span text:style-name="T4">4. Calcular o campo u* e v* usando o campo de pressões de P*.</text:span></text:p>
            <text:p text:style-name="P9"><text:span text:style-name="T4"><text:tab/></text:span><text:span text:style-name="T4"><text:tab/></text:span><text:span text:style-name="T4"><text:tab/></text:span><text:span text:style-name="T4">5. Calcular o termo fonte das equações de correção de pressão.</text:span></text:p>
            <text:p text:style-name="P9"><text:span text:style-name="T4"><text:tab/></text:span><text:span text:style-name="T4"><text:tab/></text:span><text:span text:style-name="T4"><text:tab/></text:span><text:span text:style-name="T4">6a. Resolver as equações de correção de pressão (P').</text:span></text:p>
            <text:p text:style-name="P9"><text:span text:style-name="T4"><text:tab/></text:span><text:span text:style-name="T4"><text:tab/></text:span><text:span text:style-name="T4"><text:tab/></text:span><text:span text:style-name="T4">6b. Corrigir as velocidades (u* e v*) e a densidade (</text:span><text:span text:style-name="T5">ρ*)</text:span><text:span text:style-name="T4">.</text:span></text:p>
            <text:p text:style-name="P9"><text:span text:style-name="T4"><text:tab/></text:span><text:span text:style-name="T4"><text:tab/></text:span><text:span text:style-name="T4"><text:tab/></text:span><text:span text:style-name="T4">6c. Calcular um novo campo de pressões (P = P* + P').</text:span></text:p>
            <text:p text:style-name="P9"><text:span text:style-name="T4"><text:tab/></text:span><text:span text:style-name="T4"><text:tab/></text:span><text:span text:style-name="T4">7. Retornar ao item 3 e iterar até convergir.</text:span></text:p>
            <text:p text:style-name="P9"><text:span text:style-name="T4"><text:tab/></text:span><text:span text:style-name="T4">8. Retornar ao item 2 e iterar até convergir.</text:span></text:p>
            <text:p text:style-name="P9"><text:span text:style-name="T4"><text:tab/></text:span><text:span text:style-name="T4">9a. Calcular os coeficientes das equações de energia.</text:span></text:p>
            <text:p text:style-name="P9"><text:span text:style-name="T4"><text:tab/></text:span><text:span text:style-name="T4">9b. Resolver as equações de energia.</text:span></text:p>
            <text:p text:style-name="P9"><text:span text:style-name="T4"><text:tab/></text:span><text:span text:style-name="T4">9c. Determinar um novo campo de temperaturas.</text:span></text:p>
            <text:p text:style-name="P9"><text:span text:style-name="T4"><text:tab/></text:span><text:span text:style-name="T4">10. Determinar um novo campo de densidades pela equação de estado.</text:span></text:p>
            <text:p text:style-name="P9"><text:span text:style-name="T4">11. Retornar ao item 2 e iterar até convergir.</text:span></text:p>
            <text:p text:style-name="P9"><text:span text:style-name="T4">12. A solução obtida em t=t+</text:span><text:span text:style-name="T5">Δt</text:span><text:span text:style-name="T4"> é usada como campo inicial para o próximo intervalo de tempo.</text:span></text:p>
            <text:p text:style-name="P9"><text:span text:style-name="T9"/></text:p>
            <text:p text:style-name="P9"><text:span text:style-name="T9"/></text:p>
          </draw:text-box>
        </draw:frame>
        <draw:polygon draw:style-name="gr6" draw:text-style-name="P3" draw:layer="layout" svg:width="1.366cm" svg:height="0.788cm" svg:x="0.434cm" svg:y="2.5cm" svg:viewBox="0 0 1367 789" draw:points="0,352 429,788 1366,0 452,446">
          <text:p text:style-name="P4"/>
        </draw:polygon>
        <draw:polygon draw:style-name="gr6" draw:text-style-name="P3" draw:layer="layout" svg:width="1.366cm" svg:height="0.788cm" svg:x="2.834cm" svg:y="4.9cm" svg:viewBox="0 0 1367 789" draw:points="0,352 429,788 1366,0 452,446">
          <text:p text:style-name="P4"/>
        </draw:polygon>
        <draw:polygon draw:style-name="gr6" draw:text-style-name="P3" draw:layer="layout" svg:width="1.366cm" svg:height="0.788cm" svg:x="4.234cm" svg:y="7.2cm" svg:viewBox="0 0 1367 789" draw:points="0,352 429,788 1366,0 452,446">
          <text:p text:style-name="P4"/>
        </draw:polygon>
        <draw:polygon draw:style-name="gr6" draw:text-style-name="P3" draw:layer="layout" svg:width="1.366cm" svg:height="0.788cm" svg:x="4.134cm" svg:y="8cm" svg:viewBox="0 0 1367 789" draw:points="0,352 429,788 1366,0 452,446">
          <text:p text:style-name="P4"/>
        </draw:polygon>
        <draw:polygon draw:style-name="gr6" draw:text-style-name="P3" draw:layer="layout" svg:width="1.366cm" svg:height="0.788cm" svg:x="4.134cm" svg:y="8.8cm" svg:viewBox="0 0 1367 789" draw:points="0,352 429,788 1366,0 452,446">
          <text:p text:style-name="P4"/>
        </draw:polygon>
        <draw:polygon draw:style-name="gr6" draw:text-style-name="P3" draw:layer="layout" svg:width="1.366cm" svg:height="0.788cm" svg:x="4.134cm" svg:y="9.6cm" svg:viewBox="0 0 1367 789" draw:points="0,352 429,788 1366,0 452,446">
          <text:p text:style-name="P4"/>
        </draw:polygon>
        <draw:polygon draw:style-name="gr6" draw:text-style-name="P3" draw:layer="layout" svg:width="1.366cm" svg:height="0.788cm" svg:x="4.134cm" svg:y="10.4cm" svg:viewBox="0 0 1367 789" draw:points="0,352 429,788 1366,0 452,446">
          <text:p text:style-name="P4"/>
        </draw:polygon>
        <draw:polygon draw:style-name="gr6" draw:text-style-name="P3" draw:layer="layout" svg:width="1.366cm" svg:height="0.788cm" svg:x="4.134cm" svg:y="11.1cm" svg:viewBox="0 0 1367 789" draw:points="0,352 429,788 1366,0 452,446">
          <text:p text:style-name="P4"/>
        </draw:polygon>
        <draw:polygon draw:style-name="gr6" draw:text-style-name="P3" draw:layer="layout" svg:width="1.366cm" svg:height="0.788cm" svg:x="1.634cm" svg:y="13.6cm" svg:viewBox="0 0 1367 789" draw:points="0,352 429,788 1366,0 452,446">
          <text:p text:style-name="P4"/>
        </draw:polygon>
        <draw:polygon draw:style-name="gr6" draw:text-style-name="P3" draw:layer="layout" svg:width="1.366cm" svg:height="0.788cm" svg:x="1.534cm" svg:y="14.3cm" svg:viewBox="0 0 1367 789" draw:points="0,352 429,788 1366,0 452,446">
          <text:p text:style-name="P4"/>
        </draw:polygon>
        <draw:polygon draw:style-name="gr6" draw:text-style-name="P3" draw:layer="layout" svg:width="1.366cm" svg:height="0.788cm" svg:x="1.534cm" svg:y="15.1cm" svg:viewBox="0 0 1367 789" draw:points="0,352 429,788 1366,0 452,446">
          <text:p text:style-name="P4"/>
        </draw:polygon>
        <draw:polygon draw:style-name="gr6" draw:text-style-name="P3" draw:layer="layout" svg:width="1.366cm" svg:height="0.788cm" svg:x="1.534cm" svg:y="15.9cm" svg:viewBox="0 0 1367 789" draw:points="0,352 429,788 1366,0 452,446">
          <text:p text:style-name="P4"/>
        </draw:polygon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21" presentation:class="page"/>
          <draw:frame presentation:style-name="pr5" draw:text-style-name="P13" draw:layer="layout" svg:width="18.798cm" svg:height="10.27cm" svg:x="2.19cm" svg:y="11.04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Bitstream Vera Sans'" style:font-pitch-asian="variable" style:font-size-asian="24pt" style:language-asian="pt" style:country-asian="BR" style:font-family-complex="Lucidasans" style:font-pitch-complex="variable" style:font-size-complex="24pt" style:language-complex="pt" style:country-complex="B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adrão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Gothic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Padrão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Padrão-background" style:family="presentation">
      <style:graphic-properties draw:stroke="none" draw:fill="none"/>
    </style:style>
    <style:style style:name="Padrão-backgroundobjects" style:family="presentation">
      <style:graphic-properties draw:shadow="hidden" draw:shadow-offset-x="0.3cm" draw:shadow-offset-y="0.3cm" draw:shadow-color="#808080"/>
    </style:style>
    <style:style style:name="Padrão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Padrão-outline2" style:family="presentation" style:parent-style-name="Padrã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úmero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Padrão" style:page-layout-name="PM1" draw:style-name="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Padrão-title" draw:layer="backgroundobjects" svg:width="14.848cm" svg:height="11.135cm" svg:x="3.07cm" svg:y="2.257cm" presentation:class="page"/>
        <draw:frame presentation:style-name="Padrão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Kurumin guiadohardware.net</meta:initial-creator>
    <meta:creation-date>2007-04-18T11:09:44</meta:creation-date>
    <dc:creator>STALTZ</dc:creator>
    <dc:date>2007-04-19T00:17:02</dc:date>
    <dc:language>pt-BR</dc:language>
    <meta:editing-cycles>17</meta:editing-cycles>
    <meta:editing-duration>PT2H54M15S</meta:editing-duration>
    <meta:user-defined meta:name="Info 1"/>
    <meta:user-defined meta:name="Info 2"/>
    <meta:user-defined meta:name="Info 3"/>
    <meta:user-defined meta:name="Info 4"/>
    <meta:document-statistic meta:object-count="213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o math:stretchy="false">∫</math:mo>
              <math:mrow>
                <math:mi>V</math:mi>
                <math:mi>,</math:mi>
                <math:mi>t</math:mi>
              </math:mrow>
            </math:msub>
            <math:mrow>
              <math:mfrac>
                <math:mo math:stretchy="false">∂</math:mo>
                <math:mrow>
                  <math:mo math:stretchy="false">∂</math:mo>
                  <math:mi>t</math:mi>
                </math:mrow>
              </math:mfrac>
              <math:mrow>
                <math:mo math:stretchy="false">(</math:mo>
                <math:mrow>
                  <math:mo math:stretchy="false">ρ</math:mo>
                  <math:mi>u</math:mi>
                </math:mrow>
                <math:mo math:stretchy="false">)</math:mo>
              </math:mrow>
            </math:mrow>
          </math:mrow>
          <math:mi math:fontstyle="italic">dV</math:mi>
          <math:mrow>
            <math:mi math:fontstyle="italic">dt</math:mi>
            <math:mo math:stretchy="false">+</math:mo>
            <math:mrow>
              <math:msub>
                <math:mo math:stretchy="false">∫</math:mo>
                <math:mrow>
                  <math:mi>V</math:mi>
                  <math:mi>,</math:mi>
                  <math:mi>t</math:mi>
                </math:mrow>
              </math:msub>
              <math:mrow>
                <math:mfrac>
                  <math:mo math:stretchy="false">∂</math:mo>
                  <math:mrow>
                    <math:mo math:stretchy="false">∂</math:mo>
                    <math:mi>x</math:mi>
                  </math:mrow>
                </math:mfrac>
                <math:mrow>
                  <math:mo math:stretchy="false">(</math:mo>
                  <math:mrow>
                    <math:mo math:stretchy="false">ρ</math:mo>
                    <math:msup>
                      <math:mi>u</math:mi>
                      <math:mn>2</math:mn>
                    </math:msup>
                  </math:mrow>
                  <math:mo math:stretchy="false">)</math:mo>
                </math:mrow>
              </math:mrow>
            </math:mrow>
          </math:mrow>
          <math:mi math:fontstyle="italic">dV</math:mi>
          <math:mrow>
            <math:mi math:fontstyle="italic">dt</math:mi>
            <math:mo math:stretchy="false">+</math:mo>
            <math:mrow>
              <math:msub>
                <math:mo math:stretchy="false">∫</math:mo>
                <math:mrow>
                  <math:mi>V</math:mi>
                  <math:mi>,</math:mi>
                  <math:mi>t</math:mi>
                </math:mrow>
              </math:msub>
              <math:mrow>
                <math:mfrac>
                  <math:mo math:stretchy="false">∂</math:mo>
                  <math:mrow>
                    <math:mo math:stretchy="false">∂</math:mo>
                    <math:mi>y</math:mi>
                  </math:mrow>
                </math:mfrac>
                <math:mrow>
                  <math:mo math:stretchy="false">(</math:mo>
                  <math:mrow>
                    <math:mo math:stretchy="false">ρ</math:mo>
                    <math:mi>u</math:mi>
                    <math:mi>v</math:mi>
                  </math:mrow>
                  <math:mo math:stretchy="false">)</math:mo>
                </math:mrow>
              </math:mrow>
            </math:mrow>
          </math:mrow>
          <math:mi math:fontstyle="italic">dV</math:mi>
          <math:mi math:fontstyle="italic">dt</math:mi>
        </math:mrow>
      </math:mtr>
      <math:mtr>
        <math:mrow>
          <math:mrow>
            <math:mi/>
            <math:mo math:stretchy="false">=</math:mo>
            <math:mi/>
          </math:mrow>
          <math:mrow>
            <math:msub>
              <math:mo math:stretchy="false">∫</math:mo>
              <math:mrow>
                <math:mi>V</math:mi>
                <math:mi>,</math:mi>
                <math:mi>t</math:mi>
              </math:mrow>
            </math:msub>
            <math:mrow>
              <math:mfrac>
                <math:mo math:stretchy="false">∂</math:mo>
                <math:mrow>
                  <math:mo math:stretchy="false">∂</math:mo>
                  <math:mi>x</math:mi>
                </math:mrow>
              </math:mfrac>
              <math:mrow>
                <math:mo math:stretchy="false">(</math:mo>
                <math:mrow>
                  <math:mo math:stretchy="false">μ</math:mo>
                  <math:mfrac>
                    <math:mrow>
                      <math:mo math:stretchy="false">∂</math:mo>
                      <math:mi>u</math:mi>
                    </math:mrow>
                    <math:mrow>
                      <math:mo math:stretchy="false">∂</math:mo>
                      <math:mi>x</math:mi>
                    </math:mrow>
                  </math:mfrac>
                </math:mrow>
                <math:mo math:stretchy="false">)</math:mo>
              </math:mrow>
            </math:mrow>
          </math:mrow>
          <math:mi math:fontstyle="italic">dV</math:mi>
          <math:mrow>
            <math:mi math:fontstyle="italic">dt</math:mi>
            <math:mo math:stretchy="false">+</math:mo>
            <math:mrow>
              <math:msub>
                <math:mo math:stretchy="false">∫</math:mo>
                <math:mrow>
                  <math:mi>V</math:mi>
                  <math:mi>,</math:mi>
                  <math:mi>t</math:mi>
                </math:mrow>
              </math:msub>
              <math:mrow>
                <math:mfrac>
                  <math:mo math:stretchy="false">∂</math:mo>
                  <math:mrow>
                    <math:mo math:stretchy="false">∂</math:mo>
                    <math:mi>y</math:mi>
                  </math:mrow>
                </math:mfrac>
                <math:mrow>
                  <math:mo math:stretchy="false">(</math:mo>
                  <math:mrow>
                    <math:mo math:stretchy="false">μ</math:mo>
                    <math:mfrac>
                      <math:mrow>
                        <math:mo math:stretchy="false">∂</math:mo>
                        <math:mi>u</math:mi>
                      </math:mrow>
                      <math:mrow>
                        <math:mo math:stretchy="false">∂</math:mo>
                        <math:mi>y</math:mi>
                      </math:mrow>
                    </math:mfrac>
                  </math:mrow>
                  <math:mo math:stretchy="false">)</math:mo>
                </math:mrow>
              </math:mrow>
            </math:mrow>
          </math:mrow>
          <math:mi math:fontstyle="italic">dV</math:mi>
          <math:mrow>
            <math:mi math:fontstyle="italic">dt</math:mi>
            <math:mo math:stretchy="false">+</math:mo>
            <math:mrow>
              <math:msub>
                <math:mo math:stretchy="false">∫</math:mo>
                <math:mrow>
                  <math:mi>V</math:mi>
                  <math:mi>,</math:mi>
                  <math:mi>t</math:mi>
                </math:mrow>
              </math:msub>
              <math:mi>S</math:mi>
            </math:mrow>
          </math:mrow>
          <math:mi math:fontstyle="italic">dV</math:mi>
          <math:mi math:fontstyle="italic">dt</math:mi>
        </math:mrow>
      </math:mtr>
    </math:mtable>
    <math:annotation math:encoding="StarMath 5.0">int_{V,t}{ partial over {partial t} (%rho u)} dV dt + 
int_{V,t}{ partial over {partial x} (%rho u^2)} dV dt +
int_{V,t}{ partial over {partial y} (%rho u v)} dV dt 
newline
~=~ int_{V,t}{ partial over {partial x} (%mu {partial u}over{partial x})} dV dt +
int_{V,t}{ partial over {partial y} (%mu {partial u}over{partial y})} dV dt + 
int_{V,t}{ S } dV dt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sub>
        <math:mi>A</math:mi>
        <math:mi>P</math:mi>
      </math:msub>
      <math:mrow>
        <math:mo math:stretchy="false">=</math:mo>
        <math:mrow>
          <math:mrow>
            <math:mrow>
              <math:mrow>
                <math:mrow>
                  <math:mrow>
                    <math:mo math:stretchy="false">−</math:mo>
                    <math:msub>
                      <math:mi>A</math:mi>
                      <math:mi>e</math:mi>
                    </math:msub>
                  </math:mrow>
                  <math:mo math:stretchy="false">−</math:mo>
                  <math:msub>
                    <math:mi>A</math:mi>
                    <math:mi>w</math:mi>
                  </math:msub>
                </math:mrow>
                <math:mo math:stretchy="false">−</math:mo>
                <math:msub>
                  <math:mi>A</math:mi>
                  <math:mi>n</math:mi>
                </math:msub>
              </math:mrow>
              <math:mo math:stretchy="false">−</math:mo>
              <math:msub>
                <math:mi>A</math:mi>
                <math:mi>s</math:mi>
              </math:msub>
            </math:mrow>
            <math:mo math:stretchy="false">−</math:mo>
            <math:msub>
              <math:mi>S</math:mi>
              <math:mi>P</math:mi>
            </math:msub>
          </math:mrow>
          <math:mo math:stretchy="false"></math:mo>
          <math:mfrac>
            <math:mrow>
              <math:msubsup>
                <math:mo math:stretchy="false"></math:mo>
                <math:mi>P</math:mi>
                <math:mrow>
                  <math:mo math:stretchy="false"></math:mo>
                  <math:mn>0</math:mn>
                  <math:mo math:stretchy="false"></math:mo>
                </math:mrow>
              </math:msubsup>
              <math:mo math:stretchy="false"></math:mo>
              <math:mi>x</math:mi>
              <math:mo math:stretchy="false"></math:mo>
              <math:mi>y</math:mi>
            </math:mrow>
            <math:mrow>
              <math:mo math:stretchy="false"></math:mo>
              <math:mi>t</math:mi>
            </math:mrow>
          </math:mfrac>
        </math:mrow>
      </math:mrow>
    </math:mrow>
    <math:annotation math:encoding="StarMath 5.0">A_P ~=~ - A_e - A_w - A_n - A_s - S_P + {%rho_P^{(0)} %DELTA x %DELTA y}over{%DELTA t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sub>
        <math:mi>A</math:mi>
        <math:mi>e</math:mi>
      </math:msub>
      <math:mrow>
        <math:mo math:stretchy="false">=</math:mo>
      </math:mrow>
      <math:mfenced math:open="" math:close="">
        <math:mrow>
          <math:mfrac>
            <math:mn>1</math:mn>
            <math:mn>2</math:mn>
          </math:mfrac>
          <math:mo math:stretchy="false">−</math:mo>
          <math:msub>
            <math:mo math:stretchy="false"></math:mo>
            <math:mi>e</math:mi>
          </math:msub>
        </math:mrow>
      </math:mfenced>
      <math:msub>
        <math:mo math:stretchy="false"></math:mo>
        <math:mi>e</math:mi>
      </math:msub>
      <math:mo math:stretchy="false">*</math:mo>
      <math:msub>
        <math:mo math:stretchy="false">u</math:mo>
        <math:mi>e</math:mi>
      </math:msub>
      <math:mo math:stretchy="false">*</math:mo>
      <math:mo math:stretchy="false"></math:mo>
      <math:mi>y</math:mi>
      <math:mrow>
        <math:mo math:stretchy="false">−</math:mo>
      </math:mrow>
      <math:mfrac>
        <math:mrow>
          <math:msub>
            <math:mo math:stretchy="false"></math:mo>
            <math:mi>e</math:mi>
          </math:msub>
          <math:mo math:stretchy="false"></math:mo>
          <math:mi>y</math:mi>
        </math:mrow>
        <math:mrow>
          <math:mo math:stretchy="false"></math:mo>
          <math:mi>x</math:mi>
        </math:mrow>
      </math:mfrac>
      <math:msub>
        <math:mo math:stretchy="false"></math:mo>
        <math:mi>e</math:mi>
      </math:msub>
      <math:mrow>
        <math:mo math:stretchy="false">−</math:mo>
      </math:mrow>
      <math:msub>
        <math:mi>S</math:mi>
        <math:mi>e</math:mi>
      </math:msub>
    </math:mrow>
    <math:annotation math:encoding="StarMath 5.0">A_e ~=~ left( {1 over 2} - %gamma_e right) %rho_e %and %u_e %and %DELTA y ~-~ {%mu_e %DELTA y}over{%DELTA x} %beta_e ~-~ S_e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sub>
        <math:mi>A</math:mi>
        <math:mi>w</math:mi>
      </math:msub>
      <math:mrow>
        <math:mo math:stretchy="false">=</math:mo>
        <math:mrow>
          <math:mo math:stretchy="false">−</math:mo>
          <math:mfenced math:open="" math:close="">
            <math:mrow>
              <math:mfrac>
                <math:mn>1</math:mn>
                <math:mn>2</math:mn>
              </math:mfrac>
              <math:mo math:stretchy="false"></math:mo>
              <math:msub>
                <math:mo math:stretchy="false"></math:mo>
                <math:mi>w</math:mi>
              </math:msub>
            </math:mrow>
          </math:mfenced>
        </math:mrow>
      </math:mrow>
      <math:msub>
        <math:mo math:stretchy="false"></math:mo>
        <math:mi>w</math:mi>
      </math:msub>
      <math:mo math:stretchy="false">*</math:mo>
      <math:msub>
        <math:mo math:stretchy="false">u</math:mo>
        <math:mi>w</math:mi>
      </math:msub>
      <math:mo math:stretchy="false">*</math:mo>
      <math:mo math:stretchy="false"></math:mo>
      <math:mi>y</math:mi>
      <math:mrow>
        <math:mo math:stretchy="false">−</math:mo>
      </math:mrow>
      <math:mfrac>
        <math:mrow>
          <math:msub>
            <math:mo math:stretchy="false"></math:mo>
            <math:mi>w</math:mi>
          </math:msub>
          <math:mo math:stretchy="false"></math:mo>
          <math:mi>y</math:mi>
        </math:mrow>
        <math:mrow>
          <math:mo math:stretchy="false"></math:mo>
          <math:mi>x</math:mi>
        </math:mrow>
      </math:mfrac>
      <math:msub>
        <math:mo math:stretchy="false"></math:mo>
        <math:mi>w</math:mi>
      </math:msub>
      <math:mrow>
        <math:mo math:stretchy="false">−</math:mo>
      </math:mrow>
      <math:msub>
        <math:mi>S</math:mi>
        <math:mi>w</math:mi>
      </math:msub>
    </math:mrow>
    <math:annotation math:encoding="StarMath 5.0">A_w ~=~ - left( {1 over 2} + %gamma_w right) %rho_w %and %u_w %and %DELTA y ~-~ {%mu_w %DELTA y}over{%DELTA x} %beta_w ~-~ S_w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sub>
        <math:mi>A</math:mi>
        <math:mi>n</math:mi>
      </math:msub>
      <math:mrow>
        <math:mo math:stretchy="false">=</math:mo>
      </math:mrow>
      <math:mfenced math:open="" math:close="">
        <math:mrow>
          <math:mfrac>
            <math:mn>1</math:mn>
            <math:mn>2</math:mn>
          </math:mfrac>
          <math:mo math:stretchy="false">−</math:mo>
          <math:msub>
            <math:mo math:stretchy="false"></math:mo>
            <math:mi>n</math:mi>
          </math:msub>
        </math:mrow>
      </math:mfenced>
      <math:msub>
        <math:mo math:stretchy="false"></math:mo>
        <math:mi>n</math:mi>
      </math:msub>
      <math:mo math:stretchy="false">*</math:mo>
      <math:msub>
        <math:mo math:stretchy="false">v</math:mo>
        <math:mi>n</math:mi>
      </math:msub>
      <math:mo math:stretchy="false">*</math:mo>
      <math:mo math:stretchy="false"></math:mo>
      <math:mi>x</math:mi>
      <math:mrow>
        <math:mo math:stretchy="false">−</math:mo>
      </math:mrow>
      <math:mfrac>
        <math:mrow>
          <math:msub>
            <math:mo math:stretchy="false"></math:mo>
            <math:mi>n</math:mi>
          </math:msub>
          <math:mo math:stretchy="false"></math:mo>
          <math:mi>x</math:mi>
        </math:mrow>
        <math:mrow>
          <math:mo math:stretchy="false"></math:mo>
          <math:mi>y</math:mi>
        </math:mrow>
      </math:mfrac>
      <math:msub>
        <math:mo math:stretchy="false"></math:mo>
        <math:mi>n</math:mi>
      </math:msub>
    </math:mrow>
    <math:annotation math:encoding="StarMath 5.0">A_n ~=~ left( {1 over 2} - %gamma_n right) %rho_n %and %v_n %and %DELTA x ~-~ {%mu_n %DELTA x}over{%DELTA y} %beta_n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sub>
        <math:mi>A</math:mi>
        <math:mi>s</math:mi>
      </math:msub>
      <math:mrow>
        <math:mo math:stretchy="false">=</math:mo>
        <math:mrow>
          <math:mo math:stretchy="false">−</math:mo>
          <math:mfenced math:open="" math:close="">
            <math:mrow>
              <math:mfrac>
                <math:mn>1</math:mn>
                <math:mn>2</math:mn>
              </math:mfrac>
              <math:mo math:stretchy="false"></math:mo>
              <math:msub>
                <math:mo math:stretchy="false"></math:mo>
                <math:mi>s</math:mi>
              </math:msub>
            </math:mrow>
          </math:mfenced>
        </math:mrow>
      </math:mrow>
      <math:msub>
        <math:mo math:stretchy="false"></math:mo>
        <math:mi>s</math:mi>
      </math:msub>
      <math:mo math:stretchy="false">*</math:mo>
      <math:msub>
        <math:mo math:stretchy="false">v</math:mo>
        <math:mi>s</math:mi>
      </math:msub>
      <math:mo math:stretchy="false">*</math:mo>
      <math:mo math:stretchy="false"></math:mo>
      <math:mi>x</math:mi>
      <math:mrow>
        <math:mo math:stretchy="false">−</math:mo>
      </math:mrow>
      <math:mfrac>
        <math:mrow>
          <math:msub>
            <math:mo math:stretchy="false"></math:mo>
            <math:mi>s</math:mi>
          </math:msub>
          <math:mo math:stretchy="false"></math:mo>
          <math:mi>x</math:mi>
        </math:mrow>
        <math:mrow>
          <math:mo math:stretchy="false"></math:mo>
          <math:mi>y</math:mi>
        </math:mrow>
      </math:mfrac>
      <math:msub>
        <math:mo math:stretchy="false"></math:mo>
        <math:mi>s</math:mi>
      </math:msub>
    </math:mrow>
    <math:annotation math:encoding="StarMath 5.0">A_s ~=~ - left( {1 over 2} + %gamma_s right) %rho_s %and %v_s %and %DELTA x ~-~ {%mu_s %DELTA x}over{%DELTA y} %beta_s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sub>
        <math:mi>L</math:mi>
        <math:mi>P</math:mi>
      </math:msub>
      <math:msub>
        <math:mi>P</math:mi>
        <math:mi>P</math:mi>
      </math:msub>
      <math:mrow>
        <math:mi>'</math:mi>
        <math:mo math:stretchy="false"></math:mo>
        <math:msub>
          <math:mi>L</math:mi>
          <math:mi>e</math:mi>
        </math:msub>
      </math:mrow>
      <math:msub>
        <math:mi>P</math:mi>
        <math:mi>E</math:mi>
      </math:msub>
      <math:mrow>
        <math:mi>'</math:mi>
        <math:mo math:stretchy="false"></math:mo>
        <math:msub>
          <math:mi>L</math:mi>
          <math:mi>w</math:mi>
        </math:msub>
      </math:mrow>
      <math:msub>
        <math:mi>P</math:mi>
        <math:mi>W</math:mi>
      </math:msub>
      <math:mrow>
        <math:mi>'</math:mi>
        <math:mo math:stretchy="false"></math:mo>
        <math:msub>
          <math:mi>L</math:mi>
          <math:mi>n</math:mi>
        </math:msub>
      </math:mrow>
      <math:msub>
        <math:mi>P</math:mi>
        <math:mi>N</math:mi>
      </math:msub>
      <math:mrow>
        <math:mi>'</math:mi>
        <math:mo math:stretchy="false"></math:mo>
        <math:msub>
          <math:mi>L</math:mi>
          <math:mi>s</math:mi>
        </math:msub>
      </math:mrow>
      <math:msub>
        <math:mi>P</math:mi>
        <math:mi>S</math:mi>
      </math:msub>
      <math:mrow>
        <math:mi>'</math:mi>
        <math:mo math:stretchy="false">=</math:mo>
        <math:msup>
          <math:mi>b</math:mi>
          <math:mrow>
            <math:mi>P</math:mi>
            <math:mi>'</math:mi>
          </math:mrow>
        </math:msup>
      </math:mrow>
    </math:mrow>
    <math:annotation math:encoding="StarMath 5.0">L_P P_P ' + L_e P_E ' + L_w P_W ' + L_n P_N ' + L_s P_S ' = b^{P'}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sub>
        <math:mi>L</math:mi>
        <math:mi>P</math:mi>
      </math:msub>
      <math:mrow>
        <math:mo math:stretchy="false">=</math:mo>
      </math:mrow>
      <math:mrow>
        <math:mfrac>
          <math:msubsup>
            <math:mi>m</math:mi>
            <math:mi>P</math:mi>
            <math:mo math:stretchy="false"></math:mo>
          </math:msubsup>
          <math:mrow>
            <math:mi>R</math:mi>
            <math:msub>
              <math:mi>T</math:mi>
              <math:mi>P</math:mi>
            </math:msub>
          </math:mrow>
        </math:mfrac>
        <math:mo math:stretchy="false"></math:mo>
        <math:msubsup>
          <math:mi>m</math:mi>
          <math:mi>e</math:mi>
          <math:mi>u</math:mi>
        </math:msubsup>
      </math:mrow>
      <math:mrow>
        <math:msubsup>
          <math:mi>d</math:mi>
          <math:mi>e</math:mi>
          <math:mi>u</math:mi>
        </math:msubsup>
        <math:mo math:stretchy="false">−</math:mo>
        <math:msubsup>
          <math:mi>m</math:mi>
          <math:mi>w</math:mi>
          <math:mi>u</math:mi>
        </math:msubsup>
      </math:mrow>
      <math:mrow>
        <math:msubsup>
          <math:mi>d</math:mi>
          <math:mi>w</math:mi>
          <math:mi>u</math:mi>
        </math:msubsup>
        <math:mo math:stretchy="false"></math:mo>
        <math:msubsup>
          <math:mi>m</math:mi>
          <math:mi>n</math:mi>
          <math:mi>v</math:mi>
        </math:msubsup>
      </math:mrow>
      <math:mrow>
        <math:msubsup>
          <math:mi>d</math:mi>
          <math:mi>n</math:mi>
          <math:mi>v</math:mi>
        </math:msubsup>
        <math:mo math:stretchy="false">−</math:mo>
        <math:msubsup>
          <math:mi>m</math:mi>
          <math:mi>s</math:mi>
          <math:mi>v</math:mi>
        </math:msubsup>
      </math:mrow>
      <math:msubsup>
        <math:mi>d</math:mi>
        <math:mi>s</math:mi>
        <math:mi>v</math:mi>
      </math:msubsup>
    </math:mrow>
    <math:annotation math:encoding="StarMath 5.0">L_P ~=~ {m_P^{%rho}}over{R T_P} + m_e^u d_e^u - m_w^u d_w^u + m_n^v d_n^v - m_s^v d_s^v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L</math:mi>
          <math:mi>e</math:mi>
        </math:msub>
        <math:mo math:stretchy="false">=</math:mo>
        <math:mrow>
          <math:mfrac>
            <math:msubsup>
              <math:mi>m</math:mi>
              <math:mi>e</math:mi>
              <math:mo math:stretchy="false"></math:mo>
            </math:msubsup>
            <math:mrow>
              <math:mi>R</math:mi>
              <math:msub>
                <math:mi>T</math:mi>
                <math:mi>E</math:mi>
              </math:msub>
            </math:mrow>
          </math:mfrac>
          <math:mo math:stretchy="false">−</math:mo>
          <math:msubsup>
            <math:mi>m</math:mi>
            <math:mi>e</math:mi>
            <math:mi>u</math:mi>
          </math:msubsup>
        </math:mrow>
      </math:mrow>
      <math:msubsup>
        <math:mi>d</math:mi>
        <math:mi>e</math:mi>
        <math:mi>u</math:mi>
      </math:msubsup>
    </math:mrow>
    <math:annotation math:encoding="StarMath 5.0">L_e = {m_e^{%rho}}over{R~ T_E} - m_e^u d_e^u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L</math:mi>
          <math:mi>w</math:mi>
        </math:msub>
        <math:mo math:stretchy="false">=</math:mo>
        <math:mrow>
          <math:mfrac>
            <math:msubsup>
              <math:mi>m</math:mi>
              <math:mi>w</math:mi>
              <math:mo math:stretchy="false"></math:mo>
            </math:msubsup>
            <math:mrow>
              <math:mi>R</math:mi>
              <math:msub>
                <math:mi>T</math:mi>
                <math:mi>W</math:mi>
              </math:msub>
            </math:mrow>
          </math:mfrac>
          <math:mo math:stretchy="false"></math:mo>
          <math:msubsup>
            <math:mi>m</math:mi>
            <math:mi>w</math:mi>
            <math:mi>u</math:mi>
          </math:msubsup>
        </math:mrow>
      </math:mrow>
      <math:msubsup>
        <math:mi>d</math:mi>
        <math:mi>w</math:mi>
        <math:mi>u</math:mi>
      </math:msubsup>
    </math:mrow>
    <math:annotation math:encoding="StarMath 5.0">L_w = {m_w^{%rho}}over{R~ T_W} + m_w^u d_w^u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L</math:mi>
          <math:mi>n</math:mi>
        </math:msub>
        <math:mo math:stretchy="false">=</math:mo>
        <math:mrow>
          <math:mfrac>
            <math:msubsup>
              <math:mi>m</math:mi>
              <math:mi>n</math:mi>
              <math:mo math:stretchy="false"></math:mo>
            </math:msubsup>
            <math:mrow>
              <math:mi>R</math:mi>
              <math:msub>
                <math:mi>T</math:mi>
                <math:mi>N</math:mi>
              </math:msub>
            </math:mrow>
          </math:mfrac>
          <math:mo math:stretchy="false">−</math:mo>
          <math:msubsup>
            <math:mi>m</math:mi>
            <math:mi>n</math:mi>
            <math:mi>v</math:mi>
          </math:msubsup>
        </math:mrow>
      </math:mrow>
      <math:msubsup>
        <math:mi>d</math:mi>
        <math:mi>n</math:mi>
        <math:mi>v</math:mi>
      </math:msubsup>
    </math:mrow>
    <math:annotation math:encoding="StarMath 5.0">L_n = {m_n^{%rho}}over{R~ T_N} - m_n^v d_n^v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o math:stretchy="false">∫</math:mo>
              <math:mrow>
                <math:mi>V</math:mi>
                <math:mi>,</math:mi>
                <math:mi>t</math:mi>
              </math:mrow>
            </math:msub>
            <math:mi>S</math:mi>
          </math:mrow>
          <math:mi math:fontstyle="italic">dV</math:mi>
          <math:mi math:fontstyle="italic">dt</math:mi>
          <math:mrow>
            <math:mo math:stretchy="false">=</math:mo>
          </math:mrow>
        </math:mrow>
      </math:mtr>
      <math:mtr>
        <math:mrow>
          <math:mrow>
            <math:msub>
              <math:mo math:stretchy="false">∫</math:mo>
              <math:mrow>
                <math:mi>V</math:mi>
                <math:mi>,</math:mi>
                <math:mi>t</math:mi>
              </math:mrow>
            </math:msub>
            <math:mfenced math:open="[" math:close="]">
              <math:mrow>
                <math:mrow>
                  <math:mfrac>
                    <math:mo math:stretchy="false">∂</math:mo>
                    <math:mrow>
                      <math:mo math:stretchy="false">∂</math:mo>
                      <math:mi>x</math:mi>
                    </math:mrow>
                  </math:mfrac>
                  <math:mrow>
                    <math:mrow>
                      <math:mo math:stretchy="false"></math:mo>
                      <math:mrow>
                        <math:mo math:stretchy="false"></math:mo>
                        <math:mrow>
                          <math:mfrac>
                            <math:mrow>
                              <math:mo math:stretchy="false">∂</math:mo>
                              <math:mi>u</math:mi>
                            </math:mrow>
                            <math:mrow>
                              <math:mo math:stretchy="false">∂</math:mo>
                              <math:mi>x</math:mi>
                            </math:mrow>
                          </math:mfrac>
                          <math:mo math:stretchy="false">−</math:mo>
                          <math:mfrac>
                            <math:mn>2</math:mn>
                            <math:mn>3</math:mn>
                          </math:mfrac>
                        </math:mrow>
                        <math:mo math:stretchy="false"></math:mo>
                        <math:mrow>
                          <math:mo math:stretchy="false">∇</math:mo>
                          <math:mo math:stretchy="false">⋅</math:mo>
                          <math:mover math:accent="true">
                            <math:mi>V</math:mi>
                            <math:mo math:stretchy="false"></math:mo>
                          </math:mover>
                        </math:mrow>
                      </math:mrow>
                      <math:mo math:stretchy="false"></math:mo>
                    </math:mrow>
                    <math:mo math:stretchy="false"></math:mo>
                    <math:mfrac>
                      <math:mo math:stretchy="false">∂</math:mo>
                      <math:mrow>
                        <math:mo math:stretchy="false">∂</math:mo>
                        <math:mi>x</math:mi>
                      </math:mrow>
                    </math:mfrac>
                  </math:mrow>
                  <math:mrow>
                    <math:mo math:stretchy="false"></math:mo>
                    <math:mrow>
                      <math:mo math:stretchy="false"></math:mo>
                      <math:mfrac>
                        <math:mrow>
                          <math:mo math:stretchy="false">∂</math:mo>
                          <math:mi>v</math:mi>
                        </math:mrow>
                        <math:mrow>
                          <math:mo math:stretchy="false">∂</math:mo>
                          <math:mi>x</math:mi>
                        </math:mrow>
                      </math:mfrac>
                    </math:mrow>
                    <math:mo math:stretchy="false"></math:mo>
                  </math:mrow>
                </math:mrow>
                <math:mo math:stretchy="false">−</math:mo>
                <math:mfrac>
                  <math:mrow>
                    <math:mo math:stretchy="false">∂</math:mo>
                    <math:mi>P</math:mi>
                  </math:mrow>
                  <math:mrow>
                    <math:mo math:stretchy="false">∂</math:mo>
                    <math:mi>x</math:mi>
                  </math:mrow>
                </math:mfrac>
              </math:mrow>
            </math:mfenced>
          </math:mrow>
          <math:mi math:fontstyle="italic">dV</math:mi>
          <math:mi math:fontstyle="italic">dt</math:mi>
        </math:mrow>
      </math:mtr>
    </math:mtable>
    <math:annotation math:encoding="StarMath 5.0">int_{V,t}{ S } dV dt ~=~
newline
int_{V,t}left [{ partial over {partial x} (%mu {partial u}over{partial x} - {2 over 3} %mu nabla cdot {vec V}) + partial over {partial x} (%mu {partial v}over{partial x}) } - {partial P}over{partial x} right ]  dV dt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L</math:mi>
          <math:mi>s</math:mi>
        </math:msub>
        <math:mo math:stretchy="false">=</math:mo>
        <math:mrow>
          <math:mfrac>
            <math:msubsup>
              <math:mi>m</math:mi>
              <math:mi>s</math:mi>
              <math:mo math:stretchy="false"></math:mo>
            </math:msubsup>
            <math:mrow>
              <math:mi>R</math:mi>
              <math:msub>
                <math:mi>T</math:mi>
                <math:mi>S</math:mi>
              </math:msub>
            </math:mrow>
          </math:mfrac>
          <math:mo math:stretchy="false"></math:mo>
          <math:msubsup>
            <math:mi>m</math:mi>
            <math:mi>s</math:mi>
            <math:mi>v</math:mi>
          </math:msubsup>
        </math:mrow>
      </math:mrow>
      <math:msubsup>
        <math:mi>d</math:mi>
        <math:mi>s</math:mi>
        <math:mi>v</math:mi>
      </math:msubsup>
    </math:mrow>
    <math:annotation math:encoding="StarMath 5.0">L_s = {m_s^{%rho}}over{R~ T_S} + m_s^v d_s^v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subsup>
        <math:mi>m</math:mi>
        <math:mi>e</math:mi>
        <math:mo math:stretchy="false"></math:mo>
      </math:msubsup>
      <math:mrow>
        <math:mo math:stretchy="false">=</math:mo>
      </math:mrow>
      <math:mfenced math:open="" math:close="">
        <math:mrow>
          <math:mfrac>
            <math:mn>1</math:mn>
            <math:mn>2</math:mn>
          </math:mfrac>
          <math:mo math:stretchy="false">−</math:mo>
          <math:msub>
            <math:mo math:stretchy="false"></math:mo>
            <math:mi>e</math:mi>
          </math:msub>
        </math:mrow>
      </math:mfenced>
      <math:msub>
        <math:mi>u</math:mi>
        <math:mi>e</math:mi>
      </math:msub>
      <math:mo math:stretchy="false">*</math:mo>
      <math:mo math:stretchy="false"></math:mo>
      <math:mi>y</math:mi>
    </math:mrow>
    <math:annotation math:encoding="StarMath 5.0">m_e^{%rho} ~=~ left({1 over 2} - %gamma_e right) u_e %and %DELTA y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subsup>
        <math:mi>m</math:mi>
        <math:mi>e</math:mi>
        <math:mi>u</math:mi>
      </math:msubsup>
      <math:mrow>
        <math:mo math:stretchy="false">=</math:mo>
      </math:mrow>
      <math:mfenced math:open="[" math:close="]">
        <math:mrow>
          <math:mfenced math:open="" math:close="">
            <math:mrow>
              <math:mfrac>
                <math:mn>1</math:mn>
                <math:mn>2</math:mn>
              </math:mfrac>
              <math:mo math:stretchy="false"></math:mo>
              <math:msub>
                <math:mo math:stretchy="false"></math:mo>
                <math:mi>e</math:mi>
              </math:msub>
            </math:mrow>
          </math:mfenced>
          <math:msub>
            <math:mo math:stretchy="false"></math:mo>
            <math:mi>P</math:mi>
          </math:msub>
          <math:mrow>
            <math:mo math:stretchy="false">*</math:mo>
            <math:mo math:stretchy="false"></math:mo>
            <math:mfenced math:open="" math:close="">
              <math:mrow>
                <math:mfrac>
                  <math:mn>1</math:mn>
                  <math:mn>2</math:mn>
                </math:mfrac>
                <math:mo math:stretchy="false">−</math:mo>
                <math:msub>
                  <math:mo math:stretchy="false"></math:mo>
                  <math:mi>e</math:mi>
                </math:msub>
              </math:mrow>
            </math:mfenced>
          </math:mrow>
          <math:msub>
            <math:mo math:stretchy="false"></math:mo>
            <math:mi>E</math:mi>
          </math:msub>
          <math:mo math:stretchy="false">*</math:mo>
        </math:mrow>
      </math:mfenced>
      <math:mo math:stretchy="false"></math:mo>
      <math:mi>y</math:mi>
    </math:mrow>
    <math:annotation math:encoding="StarMath 5.0">m_e^u ~=~ left[ left({1 over 2} + %gamma_e right) %rho_P %and + left({1 over 2} - %gamma_e right) %rho_E %and right] %DELTA y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subsup>
        <math:mi>d</math:mi>
        <math:mi>e</math:mi>
        <math:mi>u</math:mi>
      </math:msubsup>
      <math:mrow>
        <math:mo math:stretchy="false">=</math:mo>
      </math:mrow>
      <math:msub>
        <math:mfenced math:open="" math:close="">
          <math:mfrac>
            <math:mrow>
              <math:mo math:stretchy="false"></math:mo>
              <math:mi>y</math:mi>
            </math:mrow>
            <math:msub>
              <math:mi>A</math:mi>
              <math:mi>P</math:mi>
            </math:msub>
          </math:mfrac>
        </math:mfenced>
        <math:mi>e</math:mi>
      </math:msub>
    </math:mrow>
    <math:annotation math:encoding="StarMath 5.0">d_e^u ~=~ left( { %DELTA y } over {A_P} right)_e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sup>
        <math:mi>b</math:mi>
        <math:mrow>
          <math:mi>P</math:mi>
          <math:mi>'</math:mi>
        </math:mrow>
      </math:msup>
      <math:mrow>
        <math:mo math:stretchy="false">=</math:mo>
      </math:mrow>
      <math:mfrac>
        <math:mrow>
          <math:mo math:stretchy="false"></math:mo>
          <math:mi>x</math:mi>
          <math:mo math:stretchy="false"></math:mo>
          <math:mi>y</math:mi>
        </math:mrow>
        <math:mrow>
          <math:mo math:stretchy="false"></math:mo>
          <math:mi>t</math:mi>
        </math:mrow>
      </math:mfrac>
      <math:mrow>
        <math:msubsup>
          <math:mo math:stretchy="false"></math:mo>
          <math:mi>P</math:mi>
          <math:mrow>
            <math:mo math:stretchy="false"></math:mo>
            <math:mn>0</math:mn>
            <math:mo math:stretchy="false"></math:mo>
          </math:mrow>
        </math:msubsup>
        <math:mo math:stretchy="false">−</math:mo>
        <math:msubsup>
          <math:mi>m</math:mi>
          <math:mi>P</math:mi>
          <math:mo math:stretchy="false"></math:mo>
        </math:msubsup>
      </math:mrow>
      <math:msub>
        <math:mo math:stretchy="false"></math:mo>
        <math:mi>P</math:mi>
      </math:msub>
      <math:mrow>
        <math:mo math:stretchy="false">*</math:mo>
        <math:mo math:stretchy="false">−</math:mo>
        <math:msubsup>
          <math:mi>m</math:mi>
          <math:mi>e</math:mi>
          <math:mo math:stretchy="false"></math:mo>
        </math:msubsup>
      </math:mrow>
      <math:msub>
        <math:mo math:stretchy="false"></math:mo>
        <math:mi>E</math:mi>
      </math:msub>
      <math:mrow>
        <math:mo math:stretchy="false">*</math:mo>
        <math:mo math:stretchy="false">−</math:mo>
        <math:msubsup>
          <math:mi>m</math:mi>
          <math:mi>w</math:mi>
          <math:mo math:stretchy="false"></math:mo>
        </math:msubsup>
      </math:mrow>
      <math:msub>
        <math:mo math:stretchy="false"></math:mo>
        <math:mi>W</math:mi>
      </math:msub>
      <math:mrow>
        <math:mo math:stretchy="false">*</math:mo>
        <math:mo math:stretchy="false">−</math:mo>
        <math:msubsup>
          <math:mi>m</math:mi>
          <math:mi>n</math:mi>
          <math:mo math:stretchy="false"></math:mo>
        </math:msubsup>
      </math:mrow>
      <math:msub>
        <math:mo math:stretchy="false"></math:mo>
        <math:mi>N</math:mi>
      </math:msub>
      <math:mrow>
        <math:mo math:stretchy="false">*</math:mo>
        <math:mo math:stretchy="false">−</math:mo>
        <math:msubsup>
          <math:mi>m</math:mi>
          <math:mi>s</math:mi>
          <math:mo math:stretchy="false"></math:mo>
        </math:msubsup>
      </math:mrow>
      <math:msub>
        <math:mo math:stretchy="false"></math:mo>
        <math:mi>S</math:mi>
      </math:msub>
      <math:mo math:stretchy="false">*</math:mo>
    </math:mrow>
    <math:annotation math:encoding="StarMath 5.0">b^{P'} ~=~ {%DELTA x %DELTA y} over {%DELTA t} %rho_P^{(0)} - m_P^{%rho} %rho_P%and - m_e^{%rho}  %rho_E%and - m_w^{%rho} %rho_W%and - m_n^{%rho} %rho_N%and - m_s^{%rho} %rho_S%and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u</math:mi>
          <math:mi>e</math:mi>
        </math:msub>
        <math:mo math:stretchy="false">=</math:mo>
        <math:msub>
          <math:mi>u</math:mi>
          <math:mi>e</math:mi>
        </math:msub>
      </math:mrow>
      <math:mrow>
        <math:mo math:stretchy="false">*</math:mo>
        <math:mo math:stretchy="false">−</math:mo>
        <math:msubsup>
          <math:mi>d</math:mi>
          <math:mi>e</math:mi>
          <math:mi>u</math:mi>
        </math:msubsup>
      </math:mrow>
      <math:mrow>
        <math:mo math:stretchy="false"></math:mo>
        <math:mrow>
          <math:msub>
            <math:mi>P</math:mi>
            <math:mi>E</math:mi>
          </math:msub>
          <math:mrow>
            <math:mi>'</math:mi>
            <math:mo math:stretchy="false">−</math:mo>
            <math:msub>
              <math:mi>P</math:mi>
              <math:mi>P</math:mi>
            </math:msub>
          </math:mrow>
          <math:mi>'</math:mi>
        </math:mrow>
        <math:mo math:stretchy="false"></math:mo>
      </math:mrow>
    </math:mrow>
    <math:annotation math:encoding="StarMath 5.0">u_e = u_e%and - d_e^u (P_E' - P_P')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sub>
        <math:mi>u</math:mi>
        <math:mi>e</math:mi>
      </math:msub>
      <math:mo math:stretchy="false">*</math:mo>
      <math:mrow>
        <math:mo math:stretchy="false">=</math:mo>
      </math:mrow>
      <math:mfrac>
        <math:mrow>
          <math:msub>
            <math:mrow>
              <math:mo math:stretchy="false"></math:mo>
              <math:msub>
                <math:mi>A</math:mi>
                <math:mi>P</math:mi>
              </math:msub>
              <math:mo math:stretchy="false"></math:mo>
            </math:mrow>
            <math:mi>P</math:mi>
          </math:msub>
          <math:msub>
            <math:mi>u</math:mi>
            <math:mi>P</math:mi>
          </math:msub>
          <math:mrow>
            <math:mo math:stretchy="false">*</math:mo>
            <math:mo math:stretchy="false"></math:mo>
            <math:msub>
              <math:mrow>
                <math:mo math:stretchy="false"></math:mo>
                <math:msub>
                  <math:mi>A</math:mi>
                  <math:mi>P</math:mi>
                </math:msub>
                <math:mo math:stretchy="false"></math:mo>
              </math:mrow>
              <math:mi>E</math:mi>
            </math:msub>
          </math:mrow>
          <math:msub>
            <math:mi>u</math:mi>
            <math:mi>E</math:mi>
          </math:msub>
          <math:mo math:stretchy="false">*</math:mo>
        </math:mrow>
        <math:mrow>
          <math:msub>
            <math:mrow>
              <math:mo math:stretchy="false"></math:mo>
              <math:msub>
                <math:mi>A</math:mi>
                <math:mi>P</math:mi>
              </math:msub>
              <math:mo math:stretchy="false"></math:mo>
            </math:mrow>
            <math:mi>P</math:mi>
          </math:msub>
          <math:mo math:stretchy="false"></math:mo>
          <math:msub>
            <math:mrow>
              <math:mo math:stretchy="false"></math:mo>
              <math:msub>
                <math:mi>A</math:mi>
                <math:mi>P</math:mi>
              </math:msub>
              <math:mo math:stretchy="false"></math:mo>
            </math:mrow>
            <math:mi>E</math:mi>
          </math:msub>
        </math:mrow>
      </math:mfrac>
    </math:mrow>
    <math:annotation math:encoding="StarMath 5.0">u_e %and ~=~ { (A_P)_P u_P %and + (A_P)_E u_E %and } over {(A_P)_P + (A_P)_E}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u</math:mi>
          <math:mi>w</math:mi>
        </math:msub>
        <math:mo math:stretchy="false">=</math:mo>
        <math:msub>
          <math:mi>u</math:mi>
          <math:mi>w</math:mi>
        </math:msub>
      </math:mrow>
      <math:mrow>
        <math:mo math:stretchy="false">*</math:mo>
        <math:mo math:stretchy="false">−</math:mo>
        <math:msubsup>
          <math:mi>d</math:mi>
          <math:mi>w</math:mi>
          <math:mi>u</math:mi>
        </math:msubsup>
      </math:mrow>
      <math:mrow>
        <math:mo math:stretchy="false"></math:mo>
        <math:mrow>
          <math:msub>
            <math:mi>P</math:mi>
            <math:mi>P</math:mi>
          </math:msub>
          <math:mrow>
            <math:mi>'</math:mi>
            <math:mo math:stretchy="false">−</math:mo>
            <math:msub>
              <math:mi>P</math:mi>
              <math:mi>W</math:mi>
            </math:msub>
          </math:mrow>
          <math:mi>'</math:mi>
        </math:mrow>
        <math:mo math:stretchy="false"></math:mo>
      </math:mrow>
    </math:mrow>
    <math:annotation math:encoding="StarMath 5.0">u_w = u_w%and - d_w^u (P_P' - P_W')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v</math:mi>
          <math:mi>n</math:mi>
        </math:msub>
        <math:mo math:stretchy="false">=</math:mo>
        <math:msub>
          <math:mi>v</math:mi>
          <math:mi>n</math:mi>
        </math:msub>
      </math:mrow>
      <math:mrow>
        <math:mo math:stretchy="false">*</math:mo>
        <math:mo math:stretchy="false">−</math:mo>
        <math:msubsup>
          <math:mi>d</math:mi>
          <math:mi>n</math:mi>
          <math:mi>v</math:mi>
        </math:msubsup>
      </math:mrow>
      <math:mrow>
        <math:mo math:stretchy="false"></math:mo>
        <math:mrow>
          <math:msub>
            <math:mi>P</math:mi>
            <math:mi>N</math:mi>
          </math:msub>
          <math:mrow>
            <math:mi>'</math:mi>
            <math:mo math:stretchy="false">−</math:mo>
            <math:msub>
              <math:mi>P</math:mi>
              <math:mi>P</math:mi>
            </math:msub>
          </math:mrow>
          <math:mi>'</math:mi>
        </math:mrow>
        <math:mo math:stretchy="false"></math:mo>
      </math:mrow>
    </math:mrow>
    <math:annotation math:encoding="StarMath 5.0">v_n = v_n%and - d_n^v (P_N' - P_P')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v</math:mi>
          <math:mi>s</math:mi>
        </math:msub>
        <math:mo math:stretchy="false">=</math:mo>
        <math:msub>
          <math:mi>v</math:mi>
          <math:mi>s</math:mi>
        </math:msub>
      </math:mrow>
      <math:mrow>
        <math:mo math:stretchy="false">*</math:mo>
        <math:mo math:stretchy="false">−</math:mo>
        <math:msubsup>
          <math:mi>d</math:mi>
          <math:mi>s</math:mi>
          <math:mi>v</math:mi>
        </math:msubsup>
      </math:mrow>
      <math:mrow>
        <math:mo math:stretchy="false"></math:mo>
        <math:mrow>
          <math:msub>
            <math:mi>P</math:mi>
            <math:mi>P</math:mi>
          </math:msub>
          <math:mrow>
            <math:mi>'</math:mi>
            <math:mo math:stretchy="false">−</math:mo>
            <math:msub>
              <math:mi>P</math:mi>
              <math:mi>S</math:mi>
            </math:msub>
          </math:mrow>
          <math:mi>'</math:mi>
        </math:mrow>
        <math:mo math:stretchy="false"></math:mo>
      </math:mrow>
    </math:mrow>
    <math:annotation math:encoding="StarMath 5.0">v_s = v_s%and - d_s^v (P_P' - P_S')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o math:stretchy="false">∫</math:mo>
          <math:mrow>
            <math:mi>V</math:mi>
            <math:mi>,</math:mi>
            <math:mi>t</math:mi>
          </math:mrow>
        </math:msub>
        <math:mi>S</math:mi>
      </math:mrow>
      <math:mi math:fontstyle="italic">dV</math:mi>
      <math:mrow>
        <math:mi math:fontstyle="italic">dt</math:mi>
        <math:mo math:stretchy="false">≈</math:mo>
        <math:msub>
          <math:mi>S</math:mi>
          <math:mi>P</math:mi>
        </math:msub>
      </math:mrow>
      <math:mrow>
        <math:msub>
          <math:mi>u</math:mi>
          <math:mi>P</math:mi>
        </math:msub>
        <math:mo math:stretchy="false"></math:mo>
        <math:msub>
          <math:mi>S</math:mi>
          <math:mi>e</math:mi>
        </math:msub>
      </math:mrow>
      <math:mrow>
        <math:msub>
          <math:mi>u</math:mi>
          <math:mi>E</math:mi>
        </math:msub>
        <math:mo math:stretchy="false"></math:mo>
        <math:msub>
          <math:mi>S</math:mi>
          <math:mi>w</math:mi>
        </math:msub>
      </math:mrow>
      <math:mrow>
        <math:msub>
          <math:mi>u</math:mi>
          <math:mi>W</math:mi>
        </math:msub>
        <math:mo math:stretchy="false"></math:mo>
        <math:msub>
          <math:mi>S</math:mi>
          <math:mi>c</math:mi>
        </math:msub>
      </math:mrow>
    </math:mrow>
    <math:annotation math:encoding="StarMath 5.0">int_{V,t}{ S } dV dt approx S_P u_P + S_e u_E + S_w u_W + S_c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sub>
        <math:mi>u</math:mi>
        <math:mi>P</math:mi>
      </math:msub>
      <math:mrow>
        <math:mo math:stretchy="false">=</math:mo>
      </math:mrow>
      <math:mfrac>
        <math:mrow>
          <math:msub>
            <math:mi>u</math:mi>
            <math:mi>e</math:mi>
          </math:msub>
          <math:mo math:stretchy="false"></math:mo>
          <math:msub>
            <math:mi>u</math:mi>
            <math:mi>w</math:mi>
          </math:msub>
        </math:mrow>
        <math:mn>2</math:mn>
      </math:mfrac>
    </math:mrow>
    <math:annotation math:encoding="StarMath 5.0">u_P ~=~ {u_e + u_w} over 2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sub>
        <math:mi>v</math:mi>
        <math:mi>P</math:mi>
      </math:msub>
      <math:mrow>
        <math:mo math:stretchy="false">=</math:mo>
      </math:mrow>
      <math:mfrac>
        <math:mrow>
          <math:msub>
            <math:mi>v</math:mi>
            <math:mi>n</math:mi>
          </math:msub>
          <math:mo math:stretchy="false"></math:mo>
          <math:msub>
            <math:mi>v</math:mi>
            <math:mi>s</math:mi>
          </math:msub>
        </math:mrow>
        <math:mn>2</math:mn>
      </math:mfrac>
    </math:mrow>
    <math:annotation math:encoding="StarMath 5.0">v_P ~=~ {v_n + v_s} over 2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row>
      <math:mo math:stretchy="false"></math:mo>
      <math:mrow>
        <math:mo math:stretchy="false">=</math:mo>
      </math:mrow>
      <math:mo math:stretchy="false"></math:mo>
      <math:mrow>
        <math:mo math:stretchy="false">*</math:mo>
        <math:mo math:stretchy="false"></math:mo>
        <math:mfrac>
          <math:mrow>
            <math:mi>P</math:mi>
            <math:mi>'</math:mi>
          </math:mrow>
          <math:mrow>
            <math:mi>R</math:mi>
            <math:mi>T</math:mi>
          </math:mrow>
        </math:mfrac>
      </math:mrow>
    </math:mrow>
    <math:annotation math:encoding="StarMath 5.0">%rho ~=~ %rho %and + {P'}over{R T}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o math:stretchy="false">∫</math:mo>
              <math:mrow>
                <math:mi>V</math:mi>
                <math:mi>,</math:mi>
                <math:mi>t</math:mi>
              </math:mrow>
            </math:msub>
            <math:mrow>
              <math:mfrac>
                <math:mo math:stretchy="false">∂</math:mo>
                <math:mrow>
                  <math:mo math:stretchy="false">∂</math:mo>
                  <math:mi>t</math:mi>
                </math:mrow>
              </math:mfrac>
              <math:mrow>
                <math:mo math:stretchy="false">(</math:mo>
                <math:msub>
                  <math:mi>E</math:mi>
                  <math:mi>t</math:mi>
                </math:msub>
                <math:mo math:stretchy="false">)</math:mo>
              </math:mrow>
            </math:mrow>
          </math:mrow>
          <math:mi math:fontstyle="italic">dV</math:mi>
          <math:mi math:fontstyle="italic">dt</math:mi>
          <math:mrow>
            <math:mi/>
            <math:mo math:stretchy="false">+</math:mo>
            <math:mi/>
          </math:mrow>
          <math:mrow>
            <math:msub>
              <math:mo math:stretchy="false">∫</math:mo>
              <math:mrow>
                <math:mi>V</math:mi>
                <math:mi>,</math:mi>
                <math:mi>t</math:mi>
              </math:mrow>
            </math:msub>
            <math:mrow>
              <math:mfrac>
                <math:mo math:stretchy="false">∂</math:mo>
                <math:mrow>
                  <math:mo math:stretchy="false">∂</math:mo>
                  <math:mi>x</math:mi>
                </math:mrow>
              </math:mfrac>
              <math:mfenced math:open="[" math:close="]">
                <math:mrow>
                  <math:mrow>
                    <math:mo math:stretchy="false">(</math:mo>
                    <math:mrow>
                      <math:msub>
                        <math:mi>E</math:mi>
                        <math:mi>t</math:mi>
                      </math:msub>
                      <math:mo math:stretchy="false">+</math:mo>
                      <math:mi>p</math:mi>
                    </math:mrow>
                    <math:mo math:stretchy="false">)</math:mo>
                  </math:mrow>
                  <math:mrow>
                    <math:mi>u</math:mi>
                    <math:mo math:stretchy="false">−</math:mo>
                    <math:mi>u</math:mi>
                  </math:mrow>
                  <math:mrow>
                    <math:msub>
                      <math:mo math:stretchy="false">τ</math:mo>
                      <math:mi math:fontstyle="italic">xx</math:mi>
                    </math:msub>
                    <math:mo math:stretchy="false">−</math:mo>
                    <math:mi>v</math:mi>
                  </math:mrow>
                  <math:mrow>
                    <math:msub>
                      <math:mo math:stretchy="false">τ</math:mo>
                      <math:mi math:fontstyle="italic">xy</math:mi>
                    </math:msub>
                    <math:mo math:stretchy="false">+</math:mo>
                    <math:msub>
                      <math:mi>q</math:mi>
                      <math:mi>x</math:mi>
                    </math:msub>
                  </math:mrow>
                </math:mrow>
              </math:mfenced>
            </math:mrow>
          </math:mrow>
          <math:mi math:fontstyle="italic">dV</math:mi>
          <math:mi math:fontstyle="italic">dt</math:mi>
        </math:mrow>
      </math:mtr>
      <math:mtr>
        <math:mrow>
          <math:mrow>
            <math:mo math:stretchy="false">+</math:mo>
            <math:mi/>
          </math:mrow>
          <math:mrow>
            <math:msub>
              <math:mo math:stretchy="false">∫</math:mo>
              <math:mrow>
                <math:mi>V</math:mi>
                <math:mi>,</math:mi>
                <math:mi>t</math:mi>
              </math:mrow>
            </math:msub>
            <math:mrow>
              <math:mfrac>
                <math:mo math:stretchy="false">∂</math:mo>
                <math:mrow>
                  <math:mo math:stretchy="false">∂</math:mo>
                  <math:mi>y</math:mi>
                </math:mrow>
              </math:mfrac>
              <math:mfenced math:open="[" math:close="]">
                <math:mrow>
                  <math:mrow>
                    <math:mo math:stretchy="false">(</math:mo>
                    <math:mrow>
                      <math:msub>
                        <math:mi>E</math:mi>
                        <math:mi>t</math:mi>
                      </math:msub>
                      <math:mo math:stretchy="false">+</math:mo>
                      <math:mi>p</math:mi>
                    </math:mrow>
                    <math:mo math:stretchy="false">)</math:mo>
                  </math:mrow>
                  <math:mrow>
                    <math:mi>v</math:mi>
                    <math:mo math:stretchy="false">−</math:mo>
                    <math:mi>u</math:mi>
                  </math:mrow>
                  <math:mrow>
                    <math:msub>
                      <math:mo math:stretchy="false">τ</math:mo>
                      <math:mi math:fontstyle="italic">xy</math:mi>
                    </math:msub>
                    <math:mo math:stretchy="false">−</math:mo>
                    <math:mi>v</math:mi>
                  </math:mrow>
                  <math:mrow>
                    <math:msub>
                      <math:mo math:stretchy="false">τ</math:mo>
                      <math:mi math:fontstyle="italic">yy</math:mi>
                    </math:msub>
                    <math:mo math:stretchy="false">+</math:mo>
                    <math:msub>
                      <math:mi>q</math:mi>
                      <math:mi>y</math:mi>
                    </math:msub>
                  </math:mrow>
                </math:mrow>
              </math:mfenced>
            </math:mrow>
          </math:mrow>
          <math:mi math:fontstyle="italic">dV</math:mi>
          <math:mi math:fontstyle="italic">dt</math:mi>
          <math:mrow>
            <math:mi/>
            <math:mo math:stretchy="false">=</math:mo>
            <math:mi/>
          </math:mrow>
          <math:mn>0</math:mn>
        </math:mrow>
      </math:mtr>
    </math:mtable>
    <math:annotation math:encoding="StarMath 5.0">int_{V,t}{ partial over {partial t} (E_t)} dV dt ~+~ 
int_{V,t}{ partial over {partial x} left[ (E_t + p)u - u %tau_{xx} - v %tau_{xy} + q_x right]} dV dt 
newline
+~ int_{V,t}{ partial over {partial y} left[ (E_t + p)v - u %tau_{xy} - v %tau_{yy} + q_y right]} dV dt ~=~ 0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sub>
        <math:mi>F</math:mi>
        <math:mi>P</math:mi>
      </math:msub>
      <math:mrow>
        <math:msub>
          <math:mrow>
            <math:mo math:stretchy="false">(</math:mo>
            <math:msub>
              <math:mi>E</math:mi>
              <math:mi>t</math:mi>
            </math:msub>
            <math:mo math:stretchy="false">)</math:mo>
          </math:mrow>
          <math:mi>P</math:mi>
        </math:msub>
        <math:mo math:stretchy="false">+</math:mo>
        <math:msub>
          <math:mi>F</math:mi>
          <math:mi>e</math:mi>
        </math:msub>
      </math:mrow>
      <math:mrow>
        <math:msub>
          <math:mrow>
            <math:mo math:stretchy="false">(</math:mo>
            <math:msub>
              <math:mi>E</math:mi>
              <math:mi>t</math:mi>
            </math:msub>
            <math:mo math:stretchy="false">)</math:mo>
          </math:mrow>
          <math:mi>E</math:mi>
        </math:msub>
        <math:mo math:stretchy="false">+</math:mo>
        <math:msub>
          <math:mi>F</math:mi>
          <math:mi>w</math:mi>
        </math:msub>
      </math:mrow>
      <math:mrow>
        <math:msub>
          <math:mrow>
            <math:mo math:stretchy="false">(</math:mo>
            <math:msub>
              <math:mi>E</math:mi>
              <math:mi>t</math:mi>
            </math:msub>
            <math:mo math:stretchy="false">)</math:mo>
          </math:mrow>
          <math:mi>W</math:mi>
        </math:msub>
        <math:mo math:stretchy="false">+</math:mo>
        <math:msub>
          <math:mi>F</math:mi>
          <math:mi>n</math:mi>
        </math:msub>
      </math:mrow>
      <math:mrow>
        <math:msub>
          <math:mrow>
            <math:mo math:stretchy="false">(</math:mo>
            <math:msub>
              <math:mi>E</math:mi>
              <math:mi>t</math:mi>
            </math:msub>
            <math:mo math:stretchy="false">)</math:mo>
          </math:mrow>
          <math:mi>N</math:mi>
        </math:msub>
        <math:mo math:stretchy="false">+</math:mo>
        <math:msub>
          <math:mi>F</math:mi>
          <math:mi>s</math:mi>
        </math:msub>
      </math:mrow>
      <math:msub>
        <math:mrow>
          <math:mo math:stretchy="false">(</math:mo>
          <math:msub>
            <math:mi>E</math:mi>
            <math:mi>t</math:mi>
          </math:msub>
          <math:mo math:stretchy="false">)</math:mo>
        </math:mrow>
        <math:mi>S</math:mi>
      </math:msub>
      <math:mrow>
        <math:mi/>
        <math:mo math:stretchy="false">=</math:mo>
        <math:mi/>
      </math:mrow>
      <math:mi>B</math:mi>
    </math:mrow>
    <math:annotation math:encoding="StarMath 5.0">F_P (E_t)_P + F_e (E_t)_E + F_w (E_t)_W + F_n (E_t)_N + F_s (E_t)_S ~=~ B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sub>
        <math:mi>F</math:mi>
        <math:mi>P</math:mi>
      </math:msub>
      <math:mrow>
        <math:mi/>
        <math:mo math:stretchy="false">=</math:mo>
        <math:mi/>
      </math:mrow>
      <math:mrow>
        <math:mn>1</math:mn>
        <math:mo math:stretchy="false">+</math:mo>
        <math:mfrac>
          <math:mrow>
            <math:mo math:stretchy="false">Δ</math:mo>
            <math:mi>t</math:mi>
          </math:mrow>
          <math:mrow>
            <math:mo math:stretchy="false">Δ</math:mo>
            <math:mi>x</math:mi>
          </math:mrow>
        </math:mfrac>
      </math:mrow>
      <math:msub>
        <math:mi>u</math:mi>
        <math:mi>e</math:mi>
      </math:msub>
      <math:mrow>
        <math:mfenced math:open="" math:close="">
          <math:mrow>
            <math:mfrac>
              <math:mn>1</math:mn>
              <math:mn>2</math:mn>
            </math:mfrac>
            <math:mo math:stretchy="false">+</math:mo>
            <math:msub>
              <math:mo math:stretchy="false">γ</math:mo>
              <math:mi>e</math:mi>
            </math:msub>
          </math:mrow>
        </math:mfenced>
        <math:mo math:stretchy="false">−</math:mo>
        <math:mfrac>
          <math:mrow>
            <math:mo math:stretchy="false">Δ</math:mo>
            <math:mi>t</math:mi>
          </math:mrow>
          <math:mrow>
            <math:mo math:stretchy="false">Δ</math:mo>
            <math:mi>x</math:mi>
          </math:mrow>
        </math:mfrac>
      </math:mrow>
      <math:msub>
        <math:mi>u</math:mi>
        <math:mi>w</math:mi>
      </math:msub>
      <math:mrow>
        <math:mfenced math:open="" math:close="">
          <math:mrow>
            <math:mfrac>
              <math:mn>1</math:mn>
              <math:mn>2</math:mn>
            </math:mfrac>
            <math:mo math:stretchy="false">−</math:mo>
            <math:msub>
              <math:mo math:stretchy="false">γ</math:mo>
              <math:mi>w</math:mi>
            </math:msub>
          </math:mrow>
        </math:mfenced>
        <math:mo math:stretchy="false">+</math:mo>
        <math:mfrac>
          <math:mrow>
            <math:mo math:stretchy="false">Δ</math:mo>
            <math:mi>t</math:mi>
          </math:mrow>
          <math:mrow>
            <math:mo math:stretchy="false">Δ</math:mo>
            <math:mi>y</math:mi>
          </math:mrow>
        </math:mfrac>
      </math:mrow>
      <math:msub>
        <math:mi>v</math:mi>
        <math:mi>n</math:mi>
      </math:msub>
      <math:mrow>
        <math:mfenced math:open="" math:close="">
          <math:mrow>
            <math:mfrac>
              <math:mn>1</math:mn>
              <math:mn>2</math:mn>
            </math:mfrac>
            <math:mo math:stretchy="false">+</math:mo>
            <math:msub>
              <math:mo math:stretchy="false">γ</math:mo>
              <math:mi>n</math:mi>
            </math:msub>
          </math:mrow>
        </math:mfenced>
        <math:mo math:stretchy="false">−</math:mo>
        <math:mfrac>
          <math:mrow>
            <math:mo math:stretchy="false">Δ</math:mo>
            <math:mi>t</math:mi>
          </math:mrow>
          <math:mrow>
            <math:mo math:stretchy="false">Δ</math:mo>
            <math:mi>y</math:mi>
          </math:mrow>
        </math:mfrac>
      </math:mrow>
      <math:msub>
        <math:mi>v</math:mi>
        <math:mi>s</math:mi>
      </math:msub>
      <math:mfenced math:open="" math:close="">
        <math:mrow>
          <math:mfrac>
            <math:mn>1</math:mn>
            <math:mn>2</math:mn>
          </math:mfrac>
          <math:mo math:stretchy="false">−</math:mo>
          <math:msub>
            <math:mo math:stretchy="false">γ</math:mo>
            <math:mi>s</math:mi>
          </math:msub>
        </math:mrow>
      </math:mfenced>
    </math:mrow>
    <math:annotation math:encoding="StarMath 5.0">F_P ~=~ 1 + {%DELTA t} over {%DELTA x} u_e left( {1 over 2} + %gamma_e right) - {%DELTA t} over {%DELTA x} u_w left( {1 over 2} - %gamma_w right) + {%DELTA t} over {%DELTA y} v_n left( {1 over 2} + %gamma_n right) - {%DELTA t} over {%DELTA y} v_s left( {1 over 2} - %gamma_s right)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sub>
        <math:mi>F</math:mi>
        <math:mi>e</math:mi>
      </math:msub>
      <math:mrow>
        <math:mi/>
        <math:mo math:stretchy="false">=</math:mo>
        <math:mi/>
      </math:mrow>
      <math:mfrac>
        <math:mrow>
          <math:mo math:stretchy="false">Δ</math:mo>
          <math:mi>t</math:mi>
        </math:mrow>
        <math:mrow>
          <math:mo math:stretchy="false">Δ</math:mo>
          <math:mi>x</math:mi>
        </math:mrow>
      </math:mfrac>
      <math:msub>
        <math:mi>u</math:mi>
        <math:mi>e</math:mi>
      </math:msub>
      <math:mfenced math:open="" math:close="">
        <math:mrow>
          <math:mfrac>
            <math:mn>1</math:mn>
            <math:mn>2</math:mn>
          </math:mfrac>
          <math:mo math:stretchy="false">−</math:mo>
          <math:msub>
            <math:mo math:stretchy="false">γ</math:mo>
            <math:mi>e</math:mi>
          </math:msub>
        </math:mrow>
      </math:mfenced>
    </math:mrow>
    <math:annotation math:encoding="StarMath 5.0">F_e ~=~ {%DELTA t} over {%DELTA x} u_e left( {1 over 2} - %gamma_e right)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row>
      <math:msub>
        <math:mi>F</math:mi>
        <math:mi>w</math:mi>
      </math:msub>
      <math:mrow>
        <math:mi/>
        <math:mo math:stretchy="false">=</math:mo>
        <math:mrow>
          <math:mi/>
          <math:mo math:stretchy="false">−</math:mo>
          <math:mi/>
        </math:mrow>
      </math:mrow>
      <math:mfrac>
        <math:mrow>
          <math:mo math:stretchy="false">Δ</math:mo>
          <math:mi>t</math:mi>
        </math:mrow>
        <math:mrow>
          <math:mo math:stretchy="false">Δ</math:mo>
          <math:mi>x</math:mi>
        </math:mrow>
      </math:mfrac>
      <math:msub>
        <math:mi>u</math:mi>
        <math:mi>w</math:mi>
      </math:msub>
      <math:mfenced math:open="" math:close="">
        <math:mrow>
          <math:mfrac>
            <math:mn>1</math:mn>
            <math:mn>2</math:mn>
          </math:mfrac>
          <math:mo math:stretchy="false">+</math:mo>
          <math:msub>
            <math:mo math:stretchy="false">γ</math:mo>
            <math:mi>w</math:mi>
          </math:msub>
        </math:mrow>
      </math:mfenced>
    </math:mrow>
    <math:annotation math:encoding="StarMath 5.0">F_w ~=~ -~ {%DELTA t} over {%DELTA x} u_w left( {1 over 2} + %gamma_w right)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row>
      <math:msub>
        <math:mi>F</math:mi>
        <math:mi>n</math:mi>
      </math:msub>
      <math:mrow>
        <math:mi/>
        <math:mo math:stretchy="false">=</math:mo>
        <math:mi/>
      </math:mrow>
      <math:mfrac>
        <math:mrow>
          <math:mo math:stretchy="false">Δ</math:mo>
          <math:mi>t</math:mi>
        </math:mrow>
        <math:mrow>
          <math:mo math:stretchy="false">Δ</math:mo>
          <math:mi>y</math:mi>
        </math:mrow>
      </math:mfrac>
      <math:msub>
        <math:mi>v</math:mi>
        <math:mi>n</math:mi>
      </math:msub>
      <math:mfenced math:open="" math:close="">
        <math:mrow>
          <math:mfrac>
            <math:mn>1</math:mn>
            <math:mn>2</math:mn>
          </math:mfrac>
          <math:mo math:stretchy="false">−</math:mo>
          <math:msub>
            <math:mo math:stretchy="false">γ</math:mo>
            <math:mi>n</math:mi>
          </math:msub>
        </math:mrow>
      </math:mfenced>
    </math:mrow>
    <math:annotation math:encoding="StarMath 5.0">F_n ~=~ {%DELTA t} over {%DELTA y} v_n left( {1 over 2} - %gamma_n right)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row>
      <math:msub>
        <math:mi>F</math:mi>
        <math:mi>s</math:mi>
      </math:msub>
      <math:mrow>
        <math:mi/>
        <math:mo math:stretchy="false">=</math:mo>
        <math:mrow>
          <math:mi/>
          <math:mo math:stretchy="false">−</math:mo>
          <math:mi/>
        </math:mrow>
      </math:mrow>
      <math:mfrac>
        <math:mrow>
          <math:mo math:stretchy="false">Δ</math:mo>
          <math:mi>t</math:mi>
        </math:mrow>
        <math:mrow>
          <math:mo math:stretchy="false">Δ</math:mo>
          <math:mi>y</math:mi>
        </math:mrow>
      </math:mfrac>
      <math:msub>
        <math:mi>v</math:mi>
        <math:mi>s</math:mi>
      </math:msub>
      <math:mfenced math:open="" math:close="">
        <math:mrow>
          <math:mfrac>
            <math:mn>1</math:mn>
            <math:mn>2</math:mn>
          </math:mfrac>
          <math:mo math:stretchy="false">+</math:mo>
          <math:msub>
            <math:mo math:stretchy="false">γ</math:mo>
            <math:mi>s</math:mi>
          </math:msub>
        </math:mrow>
      </math:mfenced>
    </math:mrow>
    <math:annotation math:encoding="StarMath 5.0">F_s ~=~ -~ {%DELTA t} over {%DELTA y} v_s left( {1 over 2} + %gamma_s right)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sub>
        <math:mi>S</math:mi>
        <math:mi>P</math:mi>
      </math:msub>
      <math:mrow>
        <math:mo math:stretchy="false">=</math:mo>
      </math:mrow>
      <math:mfrac>
        <math:mrow>
          <math:mo math:stretchy="false"></math:mo>
          <math:mi>t</math:mi>
          <math:mo math:stretchy="false"></math:mo>
          <math:mi>y</math:mi>
        </math:mrow>
        <math:mrow>
          <math:mn>3</math:mn>
          <math:mo math:stretchy="false"></math:mo>
          <math:mi>x</math:mi>
        </math:mrow>
      </math:mfrac>
      <math:mfenced math:open="" math:close="">
        <math:mrow>
          <math:mrow>
            <math:mo math:stretchy="false">−</math:mo>
            <math:msub>
              <math:mo math:stretchy="false"></math:mo>
              <math:mi>e</math:mi>
            </math:msub>
          </math:mrow>
          <math:mo math:stretchy="false">−</math:mo>
          <math:msub>
            <math:mo math:stretchy="false"></math:mo>
            <math:mi>w</math:mi>
          </math:msub>
        </math:mrow>
      </math:mfenced>
    </math:mrow>
    <math:annotation math:encoding="StarMath 5.0">S_P ~=~ {%DELTA t %DELTA y} over {3 %DELTA x} left( - %mu_e - %mu_w right)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B</math:mi>
          <math:mrow>
            <math:mi/>
            <math:mo math:stretchy="false">=</math:mo>
            <math:mi/>
          </math:mrow>
          <math:msub>
            <math:mrow>
              <math:mo math:stretchy="false">(</math:mo>
              <math:msubsup>
                <math:mi>E</math:mi>
                <math:mi>t</math:mi>
                <math:mrow>
                  <math:mo math:stretchy="false">(</math:mo>
                  <math:mn>0</math:mn>
                  <math:mo math:stretchy="false">)</math:mo>
                </math:mrow>
              </math:msubsup>
              <math:mo math:stretchy="false">)</math:mo>
            </math:mrow>
            <math:mi>P</math:mi>
          </math:msub>
        </math:mrow>
      </math:mtr>
      <math:mtr>
        <math:mrow>
          <math:mrow>
            <math:mo math:stretchy="false">−</math:mo>
            <math:mi/>
          </math:mrow>
          <math:mfrac>
            <math:mrow>
              <math:mo math:stretchy="false">Δ</math:mo>
              <math:mi>t</math:mi>
            </math:mrow>
            <math:mrow>
              <math:mo math:stretchy="false">Δ</math:mo>
              <math:mi>x</math:mi>
            </math:mrow>
          </math:mfrac>
          <math:mfenced math:open="[" math:close="]">
            <math:mrow>
              <math:mrow>
                <math:mrow>
                  <math:mrow>
                    <math:mrow>
                      <math:mrow>
                        <math:mrow>
                          <math:msub>
                            <math:mrow>
                              <math:mo math:stretchy="false">(</math:mo>
                              <math:mrow>
                                <math:mi>p</math:mi>
                                <math:mi>u</math:mi>
                              </math:mrow>
                              <math:mo math:stretchy="false">)</math:mo>
                            </math:mrow>
                            <math:mi>e</math:mi>
                          </math:msub>
                          <math:mo math:stretchy="false">−</math:mo>
                          <math:msub>
                            <math:mrow>
                              <math:mo math:stretchy="false">(</math:mo>
                              <math:mrow>
                                <math:mi>u</math:mi>
                                <math:msub>
                                  <math:mo math:stretchy="false">τ</math:mo>
                                  <math:mi math:fontstyle="italic">xx</math:mi>
                                </math:msub>
                              </math:mrow>
                              <math:mo math:stretchy="false">)</math:mo>
                            </math:mrow>
                            <math:mi>e</math:mi>
                          </math:msub>
                        </math:mrow>
                        <math:mo math:stretchy="false">−</math:mo>
                        <math:msub>
                          <math:mrow>
                            <math:mo math:stretchy="false">(</math:mo>
                            <math:mrow>
                              <math:mi>v</math:mi>
                              <math:msub>
                                <math:mo math:stretchy="false">τ</math:mo>
                                <math:mi math:fontstyle="italic">xy</math:mi>
                              </math:msub>
                            </math:mrow>
                            <math:mo math:stretchy="false">)</math:mo>
                          </math:mrow>
                          <math:mi>e</math:mi>
                        </math:msub>
                      </math:mrow>
                      <math:mo math:stretchy="false">+</math:mo>
                      <math:msub>
                        <math:mrow>
                          <math:mo math:stretchy="false">(</math:mo>
                          <math:msub>
                            <math:mi>q</math:mi>
                            <math:mi>x</math:mi>
                          </math:msub>
                          <math:mo math:stretchy="false">)</math:mo>
                        </math:mrow>
                        <math:mi>e</math:mi>
                      </math:msub>
                    </math:mrow>
                    <math:mo math:stretchy="false">−</math:mo>
                    <math:msub>
                      <math:mrow>
                        <math:mo math:stretchy="false">(</math:mo>
                        <math:mrow>
                          <math:mi>p</math:mi>
                          <math:mi>u</math:mi>
                        </math:mrow>
                        <math:mo math:stretchy="false">)</math:mo>
                      </math:mrow>
                      <math:mi>w</math:mi>
                    </math:msub>
                  </math:mrow>
                  <math:mo math:stretchy="false">+</math:mo>
                  <math:msub>
                    <math:mrow>
                      <math:mo math:stretchy="false">(</math:mo>
                      <math:mrow>
                        <math:mi>u</math:mi>
                        <math:msub>
                          <math:mo math:stretchy="false">τ</math:mo>
                          <math:mi math:fontstyle="italic">xx</math:mi>
                        </math:msub>
                      </math:mrow>
                      <math:mo math:stretchy="false">)</math:mo>
                    </math:mrow>
                    <math:mi>w</math:mi>
                  </math:msub>
                </math:mrow>
                <math:mo math:stretchy="false">+</math:mo>
                <math:msub>
                  <math:mrow>
                    <math:mo math:stretchy="false">(</math:mo>
                    <math:mrow>
                      <math:mi>v</math:mi>
                      <math:msub>
                        <math:mo math:stretchy="false">τ</math:mo>
                        <math:mi math:fontstyle="italic">xy</math:mi>
                      </math:msub>
                    </math:mrow>
                    <math:mo math:stretchy="false">)</math:mo>
                  </math:mrow>
                  <math:mi>w</math:mi>
                </math:msub>
              </math:mrow>
              <math:mo math:stretchy="false">−</math:mo>
              <math:msub>
                <math:mrow>
                  <math:mo math:stretchy="false">(</math:mo>
                  <math:msub>
                    <math:mi>q</math:mi>
                    <math:mi>x</math:mi>
                  </math:msub>
                  <math:mo math:stretchy="false">)</math:mo>
                </math:mrow>
                <math:mi>w</math:mi>
              </math:msub>
            </math:mrow>
          </math:mfenced>
        </math:mrow>
      </math:mtr>
      <math:mtr>
        <math:mrow>
          <math:mrow>
            <math:mo math:stretchy="false">−</math:mo>
            <math:mi/>
          </math:mrow>
          <math:mfrac>
            <math:mrow>
              <math:mo math:stretchy="false">Δ</math:mo>
              <math:mi>t</math:mi>
            </math:mrow>
            <math:mrow>
              <math:mo math:stretchy="false">Δ</math:mo>
              <math:mi>y</math:mi>
            </math:mrow>
          </math:mfrac>
          <math:mfenced math:open="[" math:close="]">
            <math:mrow>
              <math:mrow>
                <math:mrow>
                  <math:mrow>
                    <math:mrow>
                      <math:mrow>
                        <math:mrow>
                          <math:msub>
                            <math:mrow>
                              <math:mo math:stretchy="false">(</math:mo>
                              <math:mrow>
                                <math:mi>p</math:mi>
                                <math:mi>v</math:mi>
                              </math:mrow>
                              <math:mo math:stretchy="false">)</math:mo>
                            </math:mrow>
                            <math:mi>n</math:mi>
                          </math:msub>
                          <math:mo math:stretchy="false">−</math:mo>
                          <math:msub>
                            <math:mrow>
                              <math:mo math:stretchy="false">(</math:mo>
                              <math:mrow>
                                <math:mi>u</math:mi>
                                <math:msub>
                                  <math:mo math:stretchy="false">τ</math:mo>
                                  <math:mi math:fontstyle="italic">xy</math:mi>
                                </math:msub>
                              </math:mrow>
                              <math:mo math:stretchy="false">)</math:mo>
                            </math:mrow>
                            <math:mi>n</math:mi>
                          </math:msub>
                        </math:mrow>
                        <math:mo math:stretchy="false">−</math:mo>
                        <math:msub>
                          <math:mrow>
                            <math:mo math:stretchy="false">(</math:mo>
                            <math:mrow>
                              <math:mi>v</math:mi>
                              <math:msub>
                                <math:mo math:stretchy="false">τ</math:mo>
                                <math:mi math:fontstyle="italic">yy</math:mi>
                              </math:msub>
                            </math:mrow>
                            <math:mo math:stretchy="false">)</math:mo>
                          </math:mrow>
                          <math:mi>n</math:mi>
                        </math:msub>
                      </math:mrow>
                      <math:mo math:stretchy="false">+</math:mo>
                      <math:msub>
                        <math:mrow>
                          <math:mo math:stretchy="false">(</math:mo>
                          <math:msub>
                            <math:mi>q</math:mi>
                            <math:mi>y</math:mi>
                          </math:msub>
                          <math:mo math:stretchy="false">)</math:mo>
                        </math:mrow>
                        <math:mi>n</math:mi>
                      </math:msub>
                    </math:mrow>
                    <math:mo math:stretchy="false">−</math:mo>
                    <math:msub>
                      <math:mrow>
                        <math:mo math:stretchy="false">(</math:mo>
                        <math:mrow>
                          <math:mi>p</math:mi>
                          <math:mi>v</math:mi>
                        </math:mrow>
                        <math:mo math:stretchy="false">)</math:mo>
                      </math:mrow>
                      <math:mi>s</math:mi>
                    </math:msub>
                  </math:mrow>
                  <math:mo math:stretchy="false">+</math:mo>
                  <math:msub>
                    <math:mrow>
                      <math:mo math:stretchy="false">(</math:mo>
                      <math:mrow>
                        <math:mi>u</math:mi>
                        <math:msub>
                          <math:mo math:stretchy="false">τ</math:mo>
                          <math:mi math:fontstyle="italic">xy</math:mi>
                        </math:msub>
                      </math:mrow>
                      <math:mo math:stretchy="false">)</math:mo>
                    </math:mrow>
                    <math:mi>s</math:mi>
                  </math:msub>
                </math:mrow>
                <math:mo math:stretchy="false">+</math:mo>
                <math:msub>
                  <math:mrow>
                    <math:mo math:stretchy="false">(</math:mo>
                    <math:mrow>
                      <math:mi>v</math:mi>
                      <math:msub>
                        <math:mo math:stretchy="false">τ</math:mo>
                        <math:mi math:fontstyle="italic">yy</math:mi>
                      </math:msub>
                    </math:mrow>
                    <math:mo math:stretchy="false">)</math:mo>
                  </math:mrow>
                  <math:mi>s</math:mi>
                </math:msub>
              </math:mrow>
              <math:mo math:stretchy="false">−</math:mo>
              <math:msub>
                <math:mrow>
                  <math:mo math:stretchy="false">(</math:mo>
                  <math:msub>
                    <math:mi>q</math:mi>
                    <math:mi>y</math:mi>
                  </math:msub>
                  <math:mo math:stretchy="false">)</math:mo>
                </math:mrow>
                <math:mi>s</math:mi>
              </math:msub>
            </math:mrow>
          </math:mfenced>
        </math:mrow>
      </math:mtr>
    </math:mtable>
    <math:annotation math:encoding="StarMath 5.0">B ~=~  (E_t^{(0)})_P 
newline 
-~ {%DELTA t}over{%DELTA x} left[ (p u)_e - (u %tau_{xx})_e - (v %tau_{xy})_e + (q_x)_e - (p u)_w + (u %tau_{xx})_w + (v %tau_{xy})_w - (q_x)_w right]
newline
-~ {%DELTA t}over{%DELTA y} left[ (p v)_n - (u %tau_{xy})_n - (v %tau_{yy})_n + (q_y)_n - (p v)_s + (u %tau_{xy})_s + (v %tau_{yy})_s - (q_y)_s right]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/>
</file>

<file path=Object 42/content.xml><?xml version="1.0" encoding="utf-8"?>
<!DOCTYPE math  PUBLIC '-//OpenOffice.org//DTD Modified W3C MathML 1.01//EN'  'math.dtd'>
<math:math xmlns:math="http://www.w3.org/1998/Math/MathML">
  <math:semantics>
    <math:mrow>
      <math:msub>
        <math:mrow>
          <math:mo math:stretchy="false">(</math:mo>
          <math:msubsup>
            <math:mi>E</math:mi>
            <math:mi>t</math:mi>
            <math:mrow>
              <math:mo math:stretchy="false">(</math:mo>
              <math:mn>0</math:mn>
              <math:mo math:stretchy="false">)</math:mo>
            </math:mrow>
          </math:msubsup>
          <math:mo math:stretchy="false">)</math:mo>
        </math:mrow>
        <math:mi>P</math:mi>
      </math:msub>
      <math:mrow>
        <math:mi/>
        <math:mo math:stretchy="false">=</math:mo>
        <math:mi/>
      </math:mrow>
      <math:msubsup>
        <math:mo math:stretchy="false">ρ</math:mo>
        <math:mi>P</math:mi>
        <math:mrow>
          <math:mo math:stretchy="false">(</math:mo>
          <math:mn>0</math:mn>
          <math:mo math:stretchy="false">)</math:mo>
        </math:mrow>
      </math:msubsup>
      <math:mfenced math:open="" math:close="">
        <math:mrow>
          <math:msub>
            <math:mi>c</math:mi>
            <math:mi>v</math:mi>
          </math:msub>
          <math:mrow>
            <math:msubsup>
              <math:mi>T</math:mi>
              <math:mi>P</math:mi>
              <math:mrow>
                <math:mo math:stretchy="false">(</math:mo>
                <math:mn>0</math:mn>
                <math:mo math:stretchy="false">)</math:mo>
              </math:mrow>
            </math:msubsup>
            <math:mo math:stretchy="false">+</math:mo>
            <math:mfrac>
              <math:mrow>
                <math:msup>
                  <math:mrow>
                    <math:mo math:stretchy="false">(</math:mo>
                    <math:msubsup>
                      <math:mi>u</math:mi>
                      <math:mi>P</math:mi>
                      <math:mrow>
                        <math:mo math:stretchy="false">(</math:mo>
                        <math:mn>0</math:mn>
                        <math:mo math:stretchy="false">)</math:mo>
                      </math:mrow>
                    </math:msubsup>
                    <math:mo math:stretchy="false">)</math:mo>
                  </math:mrow>
                  <math:mn>2</math:mn>
                </math:msup>
                <math:mo math:stretchy="false">+</math:mo>
                <math:msup>
                  <math:mrow>
                    <math:mo math:stretchy="false">(</math:mo>
                    <math:msubsup>
                      <math:mi>v</math:mi>
                      <math:mi>P</math:mi>
                      <math:mrow>
                        <math:mo math:stretchy="false">(</math:mo>
                        <math:mn>0</math:mn>
                        <math:mo math:stretchy="false">)</math:mo>
                      </math:mrow>
                    </math:msubsup>
                    <math:mo math:stretchy="false">)</math:mo>
                  </math:mrow>
                  <math:mn>2</math:mn>
                </math:msup>
              </math:mrow>
              <math:mn>2</math:mn>
            </math:mfrac>
          </math:mrow>
        </math:mrow>
      </math:mfenced>
    </math:mrow>
    <math:annotation math:encoding="StarMath 5.0">(E_t^{(0)})_P ~=~ %rho_P^{(0)} left( c_v T_P^{(0)} + { (u_P^{(0)})^2 + (v_P^{(0)})^2 }over{2} right)</math:annotation>
  </math:semantics>
</math:math>
</file>

<file path=Object 43/content.xml><?xml version="1.0" encoding="utf-8"?>
<!DOCTYPE math  PUBLIC '-//OpenOffice.org//DTD Modified W3C MathML 1.01//EN'  'math.dtd'>
<math:math xmlns:math="http://www.w3.org/1998/Math/MathML">
  <math:semantics>
    <math:mrow>
      <math:msub>
        <math:mi>p</math:mi>
        <math:mi>e</math:mi>
      </math:msub>
      <math:mrow>
        <math:mi/>
        <math:mo math:stretchy="false">=</math:mo>
        <math:mi/>
      </math:mrow>
      <math:mfenced math:open="" math:close="">
        <math:mrow>
          <math:mfrac>
            <math:mn>1</math:mn>
            <math:mn>2</math:mn>
          </math:mfrac>
          <math:mo math:stretchy="false">+</math:mo>
          <math:msub>
            <math:mo math:stretchy="false">γ</math:mo>
            <math:mi>e</math:mi>
          </math:msub>
        </math:mrow>
      </math:mfenced>
      <math:mrow>
        <math:msub>
          <math:mi>p</math:mi>
          <math:mi>P</math:mi>
        </math:msub>
        <math:mo math:stretchy="false">+</math:mo>
        <math:mfenced math:open="" math:close="">
          <math:mrow>
            <math:mfrac>
              <math:mn>1</math:mn>
              <math:mn>2</math:mn>
            </math:mfrac>
            <math:mo math:stretchy="false">−</math:mo>
            <math:msub>
              <math:mo math:stretchy="false">γ</math:mo>
              <math:mi>e</math:mi>
            </math:msub>
          </math:mrow>
        </math:mfenced>
      </math:mrow>
      <math:msub>
        <math:mi>p</math:mi>
        <math:mi>E</math:mi>
      </math:msub>
    </math:mrow>
    <math:annotation math:encoding="StarMath 5.0">p_e ~=~ left( {1 over 2} + %gamma_e right) p_P + left( {1 over 2} - %gamma_e right) p_E</math:annotation>
  </math:semantics>
</math:math>
</file>

<file path=Object 44/content.xml><?xml version="1.0" encoding="utf-8"?>
<!DOCTYPE math  PUBLIC '-//OpenOffice.org//DTD Modified W3C MathML 1.01//EN'  'math.dtd'>
<math:math xmlns:math="http://www.w3.org/1998/Math/MathML">
  <math:semantics>
    <math:mrow>
      <math:msub>
        <math:mrow>
          <math:mo math:stretchy="false">(</math:mo>
          <math:msub>
            <math:mo math:stretchy="false">τ</math:mo>
            <math:mi math:fontstyle="italic">xy</math:mi>
          </math:msub>
          <math:mo math:stretchy="false">)</math:mo>
        </math:mrow>
        <math:mi>e</math:mi>
      </math:msub>
      <math:mrow>
        <math:mi/>
        <math:mo math:stretchy="false">≈</math:mo>
        <math:mi/>
      </math:mrow>
      <math:msub>
        <math:mo math:stretchy="false">μ</math:mo>
        <math:mi>e</math:mi>
      </math:msub>
      <math:mfenced math:open="" math:close="">
        <math:mrow>
          <math:msub>
            <math:mrow>
              <math:mo math:stretchy="false">(</math:mo>
              <math:mfrac>
                <math:mrow>
                  <math:mo math:stretchy="false">∂</math:mo>
                  <math:mi>u</math:mi>
                </math:mrow>
                <math:mrow>
                  <math:mo math:stretchy="false">∂</math:mo>
                  <math:mi>y</math:mi>
                </math:mrow>
              </math:mfrac>
              <math:mo math:stretchy="false">)</math:mo>
            </math:mrow>
            <math:mi>e</math:mi>
          </math:msub>
          <math:mo math:stretchy="false">+</math:mo>
          <math:mfrac>
            <math:mrow>
              <math:mo math:stretchy="false">(</math:mo>
              <math:mrow>
                <math:msub>
                  <math:mi>v</math:mi>
                  <math:mi>e</math:mi>
                </math:msub>
                <math:mo math:stretchy="false">−</math:mo>
                <math:msub>
                  <math:mi>v</math:mi>
                  <math:mi>P</math:mi>
                </math:msub>
              </math:mrow>
              <math:mo math:stretchy="false">)</math:mo>
            </math:mrow>
            <math:mrow>
              <math:mo math:stretchy="false">Δ</math:mo>
              <math:mi>x</math:mi>
            </math:mrow>
          </math:mfrac>
        </math:mrow>
      </math:mfenced>
    </math:mrow>
    <math:annotation math:encoding="StarMath 5.0">(%tau_{xy})_e ~ approx ~ %mu_e left( ({partial u}over{partial y})_e + {(v_e - v_P)}over{%DELTA x} right)</math:annotation>
  </math:semantics>
</math:math>
</file>

<file path=Object 45/content.xml><?xml version="1.0" encoding="utf-8"?>
<!DOCTYPE math  PUBLIC '-//OpenOffice.org//DTD Modified W3C MathML 1.01//EN'  'math.dtd'>
<math:math xmlns:math="http://www.w3.org/1998/Math/MathML">
  <math:semantics>
    <math:mrow>
      <math:msub>
        <math:mi>e</math:mi>
        <math:mi>P</math:mi>
      </math:msub>
      <math:mrow>
        <math:mi/>
        <math:mo math:stretchy="false">=</math:mo>
        <math:mi/>
      </math:mrow>
      <math:mfrac>
        <math:msub>
          <math:mrow>
            <math:mo math:stretchy="false">(</math:mo>
            <math:msub>
              <math:mi>E</math:mi>
              <math:mi>t</math:mi>
            </math:msub>
            <math:mo math:stretchy="false">)</math:mo>
          </math:mrow>
          <math:mi>P</math:mi>
        </math:msub>
        <math:msub>
          <math:mo math:stretchy="false">ρ</math:mo>
          <math:mi>P</math:mi>
        </math:msub>
      </math:mfrac>
      <math:mrow>
        <math:mi/>
        <math:mo math:stretchy="false">−</math:mo>
        <math:mi/>
      </math:mrow>
      <math:mfrac>
        <math:mrow>
          <math:mo math:stretchy="false">(</math:mo>
          <math:mrow>
            <math:msubsup>
              <math:mi>u</math:mi>
              <math:mi>P</math:mi>
              <math:mn>2</math:mn>
            </math:msubsup>
            <math:mo math:stretchy="false">+</math:mo>
            <math:msubsup>
              <math:mi>v</math:mi>
              <math:mi>P</math:mi>
              <math:mn>2</math:mn>
            </math:msubsup>
          </math:mrow>
          <math:mo math:stretchy="false">)</math:mo>
        </math:mrow>
        <math:mn>2</math:mn>
      </math:mfrac>
    </math:mrow>
    <math:annotation math:encoding="StarMath 5.0">e_P ~=~ {(E_t)_P}over{%rho_P} ~-~ {(u_P^2 + v_P^2)}over{2}</math:annotation>
  </math:semantics>
</math:math>
</file>

<file path=Object 46/content.xml><?xml version="1.0" encoding="utf-8"?>
<!DOCTYPE math  PUBLIC '-//OpenOffice.org//DTD Modified W3C MathML 1.01//EN'  'math.dtd'>
<math:math xmlns:math="http://www.w3.org/1998/Math/MathML">
  <math:semantics>
    <math:mrow>
      <math:mrow/>
      <math:mo math:stretchy="false">⇒</math:mo>
      <math:mi/>
      <math:msub>
        <math:mi>T</math:mi>
        <math:mi>P</math:mi>
      </math:msub>
      <math:mrow>
        <math:mi/>
        <math:mo math:stretchy="false">=</math:mo>
        <math:mi/>
      </math:mrow>
      <math:mfrac>
        <math:msub>
          <math:mi>e</math:mi>
          <math:mi>P</math:mi>
        </math:msub>
        <math:msub>
          <math:mi>c</math:mi>
          <math:mi>v</math:mi>
        </math:msub>
      </math:mfrac>
    </math:mrow>
    <math:annotation math:encoding="StarMath 5.0">{} drarrow ~~~~ T_P ~=~ {e_P}over{c_v}</math:annotation>
  </math:semantics>
</math:math>
</file>

<file path=Object 47/content.xml><?xml version="1.0" encoding="utf-8"?>
<!DOCTYPE math  PUBLIC '-//OpenOffice.org//DTD Modified W3C MathML 1.01//EN'  'math.dtd'>
<math:math xmlns:math="http://www.w3.org/1998/Math/MathML"/>
</file>

<file path=Object 48/content.xml><?xml version="1.0" encoding="utf-8"?>
<!DOCTYPE math  PUBLIC '-//OpenOffice.org//DTD Modified W3C MathML 1.01//EN'  'math.dtd'>
<math:math xmlns:math="http://www.w3.org/1998/Math/MathML">
  <math:semantics>
    <math:mrow>
      <math:mo math:stretchy="false">ρ</math:mo>
      <math:mrow>
        <math:mi/>
        <math:mo math:stretchy="false">=</math:mo>
        <math:mi/>
      </math:mrow>
      <math:mfrac>
        <math:mi>p</math:mi>
        <math:mrow>
          <math:mi>R</math:mi>
          <math:mi>T</math:mi>
        </math:mrow>
      </math:mfrac>
    </math:mrow>
    <math:annotation math:encoding="StarMath 5.0">%rho ~=~ {p}over{R T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i>S</math:mi>
        <math:mi>e</math:mi>
      </math:msub>
      <math:mrow>
        <math:mo math:stretchy="false">=</math:mo>
      </math:mrow>
      <math:mfrac>
        <math:mrow>
          <math:mo math:stretchy="false"></math:mo>
          <math:mi>t</math:mi>
          <math:mo math:stretchy="false"></math:mo>
          <math:mi>y</math:mi>
          <math:msub>
            <math:mo math:stretchy="false"></math:mo>
            <math:mi>e</math:mi>
          </math:msub>
        </math:mrow>
        <math:mrow>
          <math:mn>3</math:mn>
          <math:mo math:stretchy="false"></math:mo>
          <math:mi>x</math:mi>
        </math:mrow>
      </math:mfrac>
    </math:mrow>
    <math:annotation math:encoding="StarMath 5.0">S_e ~=~ {%DELTA t %DELTA y %mu_e} over {3 %DELTA x} 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sub>
        <math:mi>S</math:mi>
        <math:mi>w</math:mi>
      </math:msub>
      <math:mrow>
        <math:mo math:stretchy="false">=</math:mo>
      </math:mrow>
      <math:mfrac>
        <math:mrow>
          <math:mo math:stretchy="false"></math:mo>
          <math:mi>t</math:mi>
          <math:mo math:stretchy="false"></math:mo>
          <math:mi>y</math:mi>
          <math:msub>
            <math:mo math:stretchy="false"></math:mo>
            <math:mi>w</math:mi>
          </math:msub>
        </math:mrow>
        <math:mrow>
          <math:mn>3</math:mn>
          <math:mo math:stretchy="false"></math:mo>
          <math:mi>x</math:mi>
        </math:mrow>
      </math:mfrac>
    </math:mrow>
    <math:annotation math:encoding="StarMath 5.0">S_w ~=~ {%DELTA t %DELTA y %mu_w} over {3 %DELTA x} 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ub>
            <math:mi>S</math:mi>
            <math:mi>c</math:mi>
          </math:msub>
          <math:mrow>
            <math:mo math:stretchy="false">=</math:mo>
          </math:mrow>
          <math:mrow>
            <math:mo math:stretchy="false"></math:mo>
            <math:mi>t</math:mi>
            <math:mo math:stretchy="false"></math:mo>
            <math:mi>x</math:mi>
          </math:mrow>
          <math:mfenced math:open="[" math:close="]">
            <math:mrow>
              <math:msub>
                <math:mo math:stretchy="false"></math:mo>
                <math:mi>n</math:mi>
              </math:msub>
              <math:mrow>
                <math:msub>
                  <math:mfenced math:open="" math:close="">
                    <math:mfrac>
                      <math:mrow>
                        <math:mo math:stretchy="false">∂</math:mo>
                        <math:mi>v</math:mi>
                        <math:mo math:stretchy="false">*</math:mo>
                      </math:mrow>
                      <math:mrow>
                        <math:mo math:stretchy="false">∂</math:mo>
                        <math:mi>x</math:mi>
                      </math:mrow>
                    </math:mfrac>
                  </math:mfenced>
                  <math:mi>n</math:mi>
                </math:msub>
                <math:mo math:stretchy="false">−</math:mo>
                <math:msub>
                  <math:mo math:stretchy="false"></math:mo>
                  <math:mi>s</math:mi>
                </math:msub>
              </math:mrow>
              <math:msub>
                <math:mfenced math:open="" math:close="">
                  <math:mfrac>
                    <math:mrow>
                      <math:mo math:stretchy="false">∂</math:mo>
                      <math:mi>v</math:mi>
                      <math:mo math:stretchy="false">*</math:mo>
                    </math:mrow>
                    <math:mrow>
                      <math:mo math:stretchy="false">∂</math:mo>
                      <math:mi>x</math:mi>
                    </math:mrow>
                  </math:mfrac>
                </math:mfenced>
                <math:mi>s</math:mi>
              </math:msub>
            </math:mrow>
          </math:mfenced>
        </math:mrow>
      </math:mtr>
      <math:mtr>
        <math:mrow>
          <math:mrow>
            <math:mo math:stretchy="false"></math:mo>
          </math:mrow>
          <math:mrow>
            <math:mo math:stretchy="false"></math:mo>
            <math:mi>t</math:mi>
            <math:mo math:stretchy="false"></math:mo>
            <math:mi>y</math:mi>
          </math:mrow>
          <math:mfenced math:open="[" math:close="]">
            <math:mrow>
              <math:mrow>
                <math:mo math:stretchy="false">−</math:mo>
                <math:mfrac>
                  <math:mn>2</math:mn>
                  <math:mn>3</math:mn>
                </math:mfrac>
              </math:mrow>
              <math:msub>
                <math:mo math:stretchy="false"></math:mo>
                <math:mi>e</math:mi>
              </math:msub>
              <math:mrow>
                <math:msub>
                  <math:mfenced math:open="" math:close="">
                    <math:mfrac>
                      <math:mrow>
                        <math:mo math:stretchy="false">∂</math:mo>
                        <math:mi>v</math:mi>
                        <math:mo math:stretchy="false">*</math:mo>
                      </math:mrow>
                      <math:mrow>
                        <math:mo math:stretchy="false">∂</math:mo>
                        <math:mi>y</math:mi>
                      </math:mrow>
                    </math:mfrac>
                  </math:mfenced>
                  <math:mi>e</math:mi>
                </math:msub>
                <math:mo math:stretchy="false"></math:mo>
                <math:mfrac>
                  <math:mn>2</math:mn>
                  <math:mn>3</math:mn>
                </math:mfrac>
              </math:mrow>
              <math:msub>
                <math:mo math:stretchy="false"></math:mo>
                <math:mi>w</math:mi>
              </math:msub>
              <math:msub>
                <math:mfenced math:open="" math:close="">
                  <math:mfrac>
                    <math:mrow>
                      <math:mo math:stretchy="false">∂</math:mo>
                      <math:mi>v</math:mi>
                      <math:mo math:stretchy="false">*</math:mo>
                    </math:mrow>
                    <math:mrow>
                      <math:mo math:stretchy="false">∂</math:mo>
                      <math:mi>y</math:mi>
                    </math:mrow>
                  </math:mfrac>
                </math:mfenced>
                <math:mi>w</math:mi>
              </math:msub>
            </math:mrow>
          </math:mfenced>
          <math:mrow>
            <math:mo math:stretchy="false">−</math:mo>
          </math:mrow>
          <math:mrow>
            <math:mo math:stretchy="false"></math:mo>
            <math:mi>t</math:mi>
            <math:mo math:stretchy="false"></math:mo>
            <math:mi>y</math:mi>
          </math:mrow>
          <math:mrow>
            <math:mo math:stretchy="false"></math:mo>
            <math:mrow>
              <math:msub>
                <math:mi>P</math:mi>
                <math:mi>E</math:mi>
              </math:msub>
              <math:mo math:stretchy="false">−</math:mo>
              <math:msub>
                <math:mi>P</math:mi>
                <math:mi>W</math:mi>
              </math:msub>
            </math:mrow>
            <math:mo math:stretchy="false"></math:mo>
          </math:mrow>
        </math:mrow>
      </math:mtr>
    </math:mtable>
    <math:annotation math:encoding="StarMath 5.0">S_c ~=~ {%DELTA t %DELTA x} left[  %mu_n left({partial v %and}over{partial x} right)_n - %mu_s left({partial v %and}over{partial x} right)_s right] 
newline
+ ~{%DELTA t %DELTA y} left[ -{2 over 3} %mu_e left({partial v %and}over{partial y} right)_e + {2 over 3} %mu_w left({partial v %and}over{partial y} right)_w right]
~-~ {%DELTA t %DELTA y} (P_E - P_W)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</math:mo>
        <math:mi>e</math:mi>
      </math:msub>
      <math:mrow>
        <math:mo math:stretchy="false">=</math:mo>
      </math:mrow>
      <math:mfenced math:open="" math:close="">
        <math:mrow>
          <math:mfrac>
            <math:mn>1</math:mn>
            <math:mn>2</math:mn>
          </math:mfrac>
          <math:mo math:stretchy="false"></math:mo>
          <math:msub>
            <math:mo math:stretchy="false"></math:mo>
            <math:mi>e</math:mi>
          </math:msub>
        </math:mrow>
      </math:mfenced>
      <math:mrow>
        <math:msub>
          <math:mo math:stretchy="false"></math:mo>
          <math:mi>P</math:mi>
        </math:msub>
        <math:mo math:stretchy="false"></math:mo>
        <math:mfenced math:open="" math:close="">
          <math:mrow>
            <math:mfrac>
              <math:mn>1</math:mn>
              <math:mn>2</math:mn>
            </math:mfrac>
            <math:mo math:stretchy="false">−</math:mo>
            <math:msub>
              <math:mo math:stretchy="false"></math:mo>
              <math:mi>e</math:mi>
            </math:msub>
          </math:mrow>
        </math:mfenced>
      </math:mrow>
      <math:msub>
        <math:mo math:stretchy="false"></math:mo>
        <math:mi>E</math:mi>
      </math:msub>
    </math:mrow>
    <math:annotation math:encoding="StarMath 5.0">%mu_e ~=~ left( {1 over 2} + %gamma_e right) %mu_P + left( {1 over 2} - %gamma_e right) %mu_E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sub>
        <math:mi>A</math:mi>
        <math:mi>P</math:mi>
      </math:msub>
      <math:mrow>
        <math:msub>
          <math:mi>u</math:mi>
          <math:mi>p</math:mi>
        </math:msub>
        <math:mo math:stretchy="false"></math:mo>
        <math:msub>
          <math:mi>A</math:mi>
          <math:mi>e</math:mi>
        </math:msub>
      </math:mrow>
      <math:mrow>
        <math:msub>
          <math:mi>u</math:mi>
          <math:mi>E</math:mi>
        </math:msub>
        <math:mo math:stretchy="false"></math:mo>
        <math:msub>
          <math:mi>A</math:mi>
          <math:mi>w</math:mi>
        </math:msub>
      </math:mrow>
      <math:mrow>
        <math:msub>
          <math:mi>u</math:mi>
          <math:mi>W</math:mi>
        </math:msub>
        <math:mo math:stretchy="false"></math:mo>
        <math:msub>
          <math:mi>A</math:mi>
          <math:mi>n</math:mi>
        </math:msub>
      </math:mrow>
      <math:mrow>
        <math:msub>
          <math:mi>u</math:mi>
          <math:mi>N</math:mi>
        </math:msub>
        <math:mo math:stretchy="false"></math:mo>
        <math:msub>
          <math:mi>A</math:mi>
          <math:mi>s</math:mi>
        </math:msub>
      </math:mrow>
      <math:msub>
        <math:mi>u</math:mi>
        <math:mi>S</math:mi>
      </math:msub>
      <math:mrow>
        <math:mo math:stretchy="false">=</math:mo>
      </math:mrow>
      <math:mrow>
        <math:msub>
          <math:mi>S</math:mi>
          <math:mi>c</math:mi>
        </math:msub>
        <math:mo math:stretchy="false"></math:mo>
        <math:mfrac>
          <math:mrow>
            <math:msubsup>
              <math:mo math:stretchy="false"></math:mo>
              <math:mi>P</math:mi>
              <math:mrow>
                <math:mo math:stretchy="false"></math:mo>
                <math:mn>0</math:mn>
                <math:mo math:stretchy="false"></math:mo>
              </math:mrow>
            </math:msubsup>
            <math:mo math:stretchy="false"></math:mo>
            <math:mi>x</math:mi>
            <math:mo math:stretchy="false"></math:mo>
            <math:mi>y</math:mi>
          </math:mrow>
          <math:mrow>
            <math:mo math:stretchy="false"></math:mo>
            <math:mi>t</math:mi>
          </math:mrow>
        </math:mfrac>
      </math:mrow>
      <math:msubsup>
        <math:mi>u</math:mi>
        <math:mi>P</math:mi>
        <math:mrow>
          <math:mo math:stretchy="false"></math:mo>
          <math:mn>0</math:mn>
          <math:mo math:stretchy="false"></math:mo>
        </math:mrow>
      </math:msubsup>
    </math:mrow>
    <math:annotation math:encoding="StarMath 5.0">A_P u_p + A_e u_E + A_w u_W + A_n u_N + A_s u_S ~=~ S_c + {%rho_P^{(0)} %DELTA x %DELTA y}over{%DELTA t} u_P^{(0)}</math:annotation>
  </math:semantics>
</math:math>
</file>